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/>
          <table:table-cell office:value-type="string">
            <text:p>1000</text:p>
          </table:table-cell>
          <table:table-cell office:value-type="string">
            <text:p>Style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002</text:p>
          </table:table-cell>
          <table:table-cell office:value-type="string">
            <text:p>Shape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006</text:p>
          </table:table-cell>
          <table:table-cell office:value-type="string">
            <text:p>Colour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No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008</text:p>
          </table:table-cell>
          <table:table-cell office:value-type="string">
            <text:p>Dimension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130</text:p>
          </table:table-cell>
          <table:table-cell office:value-type="string">
            <text:p>Pattern Type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349</text:p>
          </table:table-cell>
          <table:table-cell office:value-type="string">
            <text:p>Flavour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1350</text:p>
          </table:table-cell>
          <table:table-cell office:value-type="string">
            <text:p>Secondary Colour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382</text:p>
          </table:table-cell>
          <table:table-cell office:value-type="string">
            <text:p>Plugs and Fittings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383</text:p>
          </table:table-cell>
          <table:table-cell office:value-type="string">
            <text:p>Regional Bedding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430</text:p>
          </table:table-cell>
          <table:table-cell office:value-type="string">
            <text:p>UDA TNC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478</text:p>
          </table:table-cell>
          <table:table-cell office:value-type="string">
            <text:p>test_uda_lov_create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475</text:p>
          </table:table-cell>
          <table:table-cell office:value-type="string">
            <text:p>test_uda_values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476</text:p>
          </table:table-cell>
          <table:table-cell office:value-type="string">
            <text:p>test_uda_values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>
          <table:table-cell table:content-validation-name="val1"/>
          <table:table-cell office:value-type="string">
            <text:p>2410</text:p>
          </table:table-cell>
          <table:table-cell office:value-type="string">
            <text:p>UDA Test 1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4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1</text:p>
          </table:table-cell>
          <table:table-cell office:value-type="string">
            <text:p>UDA Test 3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2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5</text:p>
          </table:table-cell>
          <table:table-cell office:value-type="string">
            <text:p>UDA Test 1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4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6</text:p>
          </table:table-cell>
          <table:table-cell office:value-type="string">
            <text:p>UDA Test 2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7</text:p>
          </table:table-cell>
          <table:table-cell office:value-type="string">
            <text:p>1086</text:p>
          </table:table-cell>
          <table:table-cell table:number-columns-repeated="2"/>
        </table:table-row>
        <table:table-row table:style-name="ro1">
          <table:table-cell table:content-validation-name="val1"/>
          <table:table-cell office:value-type="string">
            <text:p>2417</text:p>
          </table:table-cell>
          <table:table-cell office:value-type="string">
            <text:p>UDA Test 3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2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2</text:p>
          </table:table-cell>
          <table:table-cell office:value-type="string">
            <text:p>UDA Test 1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4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3</text:p>
          </table:table-cell>
          <table:table-cell office:value-type="string">
            <text:p>UDA Test 2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7</text:p>
          </table:table-cell>
          <table:table-cell office:value-type="string">
            <text:p>1086</text:p>
          </table:table-cell>
          <table:table-cell table:number-columns-repeated="2"/>
        </table:table-row>
        <table:table-row table:style-name="ro1">
          <table:table-cell table:content-validation-name="val1"/>
          <table:table-cell office:value-type="string">
            <text:p>2414</text:p>
          </table:table-cell>
          <table:table-cell office:value-type="string">
            <text:p>UDA Test 3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2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8</text:p>
          </table:table-cell>
          <table:table-cell office:value-type="string">
            <text:p>UDA Test 1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4</text:p>
          </table:table-cell>
          <table:table-cell table:number-columns-repeated="3"/>
        </table:table-row>
        <table:table-row table:style-name="ro1">
          <table:table-cell table:content-validation-name="val1"/>
          <table:table-cell office:value-type="string">
            <text:p>2419</text:p>
          </table:table-cell>
          <table:table-cell office:value-type="string">
            <text:p>UDA Test 2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7</text:p>
          </table:table-cell>
          <table:table-cell office:value-type="string">
            <text:p>1086</text:p>
          </table:table-cell>
          <table:table-cell table:number-columns-repeated="2"/>
        </table:table-row>
        <table:table-row table:style-name="ro1">
          <table:table-cell table:content-validation-name="val1"/>
          <table:table-cell office:value-type="string">
            <text:p>2420</text:p>
          </table:table-cell>
          <table:table-cell office:value-type="string">
            <text:p>UDA Test 3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office:value-type="string">
            <text:p>2</text:p>
          </table:table-cell>
          <table:table-cell table:number-columns-repeated="3"/>
        </table:table-row>
        <table:table-row table:style-name="ro1" table:number-rows-repeated="9976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8</text:p>
          </table:table-cell>
          <table:table-cell office:value-type="string">
            <text:p>39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9</text:p>
          </table:table-cell>
          <table:table-cell office:value-type="string">
            <text:p>39cm x 20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0</text:p>
          </table:table-cell>
          <table:table-cell office:value-type="string">
            <text:p>39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1</text:p>
          </table:table-cell>
          <table:table-cell office:value-type="string">
            <text:p>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2</text:p>
          </table:table-cell>
          <table:table-cell office:value-type="string">
            <text:p>3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3</text:p>
          </table:table-cell>
          <table:table-cell office:value-type="string">
            <text:p>4 Pic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4</text:p>
          </table:table-cell>
          <table:table-cell office:value-type="string">
            <text:p>4.5cm x 4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5</text:p>
          </table:table-cell>
          <table:table-cell office:value-type="string">
            <text:p>40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6</text:p>
          </table:table-cell>
          <table:table-cell office:value-type="string">
            <text:p>40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7</text:p>
          </table:table-cell>
          <table:table-cell office:value-type="string">
            <text:p>40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8</text:p>
          </table:table-cell>
          <table:table-cell office:value-type="string">
            <text:p>40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69</text:p>
          </table:table-cell>
          <table:table-cell office:value-type="string">
            <text:p>4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0</text:p>
          </table:table-cell>
          <table:table-cell office:value-type="string">
            <text:p>40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1</text:p>
          </table:table-cell>
          <table:table-cell office:value-type="string">
            <text:p>40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2</text:p>
          </table:table-cell>
          <table:table-cell office:value-type="string">
            <text:p>40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3</text:p>
          </table:table-cell>
          <table:table-cell office:value-type="string">
            <text:p>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4</text:p>
          </table:table-cell>
          <table:table-cell office:value-type="string">
            <text:p>40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5</text:p>
          </table:table-cell>
          <table:table-cell office:value-type="string">
            <text:p>40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6</text:p>
          </table:table-cell>
          <table:table-cell office:value-type="string">
            <text:p>40cm x 28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7</text:p>
          </table:table-cell>
          <table:table-cell office:value-type="string">
            <text:p>40cm x 30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8</text:p>
          </table:table-cell>
          <table:table-cell office:value-type="string">
            <text:p>40cm x 33cm x 5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79</text:p>
          </table:table-cell>
          <table:table-cell office:value-type="string">
            <text:p>40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0</text:p>
          </table:table-cell>
          <table:table-cell office:value-type="string">
            <text:p>40cm x 40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1</text:p>
          </table:table-cell>
          <table:table-cell office:value-type="string">
            <text:p>40cm x 40cm x 3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2</text:p>
          </table:table-cell>
          <table:table-cell office:value-type="string">
            <text:p>40cm x 40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3</text:p>
          </table:table-cell>
          <table:table-cell office:value-type="string">
            <text:p>40cm x 4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4</text:p>
          </table:table-cell>
          <table:table-cell office:value-type="string">
            <text:p>40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5</text:p>
          </table:table-cell>
          <table:table-cell office:value-type="string">
            <text:p>4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6</text:p>
          </table:table-cell>
          <table:table-cell office:value-type="string">
            <text:p>4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7</text:p>
          </table:table-cell>
          <table:table-cell office:value-type="string">
            <text:p>40cm x 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8</text:p>
          </table:table-cell>
          <table:table-cell office:value-type="string">
            <text:p>40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89</text:p>
          </table:table-cell>
          <table:table-cell office:value-type="string">
            <text:p>41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0</text:p>
          </table:table-cell>
          <table:table-cell office:value-type="string">
            <text:p>42 x 16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1</text:p>
          </table:table-cell>
          <table:table-cell office:value-type="string">
            <text:p>42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2</text:p>
          </table:table-cell>
          <table:table-cell office:value-type="string">
            <text:p>42cm x 32cm 5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3</text:p>
          </table:table-cell>
          <table:table-cell office:value-type="string">
            <text:p>42cm x 33cm x 5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4</text:p>
          </table:table-cell>
          <table:table-cell office:value-type="string">
            <text:p>42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5</text:p>
          </table:table-cell>
          <table:table-cell office:value-type="string">
            <text:p>43 x 4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6</text:p>
          </table:table-cell>
          <table:table-cell office:value-type="string">
            <text:p>43 x 7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7</text:p>
          </table:table-cell>
          <table:table-cell office:value-type="string">
            <text:p>4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8</text:p>
          </table:table-cell>
          <table:table-cell office:value-type="string">
            <text:p>43cm x 4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99</text:p>
          </table:table-cell>
          <table:table-cell office:value-type="string">
            <text:p>44cm x 3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0</text:p>
          </table:table-cell>
          <table:table-cell office:value-type="string">
            <text:p>44cm x 33cm x 5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1</text:p>
          </table:table-cell>
          <table:table-cell office:value-type="string">
            <text:p>45 x 15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2</text:p>
          </table:table-cell>
          <table:table-cell office:value-type="string">
            <text:p>45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3</text:p>
          </table:table-cell>
          <table:table-cell office:value-type="string">
            <text:p>45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4</text:p>
          </table:table-cell>
          <table:table-cell office:value-type="string">
            <text:p>45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5</text:p>
          </table:table-cell>
          <table:table-cell office:value-type="string">
            <text:p>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6</text:p>
          </table:table-cell>
          <table:table-cell office:value-type="string">
            <text:p>45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7</text:p>
          </table:table-cell>
          <table:table-cell office:value-type="string">
            <text:p>45cm x 17cm Rol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8</text:p>
          </table:table-cell>
          <table:table-cell office:value-type="string">
            <text:p>45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09</text:p>
          </table:table-cell>
          <table:table-cell office:value-type="string">
            <text:p>45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0</text:p>
          </table:table-cell>
          <table:table-cell office:value-type="string">
            <text:p>45cm x 26cm x 3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1</text:p>
          </table:table-cell>
          <table:table-cell office:value-type="string">
            <text:p>45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2</text:p>
          </table:table-cell>
          <table:table-cell office:value-type="string">
            <text:p>45cm x 36cm x 6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3</text:p>
          </table:table-cell>
          <table:table-cell office:value-type="string">
            <text:p>45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4</text:p>
          </table:table-cell>
          <table:table-cell office:value-type="string">
            <text:p>45cm x 45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5</text:p>
          </table:table-cell>
          <table:table-cell office:value-type="string">
            <text:p>45cm x 45cm x 6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6</text:p>
          </table:table-cell>
          <table:table-cell office:value-type="string">
            <text:p>45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7</text:p>
          </table:table-cell>
          <table:table-cell office:value-type="string">
            <text:p>45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8</text:p>
          </table:table-cell>
          <table:table-cell office:value-type="string">
            <text:p>45cm x 6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19</text:p>
          </table:table-cell>
          <table:table-cell office:value-type="string">
            <text:p>45cm x 6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0</text:p>
          </table:table-cell>
          <table:table-cell office:value-type="string">
            <text:p>45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1</text:p>
          </table:table-cell>
          <table:table-cell office:value-type="string">
            <text:p>45cm x 7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2</text:p>
          </table:table-cell>
          <table:table-cell office:value-type="string">
            <text:p>45cm x 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3</text:p>
          </table:table-cell>
          <table:table-cell office:value-type="string">
            <text:p>45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4</text:p>
          </table:table-cell>
          <table:table-cell office:value-type="string">
            <text:p>46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5</text:p>
          </table:table-cell>
          <table:table-cell office:value-type="string">
            <text:p>46 x 6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6</text:p>
          </table:table-cell>
          <table:table-cell office:value-type="string">
            <text:p>4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7</text:p>
          </table:table-cell>
          <table:table-cell office:value-type="string">
            <text:p>46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8</text:p>
          </table:table-cell>
          <table:table-cell office:value-type="string">
            <text:p>47 x 5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29</text:p>
          </table:table-cell>
          <table:table-cell office:value-type="string">
            <text:p>47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0</text:p>
          </table:table-cell>
          <table:table-cell office:value-type="string">
            <text:p>47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1</text:p>
          </table:table-cell>
          <table:table-cell office:value-type="string">
            <text:p>47cm x 40cm x 5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2</text:p>
          </table:table-cell>
          <table:table-cell office:value-type="string">
            <text:p>48 x 4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3</text:p>
          </table:table-cell>
          <table:table-cell office:value-type="string">
            <text:p>4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4</text:p>
          </table:table-cell>
          <table:table-cell office:value-type="string">
            <text:p>48cm x 26cm x 65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5</text:p>
          </table:table-cell>
          <table:table-cell office:value-type="string">
            <text:p>48cm x 3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6</text:p>
          </table:table-cell>
          <table:table-cell office:value-type="string">
            <text:p>48cm x 4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7</text:p>
          </table:table-cell>
          <table:table-cell office:value-type="string">
            <text:p>49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8</text:p>
          </table:table-cell>
          <table:table-cell office:value-type="string">
            <text:p>49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39</text:p>
          </table:table-cell>
          <table:table-cell office:value-type="string">
            <text:p>49cm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0</text:p>
          </table:table-cell>
          <table:table-cell office:value-type="string">
            <text:p>49cm x 38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1</text:p>
          </table:table-cell>
          <table:table-cell office:value-type="string">
            <text:p>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2</text:p>
          </table:table-cell>
          <table:table-cell office:value-type="string">
            <text:p>5 Degree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3</text:p>
          </table:table-cell>
          <table:table-cell office:value-type="string">
            <text:p>5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4</text:p>
          </table:table-cell>
          <table:table-cell office:value-type="string">
            <text:p>50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5</text:p>
          </table:table-cell>
          <table:table-cell office:value-type="string">
            <text:p>50 x 50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6</text:p>
          </table:table-cell>
          <table:table-cell office:value-type="string">
            <text:p>50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7</text:p>
          </table:table-cell>
          <table:table-cell office:value-type="string">
            <text:p>5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8</text:p>
          </table:table-cell>
          <table:table-cell office:value-type="string">
            <text:p>50 x 8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4</text:p>
          </table:table-cell>
          <table:table-cell office:value-type="string">
            <text:p>Blen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2</text:p>
          </table:table-cell>
          <table:table-cell office:value-type="string">
            <text:p>Blankets and Throw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3</text:p>
          </table:table-cell>
          <table:table-cell office:value-type="string">
            <text:p>BLAZ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5</text:p>
          </table:table-cell>
          <table:table-cell office:value-type="string">
            <text:p>Blou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6</text:p>
          </table:table-cell>
          <table:table-cell office:value-type="string">
            <text:p>BOARD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7</text:p>
          </table:table-cell>
          <table:table-cell office:value-type="string">
            <text:p>Boat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8</text:p>
          </table:table-cell>
          <table:table-cell office:value-type="string">
            <text:p>Bo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9</text:p>
          </table:table-cell>
          <table:table-cell office:value-type="string">
            <text:p>Body and Bath Produc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0</text:p>
          </table:table-cell>
          <table:table-cell office:value-type="string">
            <text:p>Body Care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1</text:p>
          </table:table-cell>
          <table:table-cell office:value-type="string">
            <text:p>Body Ch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2</text:p>
          </table:table-cell>
          <table:table-cell office:value-type="string">
            <text:p>Body Lot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3</text:p>
          </table:table-cell>
          <table:table-cell office:value-type="string">
            <text:p>BODY SU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4</text:p>
          </table:table-cell>
          <table:table-cell office:value-type="string">
            <text:p>Body Wa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5</text:p>
          </table:table-cell>
          <table:table-cell office:value-type="string">
            <text:p>Bodyc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6</text:p>
          </table:table-cell>
          <table:table-cell office:value-type="string">
            <text:p>Bodysu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7</text:p>
          </table:table-cell>
          <table:table-cell office:value-type="string">
            <text:p>Boh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8</text:p>
          </table:table-cell>
          <table:table-cell office:value-type="string">
            <text:p>Boiler Su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9</text:p>
          </table:table-cell>
          <table:table-cell office:value-type="string">
            <text:p>Boler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0</text:p>
          </table:table-cell>
          <table:table-cell office:value-type="string">
            <text:p>Bol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1</text:p>
          </table:table-cell>
          <table:table-cell office:value-type="string">
            <text:p>BOMB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2</text:p>
          </table:table-cell>
          <table:table-cell office:value-type="string">
            <text:p>Bomber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3</text:p>
          </table:table-cell>
          <table:table-cell office:value-type="string">
            <text:p>Boobtub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4</text:p>
          </table:table-cell>
          <table:table-cell office:value-type="string">
            <text:p>B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5</text:p>
          </table:table-cell>
          <table:table-cell office:value-type="string">
            <text:p>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6</text:p>
          </table:table-cell>
          <table:table-cell office:value-type="string">
            <text:p>Boot 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7</text:p>
          </table:table-cell>
          <table:table-cell office:value-type="string">
            <text:p>Boot S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8</text:p>
          </table:table-cell>
          <table:table-cell office:value-type="string">
            <text:p>Boot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9</text:p>
          </table:table-cell>
          <table:table-cell office:value-type="string">
            <text:p>Boo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0</text:p>
          </table:table-cell>
          <table:table-cell office:value-type="string">
            <text:p>Bo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1</text:p>
          </table:table-cell>
          <table:table-cell office:value-type="string">
            <text:p>Bottle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2</text:p>
          </table:table-cell>
          <table:table-cell office:value-type="string">
            <text:p>Bottle Ope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3</text:p>
          </table:table-cell>
          <table:table-cell office:value-type="string">
            <text:p>Bottle Sto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4</text:p>
          </table:table-cell>
          <table:table-cell office:value-type="string">
            <text:p>Bouqu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5</text:p>
          </table:table-cell>
          <table:table-cell office:value-type="string">
            <text:p>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6</text:p>
          </table:table-cell>
          <table:table-cell office:value-type="string">
            <text:p>Bowl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7</text:p>
          </table:table-cell>
          <table:table-cell office:value-type="string">
            <text:p>Bowling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8</text:p>
          </table:table-cell>
          <table:table-cell office:value-type="string">
            <text:p>Bow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9</text:p>
          </table:table-cell>
          <table:table-cell office:value-type="string">
            <text:p>Bow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0</text:p>
          </table:table-cell>
          <table:table-cell office:value-type="string">
            <text:p>Box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1</text:p>
          </table:table-cell>
          <table:table-cell office:value-type="string">
            <text:p>Box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2</text:p>
          </table:table-cell>
          <table:table-cell office:value-type="string">
            <text:p>Boxer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3</text:p>
          </table:table-cell>
          <table:table-cell office:value-type="string">
            <text:p>Box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4</text:p>
          </table:table-cell>
          <table:table-cell office:value-type="string">
            <text:p>BOX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5</text:p>
          </table:table-cell>
          <table:table-cell office:value-type="string">
            <text:p>Boxy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6</text:p>
          </table:table-cell>
          <table:table-cell office:value-type="string">
            <text:p>Boyfrie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7</text:p>
          </table:table-cell>
          <table:table-cell office:value-type="string">
            <text:p>Boyfriend Wat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8</text:p>
          </table:table-cell>
          <table:table-cell office:value-type="string">
            <text:p>Boy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9</text:p>
          </table:table-cell>
          <table:table-cell office:value-type="string">
            <text:p>Brac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0</text:p>
          </table:table-cell>
          <table:table-cell office:value-type="string">
            <text:p>Brac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1</text:p>
          </table:table-cell>
          <table:table-cell office:value-type="string">
            <text:p>Brack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2</text:p>
          </table:table-cell>
          <table:table-cell office:value-type="string">
            <text:p>Bra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3</text:p>
          </table:table-cell>
          <table:table-cell office:value-type="string">
            <text:p>Bran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4</text:p>
          </table:table-cell>
          <table:table-cell office:value-type="string">
            <text:p>Brazili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5</text:p>
          </table:table-cell>
          <table:table-cell office:value-type="string">
            <text:p>Bread B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6</text:p>
          </table:table-cell>
          <table:table-cell office:value-type="string">
            <text:p>Brie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7</text:p>
          </table:table-cell>
          <table:table-cell office:value-type="string">
            <text:p>Brogu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8</text:p>
          </table:table-cell>
          <table:table-cell office:value-type="string">
            <text:p>Brooch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9</text:p>
          </table:table-cell>
          <table:table-cell office:value-type="string">
            <text:p>Broom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0</text:p>
          </table:table-cell>
          <table:table-cell office:value-type="string">
            <text:p>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1</text:p>
          </table:table-cell>
          <table:table-cell office:value-type="string">
            <text:p>Bucket <text:s text:c="3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2</text:p>
          </table:table-cell>
          <table:table-cell office:value-type="string">
            <text:p>Bucket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3</text:p>
          </table:table-cell>
          <table:table-cell office:value-type="string">
            <text:p>Bucket H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4</text:p>
          </table:table-cell>
          <table:table-cell office:value-type="string">
            <text:p>Bu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5</text:p>
          </table:table-cell>
          <table:table-cell office:value-type="string">
            <text:p>Bulb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6</text:p>
          </table:table-cell>
          <table:table-cell office:value-type="string">
            <text:p>Bunch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7</text:p>
          </table:table-cell>
          <table:table-cell office:value-type="string">
            <text:p>Bu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8</text:p>
          </table:table-cell>
          <table:table-cell office:value-type="string">
            <text:p>Bunk B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9</text:p>
          </table:table-cell>
          <table:table-cell office:value-type="string">
            <text:p>Bur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0</text:p>
          </table:table-cell>
          <table:table-cell office:value-type="string">
            <text:p>Burp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1</text:p>
          </table:table-cell>
          <table:table-cell office:value-type="string">
            <text:p>Butlers Tray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2</text:p>
          </table:table-cell>
          <table:table-cell office:value-type="string">
            <text:p>Butter Di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3</text:p>
          </table:table-cell>
          <table:table-cell office:value-type="string">
            <text:p>Butterfl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4</text:p>
          </table:table-cell>
          <table:table-cell office:value-type="string">
            <text:p>Button Thru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5</text:p>
          </table:table-cell>
          <table:table-cell office:value-type="string">
            <text:p>Cad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6</text:p>
          </table:table-cell>
          <table:table-cell office:value-type="string">
            <text:p>Cagoule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7</text:p>
          </table:table-cell>
          <table:table-cell office:value-type="string">
            <text:p>Cake For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8</text:p>
          </table:table-cell>
          <table:table-cell office:value-type="string">
            <text:p>Cake 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9</text:p>
          </table:table-cell>
          <table:table-cell office:value-type="string">
            <text:p>Cake Ser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0</text:p>
          </table:table-cell>
          <table:table-cell office:value-type="string">
            <text:p>Cake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1</text:p>
          </table:table-cell>
          <table:table-cell office:value-type="string">
            <text:p>Cake Ti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2</text:p>
          </table:table-cell>
          <table:table-cell office:value-type="string">
            <text:p>Calend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3</text:p>
          </table:table-cell>
          <table:table-cell office:value-type="string">
            <text:p>CAM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4</text:p>
          </table:table-cell>
          <table:table-cell office:value-type="string">
            <text:p>Cami and Pant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49</text:p>
          </table:table-cell>
          <table:table-cell office:value-type="string">
            <text:p>50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0</text:p>
          </table:table-cell>
          <table:table-cell office:value-type="string">
            <text:p>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1</text:p>
          </table:table-cell>
          <table:table-cell office:value-type="string">
            <text:p>50cm x 120cm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7</text:p>
          </table:table-cell>
          <table:table-cell office:value-type="string">
            <text:p>Dusty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8</text:p>
          </table:table-cell>
          <table:table-cell office:value-type="string">
            <text:p>Ebon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9</text:p>
          </table:table-cell>
          <table:table-cell office:value-type="string">
            <text:p>Ecru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0</text:p>
          </table:table-cell>
          <table:table-cell office:value-type="string">
            <text:p>Emeral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1</text:p>
          </table:table-cell>
          <table:table-cell office:value-type="string">
            <text:p>Fatig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2</text:p>
          </table:table-cell>
          <table:table-cell office:value-type="string">
            <text:p>Fatigu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3</text:p>
          </table:table-cell>
          <table:table-cell office:value-type="string">
            <text:p>Fer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4</text:p>
          </table:table-cell>
          <table:table-cell office:value-type="string">
            <text:p>Fire Engine Re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5</text:p>
          </table:table-cell>
          <table:table-cell office:value-type="string">
            <text:p>Forest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6</text:p>
          </table:table-cell>
          <table:table-cell office:value-type="string">
            <text:p>Fushci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7</text:p>
          </table:table-cell>
          <table:table-cell office:value-type="string">
            <text:p>Garne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8</text:p>
          </table:table-cell>
          <table:table-cell office:value-type="string">
            <text:p>Ging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49</text:p>
          </table:table-cell>
          <table:table-cell office:value-type="string">
            <text:p>Gol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0</text:p>
          </table:table-cell>
          <table:table-cell office:value-type="string">
            <text:p>Grap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1</text:p>
          </table:table-cell>
          <table:table-cell office:value-type="string">
            <text:p>Grass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2</text:p>
          </table:table-cell>
          <table:table-cell office:value-type="string">
            <text:p>Green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3</text:p>
          </table:table-cell>
          <table:table-cell office:value-type="string">
            <text:p>Grey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4</text:p>
          </table:table-cell>
          <table:table-cell office:value-type="string">
            <text:p>Gunmet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5</text:p>
          </table:table-cell>
          <table:table-cell office:value-type="string">
            <text:p>Hone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6</text:p>
          </table:table-cell>
          <table:table-cell office:value-type="string">
            <text:p>Hot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7</text:p>
          </table:table-cell>
          <table:table-cell office:value-type="string">
            <text:p>Hunters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8</text:p>
          </table:table-cell>
          <table:table-cell office:value-type="string">
            <text:p>Hunters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59</text:p>
          </table:table-cell>
          <table:table-cell office:value-type="string">
            <text:p>Indig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0</text:p>
          </table:table-cell>
          <table:table-cell office:value-type="string">
            <text:p>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1</text:p>
          </table:table-cell>
          <table:table-cell office:value-type="string">
            <text:p>Iris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2</text:p>
          </table:table-cell>
          <table:table-cell office:value-type="string">
            <text:p>Ivor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3</text:p>
          </table:table-cell>
          <table:table-cell office:value-type="string">
            <text:p>Jad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4</text:p>
          </table:table-cell>
          <table:table-cell office:value-type="string">
            <text:p>Khaki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5</text:p>
          </table:table-cell>
          <table:table-cell office:value-type="string">
            <text:p>Khaki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6</text:p>
          </table:table-cell>
          <table:table-cell office:value-type="string">
            <text:p>Lavend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7</text:p>
          </table:table-cell>
          <table:table-cell office:value-type="string">
            <text:p>Lilac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8</text:p>
          </table:table-cell>
          <table:table-cell office:value-type="string">
            <text:p>Lim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69</text:p>
          </table:table-cell>
          <table:table-cell office:value-type="string">
            <text:p>Lumo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0</text:p>
          </table:table-cell>
          <table:table-cell office:value-type="string">
            <text:p>Lumo Cor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1</text:p>
          </table:table-cell>
          <table:table-cell office:value-type="string">
            <text:p>Lumo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2</text:p>
          </table:table-cell>
          <table:table-cell office:value-type="string">
            <text:p>Lumo Or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3</text:p>
          </table:table-cell>
          <table:table-cell office:value-type="string">
            <text:p>Lumo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4</text:p>
          </table:table-cell>
          <table:table-cell office:value-type="string">
            <text:p>Lumo Yellow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5</text:p>
          </table:table-cell>
          <table:table-cell office:value-type="string">
            <text:p>Magent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6</text:p>
          </table:table-cell>
          <table:table-cell office:value-type="string">
            <text:p>Mahogan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7</text:p>
          </table:table-cell>
          <table:table-cell office:value-type="string">
            <text:p>Mang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8</text:p>
          </table:table-cell>
          <table:table-cell office:value-type="string">
            <text:p>Marine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79</text:p>
          </table:table-cell>
          <table:table-cell office:value-type="string">
            <text:p>Maroo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0</text:p>
          </table:table-cell>
          <table:table-cell office:value-type="string">
            <text:p>Mauv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1</text:p>
          </table:table-cell>
          <table:table-cell office:value-type="string">
            <text:p>Min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2</text:p>
          </table:table-cell>
          <table:table-cell office:value-type="string">
            <text:p>Moch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3</text:p>
          </table:table-cell>
          <table:table-cell office:value-type="string">
            <text:p>Mocha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4</text:p>
          </table:table-cell>
          <table:table-cell office:value-type="string">
            <text:p>Mulberr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5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6</text:p>
          </table:table-cell>
          <table:table-cell office:value-type="string">
            <text:p>Mustar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7</text:p>
          </table:table-cell>
          <table:table-cell office:value-type="string">
            <text:p>Nav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8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89</text:p>
          </table:table-cell>
          <table:table-cell office:value-type="string">
            <text:p>Nud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0</text:p>
          </table:table-cell>
          <table:table-cell office:value-type="string">
            <text:p>Oatme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1</text:p>
          </table:table-cell>
          <table:table-cell office:value-type="string">
            <text:p>Ochr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2</text:p>
          </table:table-cell>
          <table:table-cell office:value-type="string">
            <text:p>Oliv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3</text:p>
          </table:table-cell>
          <table:table-cell office:value-type="string">
            <text:p>Opaq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4</text:p>
          </table:table-cell>
          <table:table-cell office:value-type="string">
            <text:p>Orang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5</text:p>
          </table:table-cell>
          <table:table-cell office:value-type="string">
            <text:p>Oxbloo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6</text:p>
          </table:table-cell>
          <table:table-cell office:value-type="string">
            <text:p>Oyst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7</text:p>
          </table:table-cell>
          <table:table-cell office:value-type="string">
            <text:p>Paprik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8</text:p>
          </table:table-cell>
          <table:table-cell office:value-type="string">
            <text:p>Peach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99</text:p>
          </table:table-cell>
          <table:table-cell office:value-type="string">
            <text:p>Peacoc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0</text:p>
          </table:table-cell>
          <table:table-cell office:value-type="string">
            <text:p>Periwinkl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1</text:p>
          </table:table-cell>
          <table:table-cell office:value-type="string">
            <text:p>Petro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5</text:p>
          </table:table-cell>
          <table:table-cell office:value-type="string">
            <text:p>String Bik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6</text:p>
          </table:table-cell>
          <table:table-cell office:value-type="string">
            <text:p>String L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7</text:p>
          </table:table-cell>
          <table:table-cell office:value-type="string">
            <text:p>STU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8</text:p>
          </table:table-cell>
          <table:table-cell office:value-type="string">
            <text:p>Stu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9</text:p>
          </table:table-cell>
          <table:table-cell office:value-type="string">
            <text:p>Sug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0</text:p>
          </table:table-cell>
          <table:table-cell office:value-type="string">
            <text:p>Sugar 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1</text:p>
          </table:table-cell>
          <table:table-cell office:value-type="string">
            <text:p>Sugar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2</text:p>
          </table:table-cell>
          <table:table-cell office:value-type="string">
            <text:p>Sun H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3</text:p>
          </table:table-cell>
          <table:table-cell office:value-type="string">
            <text:p>Sunda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4</text:p>
          </table:table-cell>
          <table:table-cell office:value-type="string">
            <text:p>Sunglass Ca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5</text:p>
          </table:table-cell>
          <table:table-cell office:value-type="string">
            <text:p>Super Skinn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6</text:p>
          </table:table-cell>
          <table:table-cell office:value-type="string">
            <text:p>Swab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7</text:p>
          </table:table-cell>
          <table:table-cell office:value-type="string">
            <text:p>Swabs And Spong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8</text:p>
          </table:table-cell>
          <table:table-cell office:value-type="string">
            <text:p>Sweat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9</text:p>
          </table:table-cell>
          <table:table-cell office:value-type="string">
            <text:p>Sw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0</text:p>
          </table:table-cell>
          <table:table-cell office:value-type="string">
            <text:p>Swim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1</text:p>
          </table:table-cell>
          <table:table-cell office:value-type="string">
            <text:p>SW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2</text:p>
          </table:table-cell>
          <table:table-cell office:value-type="string">
            <text:p>Swing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3</text:p>
          </table:table-cell>
          <table:table-cell office:value-type="string">
            <text:p>Swizzle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4</text:p>
          </table:table-cell>
          <table:table-cell office:value-type="string">
            <text:p>T B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5</text:p>
          </table:table-cell>
          <table:table-cell office:value-type="string">
            <text:p>T Sh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6</text:p>
          </table:table-cell>
          <table:table-cell office:value-type="string">
            <text:p>T/lite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7</text:p>
          </table:table-cell>
          <table:table-cell office:value-type="string">
            <text:p>T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8</text:p>
          </table:table-cell>
          <table:table-cell office:value-type="string">
            <text:p>Table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9</text:p>
          </table:table-cell>
          <table:table-cell office:value-type="string">
            <text:p>Table 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0</text:p>
          </table:table-cell>
          <table:table-cell office:value-type="string">
            <text:p>Table Dec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1</text:p>
          </table:table-cell>
          <table:table-cell office:value-type="string">
            <text:p>Table For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5</text:p>
          </table:table-cell>
          <table:table-cell office:value-type="string">
            <text:p>Cami and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8</text:p>
          </table:table-cell>
          <table:table-cell office:value-type="string">
            <text:p>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6</text:p>
          </table:table-cell>
          <table:table-cell office:value-type="string">
            <text:p>Can and Jar Open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7</text:p>
          </table:table-cell>
          <table:table-cell office:value-type="string">
            <text:p>Candelabr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9</text:p>
          </table:table-cell>
          <table:table-cell office:value-type="string">
            <text:p>Candle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0</text:p>
          </table:table-cell>
          <table:table-cell office:value-type="string">
            <text:p>Candle 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1</text:p>
          </table:table-cell>
          <table:table-cell office:value-type="string">
            <text:p>Candle Sti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2</text:p>
          </table:table-cell>
          <table:table-cell office:value-type="string">
            <text:p>Cani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3</text:p>
          </table:table-cell>
          <table:table-cell office:value-type="string">
            <text:p>Canva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4</text:p>
          </table:table-cell>
          <table:table-cell office:value-type="string">
            <text:p>C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5</text:p>
          </table:table-cell>
          <table:table-cell office:value-type="string">
            <text:p>Ca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6</text:p>
          </table:table-cell>
          <table:table-cell office:value-type="string">
            <text:p>Capr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7</text:p>
          </table:table-cell>
          <table:table-cell office:value-type="string">
            <text:p>Caraf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8</text:p>
          </table:table-cell>
          <table:table-cell office:value-type="string">
            <text:p>CARDIG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9</text:p>
          </table:table-cell>
          <table:table-cell office:value-type="string">
            <text:p>Cards and Ta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0</text:p>
          </table:table-cell>
          <table:table-cell office:value-type="string">
            <text:p>Carg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1</text:p>
          </table:table-cell>
          <table:table-cell office:value-type="string">
            <text:p>Cargo Po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2</text:p>
          </table:table-cell>
          <table:table-cell office:value-type="string">
            <text:p>CARPEN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3</text:p>
          </table:table-cell>
          <table:table-cell office:value-type="string">
            <text:p>Cassero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4</text:p>
          </table:table-cell>
          <table:table-cell office:value-type="string">
            <text:p>Cat Ey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5</text:p>
          </table:table-cell>
          <table:table-cell office:value-type="string">
            <text:p>Catsey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6</text:p>
          </table:table-cell>
          <table:table-cell office:value-type="string">
            <text:p>Cellphone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7</text:p>
          </table:table-cell>
          <table:table-cell office:value-type="string">
            <text:p>Cereal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8</text:p>
          </table:table-cell>
          <table:table-cell office:value-type="string">
            <text:p>Ch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9</text:p>
          </table:table-cell>
          <table:table-cell office:value-type="string">
            <text:p>Chain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0</text:p>
          </table:table-cell>
          <table:table-cell office:value-type="string">
            <text:p>Chain Brac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1</text:p>
          </table:table-cell>
          <table:table-cell office:value-type="string">
            <text:p>Chai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2</text:p>
          </table:table-cell>
          <table:table-cell office:value-type="string">
            <text:p>Chair Pa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3</text:p>
          </table:table-cell>
          <table:table-cell office:value-type="string">
            <text:p>Chair pad 40 x 4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4</text:p>
          </table:table-cell>
          <table:table-cell office:value-type="string">
            <text:p>Chair pad 50 x 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5</text:p>
          </table:table-cell>
          <table:table-cell office:value-type="string">
            <text:p>Chair Pad 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6</text:p>
          </table:table-cell>
          <table:table-cell office:value-type="string">
            <text:p>Chai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7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8</text:p>
          </table:table-cell>
          <table:table-cell office:value-type="string">
            <text:p>Champagne Bu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9</text:p>
          </table:table-cell>
          <table:table-cell office:value-type="string">
            <text:p>Chandeli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0</text:p>
          </table:table-cell>
          <table:table-cell office:value-type="string">
            <text:p>Chandelier Ear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1</text:p>
          </table:table-cell>
          <table:table-cell office:value-type="string">
            <text:p>Charg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2</text:p>
          </table:table-cell>
          <table:table-cell office:value-type="string">
            <text:p>Charm Brac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3</text:p>
          </table:table-cell>
          <table:table-cell office:value-type="string">
            <text:p>Cheeky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4</text:p>
          </table:table-cell>
          <table:table-cell office:value-type="string">
            <text:p>Chelsea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5</text:p>
          </table:table-cell>
          <table:table-cell office:value-type="string">
            <text:p>CHEMI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6</text:p>
          </table:table-cell>
          <table:table-cell office:value-type="string">
            <text:p>Chin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7</text:p>
          </table:table-cell>
          <table:table-cell office:value-type="string">
            <text:p>Chino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8</text:p>
          </table:table-cell>
          <table:table-cell office:value-type="string">
            <text:p>Chip n D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9</text:p>
          </table:table-cell>
          <table:table-cell office:value-type="string">
            <text:p>Cho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0</text:p>
          </table:table-cell>
          <table:table-cell office:value-type="string">
            <text:p>Choker and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1</text:p>
          </table:table-cell>
          <table:table-cell office:value-type="string">
            <text:p>Chopping Bo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2</text:p>
          </table:table-cell>
          <table:table-cell office:value-type="string">
            <text:p>Christmas Tr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3</text:p>
          </table:table-cell>
          <table:table-cell office:value-type="string">
            <text:p>Chukk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4</text:p>
          </table:table-cell>
          <table:table-cell office:value-type="string">
            <text:p>Cigaret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5</text:p>
          </table:table-cell>
          <table:table-cell office:value-type="string">
            <text:p>Circle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6</text:p>
          </table:table-cell>
          <table:table-cell office:value-type="string">
            <text:p>Circular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7</text:p>
          </table:table-cell>
          <table:table-cell office:value-type="string">
            <text:p>Clamm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8</text:p>
          </table:table-cell>
          <table:table-cell office:value-type="string">
            <text:p>Clam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9</text:p>
          </table:table-cell>
          <table:table-cell office:value-type="string">
            <text:p>Class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0</text:p>
          </table:table-cell>
          <table:table-cell office:value-type="string">
            <text:p>Classic Apr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1</text:p>
          </table:table-cell>
          <table:table-cell office:value-type="string">
            <text:p>CLAW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2</text:p>
          </table:table-cell>
          <table:table-cell office:value-type="string">
            <text:p>Cleaning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3</text:p>
          </table:table-cell>
          <table:table-cell office:value-type="string">
            <text:p>Cleaning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4</text:p>
          </table:table-cell>
          <table:table-cell office:value-type="string">
            <text:p>C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5</text:p>
          </table:table-cell>
          <table:table-cell office:value-type="string">
            <text:p>Clip Wal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6</text:p>
          </table:table-cell>
          <table:table-cell office:value-type="string">
            <text:p>CLI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7</text:p>
          </table:table-cell>
          <table:table-cell office:value-type="string">
            <text:p>Cloch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8</text:p>
          </table:table-cell>
          <table:table-cell office:value-type="string">
            <text:p>Cl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9</text:p>
          </table:table-cell>
          <table:table-cell office:value-type="string">
            <text:p>Closed Toe Slingb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0</text:p>
          </table:table-cell>
          <table:table-cell office:value-type="string">
            <text:p>Closet stora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1</text:p>
          </table:table-cell>
          <table:table-cell office:value-type="string">
            <text:p>Clo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2</text:p>
          </table:table-cell>
          <table:table-cell office:value-type="string">
            <text:p>Clothes Dry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3</text:p>
          </table:table-cell>
          <table:table-cell office:value-type="string">
            <text:p>Clubm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4</text:p>
          </table:table-cell>
          <table:table-cell office:value-type="string">
            <text:p>Cluster Brac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5</text:p>
          </table:table-cell>
          <table:table-cell office:value-type="string">
            <text:p>Clut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6</text:p>
          </table:table-cell>
          <table:table-cell office:value-type="string">
            <text:p>Clutch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7</text:p>
          </table:table-cell>
          <table:table-cell office:value-type="string">
            <text:p>Co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8</text:p>
          </table:table-cell>
          <table:table-cell office:value-type="string">
            <text:p>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9</text:p>
          </table:table-cell>
          <table:table-cell office:value-type="string">
            <text:p>Coat Hang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0</text:p>
          </table:table-cell>
          <table:table-cell office:value-type="string">
            <text:p>Coat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1</text:p>
          </table:table-cell>
          <table:table-cell office:value-type="string">
            <text:p>Cocktai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2</text:p>
          </table:table-cell>
          <table:table-cell office:value-type="string">
            <text:p>Cocktail <text:s/>Shaker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3</text:p>
          </table:table-cell>
          <table:table-cell office:value-type="string">
            <text:p>Cocktail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4</text:p>
          </table:table-cell>
          <table:table-cell office:value-type="string">
            <text:p>Cocktail Serviet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5</text:p>
          </table:table-cell>
          <table:table-cell office:value-type="string">
            <text:p>Coc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6</text:p>
          </table:table-cell>
          <table:table-cell office:value-type="string">
            <text:p>Coffee Fla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7</text:p>
          </table:table-cell>
          <table:table-cell office:value-type="string">
            <text:p>Coffee Ma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8</text:p>
          </table:table-cell>
          <table:table-cell office:value-type="string">
            <text:p>Coffee 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9</text:p>
          </table:table-cell>
          <table:table-cell office:value-type="string">
            <text:p>Coffee Tabl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0</text:p>
          </table:table-cell>
          <table:table-cell office:value-type="string">
            <text:p>Coin Pur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1</text:p>
          </table:table-cell>
          <table:table-cell office:value-type="string">
            <text:p>Colan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2</text:p>
          </table:table-cell>
          <table:table-cell office:value-type="string">
            <text:p>Collapsi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3</text:p>
          </table:table-cell>
          <table:table-cell office:value-type="string">
            <text:p>Coll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4</text:p>
          </table:table-cell>
          <table:table-cell office:value-type="string">
            <text:p>Colouring B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6</text:p>
          </table:table-cell>
          <table:table-cell office:value-type="string">
            <text:p>Combo Pack Bangle and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5</text:p>
          </table:table-cell>
          <table:table-cell office:value-type="string">
            <text:p>COLUM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7</text:p>
          </table:table-cell>
          <table:table-cell office:value-type="string">
            <text:p>Combopack Choker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8</text:p>
          </table:table-cell>
          <table:table-cell office:value-type="string">
            <text:p>Combopack Earring Pend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9</text:p>
          </table:table-cell>
          <table:table-cell office:value-type="string">
            <text:p>Combopack Earring 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0</text:p>
          </table:table-cell>
          <table:table-cell office:value-type="string">
            <text:p>Combopack Neck Ea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1</text:p>
          </table:table-cell>
          <table:table-cell office:value-type="string">
            <text:p>Comboset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2</text:p>
          </table:table-cell>
          <table:table-cell office:value-type="string">
            <text:p>Comboset Earring Rings Pend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3</text:p>
          </table:table-cell>
          <table:table-cell office:value-type="string">
            <text:p>Comfort Brie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4</text:p>
          </table:table-cell>
          <table:table-cell office:value-type="string">
            <text:p>Comfor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5</text:p>
          </table:table-cell>
          <table:table-cell office:value-type="string">
            <text:p>Comforter Bale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6</text:p>
          </table:table-cell>
          <table:table-cell office:value-type="string">
            <text:p>Compact Mirr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7</text:p>
          </table:table-cell>
          <table:table-cell office:value-type="string">
            <text:p>Compact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8</text:p>
          </table:table-cell>
          <table:table-cell office:value-type="string">
            <text:p>Compartme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9</text:p>
          </table:table-cell>
          <table:table-cell office:value-type="string">
            <text:p>Condime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0</text:p>
          </table:table-cell>
          <table:table-cell office:value-type="string">
            <text:p>Condimen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1</text:p>
          </table:table-cell>
          <table:table-cell office:value-type="string">
            <text:p>Cond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2</text:p>
          </table:table-cell>
          <table:table-cell office:value-type="string">
            <text:p>Co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3</text:p>
          </table:table-cell>
          <table:table-cell office:value-type="string">
            <text:p>Conic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4</text:p>
          </table:table-cell>
          <table:table-cell office:value-type="string">
            <text:p>Construc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5</text:p>
          </table:table-cell>
          <table:table-cell office:value-type="string">
            <text:p>Conti Pill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6</text:p>
          </table:table-cell>
          <table:table-cell office:value-type="string">
            <text:p>Conti Pillow P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7</text:p>
          </table:table-cell>
          <table:table-cell office:value-type="string">
            <text:p>Conti Pillow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8</text:p>
          </table:table-cell>
          <table:table-cell office:value-type="string">
            <text:p>Cookie 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9</text:p>
          </table:table-cell>
          <table:table-cell office:value-type="string">
            <text:p>Cooler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0</text:p>
          </table:table-cell>
          <table:table-cell office:value-type="string">
            <text:p>Cor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1</text:p>
          </table:table-cell>
          <table:table-cell office:value-type="string">
            <text:p>Corner Un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2</text:p>
          </table:table-cell>
          <table:table-cell office:value-type="string">
            <text:p>Coss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3</text:p>
          </table:table-cell>
          <table:table-cell office:value-type="string">
            <text:p>C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4</text:p>
          </table:table-cell>
          <table:table-cell office:value-type="string">
            <text:p>Cot Bum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5</text:p>
          </table:table-cell>
          <table:table-cell office:value-type="string">
            <text:p>Cotton Bud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6</text:p>
          </table:table-cell>
          <table:table-cell office:value-type="string">
            <text:p>Cotton T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7</text:p>
          </table:table-cell>
          <table:table-cell office:value-type="string">
            <text:p>Cou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8</text:p>
          </table:table-cell>
          <table:table-cell office:value-type="string">
            <text:p>Counter Sp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9</text:p>
          </table:table-cell>
          <table:table-cell office:value-type="string">
            <text:p>Cou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0</text:p>
          </table:table-cell>
          <table:table-cell office:value-type="string">
            <text:p>Cou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1</text:p>
          </table:table-cell>
          <table:table-cell office:value-type="string">
            <text:p>Cover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2</text:p>
          </table:table-cell>
          <table:table-cell office:value-type="string">
            <text:p>Cover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3</text:p>
          </table:table-cell>
          <table:table-cell office:value-type="string">
            <text:p>Cowboy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4</text:p>
          </table:table-cell>
          <table:table-cell office:value-type="string">
            <text:p>C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5</text:p>
          </table:table-cell>
          <table:table-cell office:value-type="string">
            <text:p>Cowl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6</text:p>
          </table:table-cell>
          <table:table-cell office:value-type="string">
            <text:p>Crack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7</text:p>
          </table:table-cell>
          <table:table-cell office:value-type="string">
            <text:p>Craf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8</text:p>
          </table:table-cell>
          <table:table-cell office:value-type="string">
            <text:p>Cr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9</text:p>
          </table:table-cell>
          <table:table-cell office:value-type="string">
            <text:p>Crea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0</text:p>
          </table:table-cell>
          <table:table-cell office:value-type="string">
            <text:p>Cresce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1</text:p>
          </table:table-cell>
          <table:table-cell office:value-type="string">
            <text:p>Crew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2</text:p>
          </table:table-cell>
          <table:table-cell office:value-type="string">
            <text:p>Crib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3</text:p>
          </table:table-cell>
          <table:table-cell office:value-type="string">
            <text:p>CROP <text:s text:c="5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4</text:p>
          </table:table-cell>
          <table:table-cell office:value-type="string">
            <text:p>CROP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5</text:p>
          </table:table-cell>
          <table:table-cell office:value-type="string">
            <text:p>Crop Top and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6</text:p>
          </table:table-cell>
          <table:table-cell office:value-type="string">
            <text:p>CRO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7</text:p>
          </table:table-cell>
          <table:table-cell office:value-type="string">
            <text:p>Cross 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8</text:p>
          </table:table-cell>
          <table:table-cell office:value-type="string">
            <text:p>Cross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9</text:p>
          </table:table-cell>
          <table:table-cell office:value-type="string">
            <text:p>CrossBo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0</text:p>
          </table:table-cell>
          <table:table-cell office:value-type="string">
            <text:p>Crossover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3</text:p>
          </table:table-cell>
          <table:table-cell office:value-type="string">
            <text:p>Cuff and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1</text:p>
          </table:table-cell>
          <table:table-cell office:value-type="string">
            <text:p>Cub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2</text:p>
          </table:table-cell>
          <table:table-cell office:value-type="string">
            <text:p>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4</text:p>
          </table:table-cell>
          <table:table-cell office:value-type="string">
            <text:p>Cuff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5</text:p>
          </table:table-cell>
          <table:table-cell office:value-type="string">
            <text:p>Culot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6</text:p>
          </table:table-cell>
          <table:table-cell office:value-type="string">
            <text:p>Culott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7</text:p>
          </table:table-cell>
          <table:table-cell office:value-type="string">
            <text:p>Cup &amp; Suac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8</text:p>
          </table:table-cell>
          <table:table-cell office:value-type="string">
            <text:p>Cup and Sauc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9</text:p>
          </table:table-cell>
          <table:table-cell office:value-type="string">
            <text:p>Cupboard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0</text:p>
          </table:table-cell>
          <table:table-cell office:value-type="string">
            <text:p>Curtain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1</text:p>
          </table:table-cell>
          <table:table-cell office:value-type="string">
            <text:p>Curtain Tr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2</text:p>
          </table:table-cell>
          <table:table-cell office:value-type="string">
            <text:p>Cush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3</text:p>
          </table:table-cell>
          <table:table-cell office:value-type="string">
            <text:p>Cushion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4</text:p>
          </table:table-cell>
          <table:table-cell office:value-type="string">
            <text:p>Cut out R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5</text:p>
          </table:table-cell>
          <table:table-cell office:value-type="string">
            <text:p>Cutlery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6</text:p>
          </table:table-cell>
          <table:table-cell office:value-type="string">
            <text:p>Cutlery Po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7</text:p>
          </table:table-cell>
          <table:table-cell office:value-type="string">
            <text:p>Cutler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8</text:p>
          </table:table-cell>
          <table:table-cell office:value-type="string">
            <text:p>Cutlery T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9</text:p>
          </table:table-cell>
          <table:table-cell office:value-type="string">
            <text:p>Cycle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0</text:p>
          </table:table-cell>
          <table:table-cell office:value-type="string">
            <text:p>Cylin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1</text:p>
          </table:table-cell>
          <table:table-cell office:value-type="string">
            <text:p>Cylindric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2</text:p>
          </table:table-cell>
          <table:table-cell office:value-type="string">
            <text:p>Day Be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3</text:p>
          </table:table-cell>
          <table:table-cell office:value-type="string">
            <text:p>Decan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4</text:p>
          </table:table-cell>
          <table:table-cell office:value-type="string">
            <text:p>Decanter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5</text:p>
          </table:table-cell>
          <table:table-cell office:value-type="string">
            <text:p>Deck Sho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6</text:p>
          </table:table-cell>
          <table:table-cell office:value-type="string">
            <text:p>Decor 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7</text:p>
          </table:table-cell>
          <table:table-cell office:value-type="string">
            <text:p>Decoratio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8</text:p>
          </table:table-cell>
          <table:table-cell office:value-type="string">
            <text:p>Decorati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9</text:p>
          </table:table-cell>
          <table:table-cell office:value-type="string">
            <text:p>Decorative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0</text:p>
          </table:table-cell>
          <table:table-cell office:value-type="string">
            <text:p>Decorative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1</text:p>
          </table:table-cell>
          <table:table-cell office:value-type="string">
            <text:p>Decorative Hoo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2</text:p>
          </table:table-cell>
          <table:table-cell office:value-type="string">
            <text:p>Decorative Photo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3</text:p>
          </table:table-cell>
          <table:table-cell office:value-type="string">
            <text:p>Decorative Tea C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4</text:p>
          </table:table-cell>
          <table:table-cell office:value-type="string">
            <text:p>Deep Fry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5</text:p>
          </table:table-cell>
          <table:table-cell office:value-type="string">
            <text:p>Derb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6</text:p>
          </table:table-cell>
          <table:table-cell office:value-type="string">
            <text:p>Desert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7</text:p>
          </table:table-cell>
          <table:table-cell office:value-type="string">
            <text:p>De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8</text:p>
          </table:table-cell>
          <table:table-cell office:value-type="string">
            <text:p>Desk La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9</text:p>
          </table:table-cell>
          <table:table-cell office:value-type="string">
            <text:p>Desse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0</text:p>
          </table:table-cell>
          <table:table-cell office:value-type="string">
            <text:p>Diffu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1</text:p>
          </table:table-cell>
          <table:table-cell office:value-type="string">
            <text:p>Dimension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2</text:p>
          </table:table-cell>
          <table:table-cell office:value-type="string">
            <text:p>Din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3</text:p>
          </table:table-cell>
          <table:table-cell office:value-type="string">
            <text:p>Dinner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4</text:p>
          </table:table-cell>
          <table:table-cell office:value-type="string">
            <text:p>Dinner 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5</text:p>
          </table:table-cell>
          <table:table-cell office:value-type="string">
            <text:p>Dipping <text:s/>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6</text:p>
          </table:table-cell>
          <table:table-cell office:value-type="string">
            <text:p>Dis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7</text:p>
          </table:table-cell>
          <table:table-cell office:value-type="string">
            <text:p>Dish R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8</text:p>
          </table:table-cell>
          <table:table-cell office:value-type="string">
            <text:p>Dish wash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9</text:p>
          </table:table-cell>
          <table:table-cell office:value-type="string">
            <text:p>Dishwashing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0</text:p>
          </table:table-cell>
          <table:table-cell office:value-type="string">
            <text:p>Dispen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1</text:p>
          </table:table-cell>
          <table:table-cell office:value-type="string">
            <text:p>Disposable Camer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2</text:p>
          </table:table-cell>
          <table:table-cell office:value-type="string">
            <text:p>Do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3</text:p>
          </table:table-cell>
          <table:table-cell office:value-type="string">
            <text:p>Door Mat Lar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4</text:p>
          </table:table-cell>
          <table:table-cell office:value-type="string">
            <text:p>Door Mat M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5</text:p>
          </table:table-cell>
          <table:table-cell office:value-type="string">
            <text:p>Door Mat Sma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6</text:p>
          </table:table-cell>
          <table:table-cell office:value-type="string">
            <text:p>Doors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7</text:p>
          </table:table-cell>
          <table:table-cell office:value-type="string">
            <text:p>Double Bracket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8</text:p>
          </table:table-cell>
          <table:table-cell office:value-type="string">
            <text:p>Double Gl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9</text:p>
          </table:table-cell>
          <table:table-cell office:value-type="string">
            <text:p>Double Lay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0</text:p>
          </table:table-cell>
          <table:table-cell office:value-type="string">
            <text:p>Double Push 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1</text:p>
          </table:table-cell>
          <table:table-cell office:value-type="string">
            <text:p>Doug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2</text:p>
          </table:table-cell>
          <table:table-cell office:value-type="string">
            <text:p>Drawer divid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3</text:p>
          </table:table-cell>
          <table:table-cell office:value-type="string">
            <text:p>Drawer Un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4</text:p>
          </table:table-cell>
          <table:table-cell office:value-type="string">
            <text:p>Drawlin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5</text:p>
          </table:table-cell>
          <table:table-cell office:value-type="string">
            <text:p>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6</text:p>
          </table:table-cell>
          <table:table-cell office:value-type="string">
            <text:p>Dress Sh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7</text:p>
          </table:table-cell>
          <table:table-cell office:value-type="string">
            <text:p>Dressing T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8</text:p>
          </table:table-cell>
          <table:table-cell office:value-type="string">
            <text:p>Dress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9</text:p>
          </table:table-cell>
          <table:table-cell office:value-type="string">
            <text:p>Dri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0</text:p>
          </table:table-cell>
          <table:table-cell office:value-type="string">
            <text:p>DR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1</text:p>
          </table:table-cell>
          <table:table-cell office:value-type="string">
            <text:p>Drop Ear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2</text:p>
          </table:table-cell>
          <table:table-cell office:value-type="string">
            <text:p>Dropwaist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3</text:p>
          </table:table-cell>
          <table:table-cell office:value-type="string">
            <text:p>Dr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4</text:p>
          </table:table-cell>
          <table:table-cell office:value-type="string">
            <text:p>Drying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5</text:p>
          </table:table-cell>
          <table:table-cell office:value-type="string">
            <text:p>Duck Bo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6</text:p>
          </table:table-cell>
          <table:table-cell office:value-type="string">
            <text:p>Dudu Blan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7</text:p>
          </table:table-cell>
          <table:table-cell office:value-type="string">
            <text:p>Duff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8</text:p>
          </table:table-cell>
          <table:table-cell office:value-type="string">
            <text:p>Duffle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9</text:p>
          </table:table-cell>
          <table:table-cell office:value-type="string">
            <text:p>DUNGAR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0</text:p>
          </table:table-cell>
          <table:table-cell office:value-type="string">
            <text:p>DU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1</text:p>
          </table:table-cell>
          <table:table-cell office:value-type="string">
            <text:p>Dusting Mit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2</text:p>
          </table:table-cell>
          <table:table-cell office:value-type="string">
            <text:p>Dustpan and Broo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3</text:p>
          </table:table-cell>
          <table:table-cell office:value-type="string">
            <text:p>Duvet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2</text:p>
          </table:table-cell>
          <table:table-cell office:value-type="string">
            <text:p>Table Kni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3</text:p>
          </table:table-cell>
          <table:table-cell office:value-type="string">
            <text:p>Table La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4</text:p>
          </table:table-cell>
          <table:table-cell office:value-type="string">
            <text:p>Table Lamp B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5</text:p>
          </table:table-cell>
          <table:table-cell office:value-type="string">
            <text:p>Table Lamp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6</text:p>
          </table:table-cell>
          <table:table-cell office:value-type="string">
            <text:p>Table Run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6</text:p>
          </table:table-cell>
          <table:table-cell office:value-type="string">
            <text:p>Ear and Headphones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4</text:p>
          </table:table-cell>
          <table:table-cell office:value-type="string">
            <text:p>Duvet In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5</text:p>
          </table:table-cell>
          <table:table-cell office:value-type="string">
            <text:p>Duvet Inner P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7</text:p>
          </table:table-cell>
          <table:table-cell office:value-type="string">
            <text:p>Ear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8</text:p>
          </table:table-cell>
          <table:table-cell office:value-type="string">
            <text:p>Ear P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9</text:p>
          </table:table-cell>
          <table:table-cell office:value-type="string">
            <text:p>Ear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0</text:p>
          </table:table-cell>
          <table:table-cell office:value-type="string">
            <text:p>Earphon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1</text:p>
          </table:table-cell>
          <table:table-cell office:value-type="string">
            <text:p>Earring Conver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2</text:p>
          </table:table-cell>
          <table:table-cell office:value-type="string">
            <text:p>Edge to Ed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3</text:p>
          </table:table-cell>
          <table:table-cell office:value-type="string">
            <text:p>Egg boil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4</text:p>
          </table:table-cell>
          <table:table-cell office:value-type="string">
            <text:p>Egg c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5</text:p>
          </table:table-cell>
          <table:table-cell office:value-type="string">
            <text:p>Egg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6</text:p>
          </table:table-cell>
          <table:table-cell office:value-type="string">
            <text:p>Egg Poach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7</text:p>
          </table:table-cell>
          <table:table-cell office:value-type="string">
            <text:p>Elastic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8</text:p>
          </table:table-cell>
          <table:table-cell office:value-type="string">
            <text:p>Electric Blan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9</text:p>
          </table:table-cell>
          <table:table-cell office:value-type="string">
            <text:p>Electric Double Hot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0</text:p>
          </table:table-cell>
          <table:table-cell office:value-type="string">
            <text:p>Electric Frying P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1</text:p>
          </table:table-cell>
          <table:table-cell office:value-type="string">
            <text:p>Electric Juice Extract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2</text:p>
          </table:table-cell>
          <table:table-cell office:value-type="string">
            <text:p>Electric W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3</text:p>
          </table:table-cell>
          <table:table-cell office:value-type="string">
            <text:p>Elonga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4</text:p>
          </table:table-cell>
          <table:table-cell office:value-type="string">
            <text:p>Embellish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5</text:p>
          </table:table-cell>
          <table:table-cell office:value-type="string">
            <text:p>EMPI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6</text:p>
          </table:table-cell>
          <table:table-cell office:value-type="string">
            <text:p>Empired L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7</text:p>
          </table:table-cell>
          <table:table-cell office:value-type="string">
            <text:p>End Ca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8</text:p>
          </table:table-cell>
          <table:table-cell office:value-type="string">
            <text:p>Enevelo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9</text:p>
          </table:table-cell>
          <table:table-cell office:value-type="string">
            <text:p>Engagement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0</text:p>
          </table:table-cell>
          <table:table-cell office:value-type="string">
            <text:p>Espadril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1</text:p>
          </table:table-cell>
          <table:table-cell office:value-type="string">
            <text:p>Espresso cup and sauc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2</text:p>
          </table:table-cell>
          <table:table-cell office:value-type="string">
            <text:p>Eye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3</text:p>
          </table:table-cell>
          <table:table-cell office:value-type="string">
            <text:p>Eye Jewe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4</text:p>
          </table:table-cell>
          <table:table-cell office:value-type="string">
            <text:p>Eye Lash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5</text:p>
          </table:table-cell>
          <table:table-cell office:value-type="string">
            <text:p>Eye Li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6</text:p>
          </table:table-cell>
          <table:table-cell office:value-type="string">
            <text:p>Eye Ma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7</text:p>
          </table:table-cell>
          <table:table-cell office:value-type="string">
            <text:p>Eye Pa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8</text:p>
          </table:table-cell>
          <table:table-cell office:value-type="string">
            <text:p>Eye Shad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9</text:p>
          </table:table-cell>
          <table:table-cell office:value-type="string">
            <text:p>Ey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0</text:p>
          </table:table-cell>
          <table:table-cell office:value-type="string">
            <text:p>Eyeli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1</text:p>
          </table:table-cell>
          <table:table-cell office:value-type="string">
            <text:p>Eyeshad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2</text:p>
          </table:table-cell>
          <table:table-cell office:value-type="string">
            <text:p>Fa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3</text:p>
          </table:table-cell>
          <table:table-cell office:value-type="string">
            <text:p>Face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4</text:p>
          </table:table-cell>
          <table:table-cell office:value-type="string">
            <text:p>Face 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5</text:p>
          </table:table-cell>
          <table:table-cell office:value-type="string">
            <text:p>Face Crea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6</text:p>
          </table:table-cell>
          <table:table-cell office:value-type="string">
            <text:p>Face Mas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7</text:p>
          </table:table-cell>
          <table:table-cell office:value-type="string">
            <text:p>Face Pow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8</text:p>
          </table:table-cell>
          <table:table-cell office:value-type="string">
            <text:p>Face Sp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9</text:p>
          </table:table-cell>
          <table:table-cell office:value-type="string">
            <text:p>Face Wip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0</text:p>
          </table:table-cell>
          <table:table-cell office:value-type="string">
            <text:p>Fake Foo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1</text:p>
          </table:table-cell>
          <table:table-cell office:value-type="string">
            <text:p>F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2</text:p>
          </table:table-cell>
          <table:table-cell office:value-type="string">
            <text:p>Fascinat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3</text:p>
          </table:table-cell>
          <table:table-cell office:value-type="string">
            <text:p>Fashion Bean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4</text:p>
          </table:table-cell>
          <table:table-cell office:value-type="string">
            <text:p>Fashion Objec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5</text:p>
          </table:table-cell>
          <table:table-cell office:value-type="string">
            <text:p>Fedor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7</text:p>
          </table:table-cell>
          <table:table-cell office:value-type="string">
            <text:p>Table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8</text:p>
          </table:table-cell>
          <table:table-cell office:value-type="string">
            <text:p>Table Top Cl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9</text:p>
          </table:table-cell>
          <table:table-cell office:value-type="string">
            <text:p>Table We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0</text:p>
          </table:table-cell>
          <table:table-cell office:value-type="string">
            <text:p>Tabl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1</text:p>
          </table:table-cell>
          <table:table-cell office:value-type="string">
            <text:p>Ta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2</text:p>
          </table:table-cell>
          <table:table-cell office:value-type="string">
            <text:p>Tallbo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3</text:p>
          </table:table-cell>
          <table:table-cell office:value-type="string">
            <text:p>TANG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4</text:p>
          </table:table-cell>
          <table:table-cell office:value-type="string">
            <text:p>Tan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5</text:p>
          </table:table-cell>
          <table:table-cell office:value-type="string">
            <text:p>Tank and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6</text:p>
          </table:table-cell>
          <table:table-cell office:value-type="string">
            <text:p>Tank and Short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7</text:p>
          </table:table-cell>
          <table:table-cell office:value-type="string">
            <text:p>Tank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8</text:p>
          </table:table-cell>
          <table:table-cell office:value-type="string">
            <text:p>TAPED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9</text:p>
          </table:table-cell>
          <table:table-cell office:value-type="string">
            <text:p>Taper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0</text:p>
          </table:table-cell>
          <table:table-cell office:value-type="string">
            <text:p>TASS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1</text:p>
          </table:table-cell>
          <table:table-cell office:value-type="string">
            <text:p>Tasse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2</text:p>
          </table:table-cell>
          <table:table-cell office:value-type="string">
            <text:p>TATTOO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3</text:p>
          </table:table-cell>
          <table:table-cell office:value-type="string">
            <text:p>Tea for O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4</text:p>
          </table:table-cell>
          <table:table-cell office:value-type="string">
            <text:p>Tea 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5</text:p>
          </table:table-cell>
          <table:table-cell office:value-type="string">
            <text:p>Tea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6</text:p>
          </table:table-cell>
          <table:table-cell office:value-type="string">
            <text:p>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7</text:p>
          </table:table-cell>
          <table:table-cell office:value-type="string">
            <text:p>Tealight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8</text:p>
          </table:table-cell>
          <table:table-cell office:value-type="string">
            <text:p>Tea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9</text:p>
          </table:table-cell>
          <table:table-cell office:value-type="string">
            <text:p>Teardr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0</text:p>
          </table:table-cell>
          <table:table-cell office:value-type="string">
            <text:p>Tea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1</text:p>
          </table:table-cell>
          <table:table-cell office:value-type="string">
            <text:p>Tech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2</text:p>
          </table:table-cell>
          <table:table-cell office:value-type="string">
            <text:p>Ted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3</text:p>
          </table:table-cell>
          <table:table-cell office:value-type="string">
            <text:p>tee and cr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4</text:p>
          </table:table-cell>
          <table:table-cell office:value-type="string">
            <text:p>Tee and Fitted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5</text:p>
          </table:table-cell>
          <table:table-cell office:value-type="string">
            <text:p>Tee and Legg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6</text:p>
          </table:table-cell>
          <table:table-cell office:value-type="string">
            <text:p>Tee and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7</text:p>
          </table:table-cell>
          <table:table-cell office:value-type="string">
            <text:p>Tee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8</text:p>
          </table:table-cell>
          <table:table-cell office:value-type="string">
            <text:p>Tee Tun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9</text:p>
          </table:table-cell>
          <table:table-cell office:value-type="string">
            <text:p>Thermome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0</text:p>
          </table:table-cell>
          <table:table-cell office:value-type="string">
            <text:p>THO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1</text:p>
          </table:table-cell>
          <table:table-cell office:value-type="string">
            <text:p>Tho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2</text:p>
          </table:table-cell>
          <table:table-cell office:value-type="string">
            <text:p>Thr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3</text:p>
          </table:table-cell>
          <table:table-cell office:value-type="string">
            <text:p>Tie B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4</text:p>
          </table:table-cell>
          <table:table-cell office:value-type="string">
            <text:p>Tie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5</text:p>
          </table:table-cell>
          <table:table-cell office:value-type="string">
            <text:p>Tier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6</text:p>
          </table:table-cell>
          <table:table-cell office:value-type="string">
            <text:p>TIGHTS <text:s text:c="3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7</text:p>
          </table:table-cell>
          <table:table-cell office:value-type="string">
            <text:p>Ti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8</text:p>
          </table:table-cell>
          <table:table-cell office:value-type="string">
            <text:p>Tissu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9</text:p>
          </table:table-cell>
          <table:table-cell office:value-type="string">
            <text:p>Tissue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0</text:p>
          </table:table-cell>
          <table:table-cell office:value-type="string">
            <text:p>Tissue P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1</text:p>
          </table:table-cell>
          <table:table-cell office:value-type="string">
            <text:p>To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2</text:p>
          </table:table-cell>
          <table:table-cell office:value-type="string">
            <text:p>Toilet Brush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3</text:p>
          </table:table-cell>
          <table:table-cell office:value-type="string">
            <text:p>Toilet Roll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4</text:p>
          </table:table-cell>
          <table:table-cell office:value-type="string">
            <text:p>Toilet Se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5</text:p>
          </table:table-cell>
          <table:table-cell office:value-type="string">
            <text:p>To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6</text:p>
          </table:table-cell>
          <table:table-cell office:value-type="string">
            <text:p>Tooth Pick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7</text:p>
          </table:table-cell>
          <table:table-cell office:value-type="string">
            <text:p>TO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8</text:p>
          </table:table-cell>
          <table:table-cell office:value-type="string">
            <text:p>Touch Light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9</text:p>
          </table:table-cell>
          <table:table-cell office:value-type="string">
            <text:p>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0</text:p>
          </table:table-cell>
          <table:table-cell office:value-type="string">
            <text:p>Towel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1</text:p>
          </table:table-cell>
          <table:table-cell office:value-type="string">
            <text:p>Towel Rai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2</text:p>
          </table:table-cell>
          <table:table-cell office:value-type="string">
            <text:p>Towel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3</text:p>
          </table:table-cell>
          <table:table-cell office:value-type="string">
            <text:p>Towel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4</text:p>
          </table:table-cell>
          <table:table-cell office:value-type="string">
            <text:p>Towel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5</text:p>
          </table:table-cell>
          <table:table-cell office:value-type="string">
            <text:p>To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6</text:p>
          </table:table-cell>
          <table:table-cell office:value-type="string">
            <text:p>Toy Bask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7</text:p>
          </table:table-cell>
          <table:table-cell office:value-type="string">
            <text:p>Tr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8</text:p>
          </table:table-cell>
          <table:table-cell office:value-type="string">
            <text:p>Trai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9</text:p>
          </table:table-cell>
          <table:table-cell office:value-type="string">
            <text:p>Trainer Lin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0</text:p>
          </table:table-cell>
          <table:table-cell office:value-type="string">
            <text:p>Trainer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1</text:p>
          </table:table-cell>
          <table:table-cell office:value-type="string">
            <text:p>Trape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2</text:p>
          </table:table-cell>
          <table:table-cell office:value-type="string">
            <text:p>Trapez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3</text:p>
          </table:table-cell>
          <table:table-cell office:value-type="string">
            <text:p>Trapeze Sw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4</text:p>
          </table:table-cell>
          <table:table-cell office:value-type="string">
            <text:p>Tra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5</text:p>
          </table:table-cell>
          <table:table-cell office:value-type="string">
            <text:p>Trav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6</text:p>
          </table:table-cell>
          <table:table-cell office:value-type="string">
            <text:p>Travel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7</text:p>
          </table:table-cell>
          <table:table-cell office:value-type="string">
            <text:p>Travel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8</text:p>
          </table:table-cell>
          <table:table-cell office:value-type="string">
            <text:p>Travel Bag and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9</text:p>
          </table:table-cell>
          <table:table-cell office:value-type="string">
            <text:p>Travel M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0</text:p>
          </table:table-cell>
          <table:table-cell office:value-type="string">
            <text:p>Travel Pillow and Eye Ma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1</text:p>
          </table:table-cell>
          <table:table-cell office:value-type="string">
            <text:p>Travel Wal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2</text:p>
          </table:table-cell>
          <table:table-cell office:value-type="string">
            <text:p>T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3</text:p>
          </table:table-cell>
          <table:table-cell office:value-type="string">
            <text:p>Tr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4</text:p>
          </table:table-cell>
          <table:table-cell office:value-type="string">
            <text:p>Trench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5</text:p>
          </table:table-cell>
          <table:table-cell office:value-type="string">
            <text:p>Trench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6</text:p>
          </table:table-cell>
          <table:table-cell office:value-type="string">
            <text:p>Tri Fol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7</text:p>
          </table:table-cell>
          <table:table-cell office:value-type="string">
            <text:p>Tria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8</text:p>
          </table:table-cell>
          <table:table-cell office:value-type="string">
            <text:p>Trilb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9</text:p>
          </table:table-cell>
          <table:table-cell office:value-type="string">
            <text:p>Tripo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0</text:p>
          </table:table-cell>
          <table:table-cell office:value-type="string">
            <text:p>Triv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1</text:p>
          </table:table-cell>
          <table:table-cell office:value-type="string">
            <text:p>Truc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2</text:p>
          </table:table-cell>
          <table:table-cell office:value-type="string">
            <text:p>Trucker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3</text:p>
          </table:table-cell>
          <table:table-cell office:value-type="string">
            <text:p>Trumpet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4</text:p>
          </table:table-cell>
          <table:table-cell office:value-type="string">
            <text:p>Trun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5</text:p>
          </table:table-cell>
          <table:table-cell office:value-type="string">
            <text:p>tsh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6</text:p>
          </table:table-cell>
          <table:table-cell office:value-type="string">
            <text:p>Tube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7</text:p>
          </table:table-cell>
          <table:table-cell office:value-type="string">
            <text:p>Tu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8</text:p>
          </table:table-cell>
          <table:table-cell office:value-type="string">
            <text:p>Tulip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9</text:p>
          </table:table-cell>
          <table:table-cell office:value-type="string">
            <text:p>Tumbl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8</text:p>
          </table:table-cell>
          <table:table-cell office:value-type="string">
            <text:p>Fill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6</text:p>
          </table:table-cell>
          <table:table-cell office:value-type="string">
            <text:p>Feed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7</text:p>
          </table:table-cell>
          <table:table-cell office:value-type="string">
            <text:p>Feminine Country Apr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9</text:p>
          </table:table-cell>
          <table:table-cell office:value-type="string">
            <text:p>Fingerl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0</text:p>
          </table:table-cell>
          <table:table-cell office:value-type="string">
            <text:p>Fingerless Glo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1</text:p>
          </table:table-cell>
          <table:table-cell office:value-type="string">
            <text:p>Finia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2</text:p>
          </table:table-cell>
          <table:table-cell office:value-type="string">
            <text:p>Fi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3</text:p>
          </table:table-cell>
          <table:table-cell office:value-type="string">
            <text:p>FISHER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4</text:p>
          </table:table-cell>
          <table:table-cell office:value-type="string">
            <text:p>Fit and fl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5</text:p>
          </table:table-cell>
          <table:table-cell office:value-type="string">
            <text:p>Fit n Fl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6</text:p>
          </table:table-cell>
          <table:table-cell office:value-type="string">
            <text:p>FIT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7</text:p>
          </table:table-cell>
          <table:table-cell office:value-type="string">
            <text:p>Fitted Card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8</text:p>
          </table:table-cell>
          <table:table-cell office:value-type="string">
            <text:p>Fitted She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9</text:p>
          </table:table-cell>
          <table:table-cell office:value-type="string">
            <text:p>Flap Wal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0</text:p>
          </table:table-cell>
          <table:table-cell office:value-type="string">
            <text:p>FL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1</text:p>
          </table:table-cell>
          <table:table-cell office:value-type="string">
            <text:p>Fla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2</text:p>
          </table:table-cell>
          <table:table-cell office:value-type="string">
            <text:p>Flat She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3</text:p>
          </table:table-cell>
          <table:table-cell office:value-type="string">
            <text:p>Flatbi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4</text:p>
          </table:table-cell>
          <table:table-cell office:value-type="string">
            <text:p>Flippy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5</text:p>
          </table:table-cell>
          <table:table-cell office:value-type="string">
            <text:p>Flippy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6</text:p>
          </table:table-cell>
          <table:table-cell office:value-type="string">
            <text:p>Floating Candl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7</text:p>
          </table:table-cell>
          <table:table-cell office:value-type="string">
            <text:p>Floor C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8</text:p>
          </table:table-cell>
          <table:table-cell office:value-type="string">
            <text:p>Floor Scatter Cush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9</text:p>
          </table:table-cell>
          <table:table-cell office:value-type="string">
            <text:p>Flopp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0</text:p>
          </table:table-cell>
          <table:table-cell office:value-type="string">
            <text:p>Flo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1</text:p>
          </table:table-cell>
          <table:table-cell office:value-type="string">
            <text:p>Flower crow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2</text:p>
          </table:table-cell>
          <table:table-cell office:value-type="string">
            <text:p>Flow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3</text:p>
          </table:table-cell>
          <table:table-cell office:value-type="string">
            <text:p>Flu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4</text:p>
          </table:table-cell>
          <table:table-cell office:value-type="string">
            <text:p>Flu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5</text:p>
          </table:table-cell>
          <table:table-cell office:value-type="string">
            <text:p>Foam Ba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6</text:p>
          </table:table-cell>
          <table:table-cell office:value-type="string">
            <text:p>Fol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7</text:p>
          </table:table-cell>
          <table:table-cell office:value-type="string">
            <text:p>Folding Chai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8</text:p>
          </table:table-cell>
          <table:table-cell office:value-type="string">
            <text:p>Food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9</text:p>
          </table:table-cell>
          <table:table-cell office:value-type="string">
            <text:p>Food N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0</text:p>
          </table:table-cell>
          <table:table-cell office:value-type="string">
            <text:p>Food Process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1</text:p>
          </table:table-cell>
          <table:table-cell office:value-type="string">
            <text:p>Food Sa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2</text:p>
          </table:table-cell>
          <table:table-cell office:value-type="string">
            <text:p>For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3</text:p>
          </table:table-cell>
          <table:table-cell office:value-type="string">
            <text:p>For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4</text:p>
          </table:table-cell>
          <table:table-cell office:value-type="string">
            <text:p>Foundat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5</text:p>
          </table:table-cell>
          <table:table-cell office:value-type="string">
            <text:p>Four Slice To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6</text:p>
          </table:table-cell>
          <table:table-cell office:value-type="string">
            <text:p>Fragrance Oi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7</text:p>
          </table:table-cell>
          <table:table-cell office:value-type="string">
            <text:p>Frame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8</text:p>
          </table:table-cell>
          <table:table-cell office:value-type="string">
            <text:p>Frame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9</text:p>
          </table:table-cell>
          <table:table-cell office:value-type="string">
            <text:p>Fram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0</text:p>
          </table:table-cell>
          <table:table-cell office:value-type="string">
            <text:p>Fram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1</text:p>
          </table:table-cell>
          <table:table-cell office:value-type="string">
            <text:p>FRENCH <text:s text:c="3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2</text:p>
          </table:table-cell>
          <table:table-cell office:value-type="string">
            <text:p>French Clip Ear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3</text:p>
          </table:table-cell>
          <table:table-cell office:value-type="string">
            <text:p>Fridge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4</text:p>
          </table:table-cell>
          <table:table-cell office:value-type="string">
            <text:p>Front Back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5</text:p>
          </table:table-cell>
          <table:table-cell office:value-type="string">
            <text:p>Fruit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7</text:p>
          </table:table-cell>
          <table:table-cell office:value-type="string">
            <text:p>18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8</text:p>
          </table:table-cell>
          <table:table-cell office:value-type="string">
            <text:p>18cm x 38cm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9</text:p>
          </table:table-cell>
          <table:table-cell office:value-type="string">
            <text:p>18cm x 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0</text:p>
          </table:table-cell>
          <table:table-cell office:value-type="string">
            <text:p>18cm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1</text:p>
          </table:table-cell>
          <table:table-cell office:value-type="string">
            <text:p>190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2</text:p>
          </table:table-cell>
          <table:table-cell office:value-type="string">
            <text:p>190x19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3</text:p>
          </table:table-cell>
          <table:table-cell office:value-type="string">
            <text:p>1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4</text:p>
          </table:table-cell>
          <table:table-cell office:value-type="string">
            <text:p>19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5</text:p>
          </table:table-cell>
          <table:table-cell office:value-type="string">
            <text:p>19cm x 1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6</text:p>
          </table:table-cell>
          <table:table-cell office:value-type="string">
            <text:p>19cm x 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7</text:p>
          </table:table-cell>
          <table:table-cell office:value-type="string">
            <text:p>2 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8</text:p>
          </table:table-cell>
          <table:table-cell office:value-type="string">
            <text:p>2.5 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59</text:p>
          </table:table-cell>
          <table:table-cell office:value-type="string">
            <text:p>2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0</text:p>
          </table:table-cell>
          <table:table-cell office:value-type="string">
            <text:p>2.5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1</text:p>
          </table:table-cell>
          <table:table-cell office:value-type="string">
            <text:p>20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2</text:p>
          </table:table-cell>
          <table:table-cell office:value-type="string">
            <text:p>20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3</text:p>
          </table:table-cell>
          <table:table-cell office:value-type="string">
            <text:p>20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4</text:p>
          </table:table-cell>
          <table:table-cell office:value-type="string">
            <text:p>20 x 7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5</text:p>
          </table:table-cell>
          <table:table-cell office:value-type="string">
            <text:p>200 x 2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6</text:p>
          </table:table-cell>
          <table:table-cell office:value-type="string">
            <text:p>200 x 3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7</text:p>
          </table:table-cell>
          <table:table-cell office:value-type="string">
            <text:p>20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8</text:p>
          </table:table-cell>
          <table:table-cell office:value-type="string">
            <text:p>200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69</text:p>
          </table:table-cell>
          <table:table-cell office:value-type="string">
            <text:p>20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0</text:p>
          </table:table-cell>
          <table:table-cell office:value-type="string">
            <text:p>200cm x 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1</text:p>
          </table:table-cell>
          <table:table-cell office:value-type="string">
            <text:p>20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2</text:p>
          </table:table-cell>
          <table:table-cell office:value-type="string">
            <text:p>20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3</text:p>
          </table:table-cell>
          <table:table-cell office:value-type="string">
            <text:p>20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4</text:p>
          </table:table-cell>
          <table:table-cell office:value-type="string">
            <text:p>200cm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5</text:p>
          </table:table-cell>
          <table:table-cell office:value-type="string">
            <text:p>20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6</text:p>
          </table:table-cell>
          <table:table-cell office:value-type="string">
            <text:p>200x22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7</text:p>
          </table:table-cell>
          <table:table-cell office:value-type="string">
            <text:p>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8</text:p>
          </table:table-cell>
          <table:table-cell office:value-type="string">
            <text:p>20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79</text:p>
          </table:table-cell>
          <table:table-cell office:value-type="string">
            <text:p>20cm x 20cm x 3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0</text:p>
          </table:table-cell>
          <table:table-cell office:value-type="string">
            <text:p>20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1</text:p>
          </table:table-cell>
          <table:table-cell office:value-type="string">
            <text:p>20cm x 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2</text:p>
          </table:table-cell>
          <table:table-cell office:value-type="string">
            <text:p>20cm x 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3</text:p>
          </table:table-cell>
          <table:table-cell office:value-type="string">
            <text:p>2100 x 22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4</text:p>
          </table:table-cell>
          <table:table-cell office:value-type="string">
            <text:p>210cm x 22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0</text:p>
          </table:table-cell>
          <table:table-cell office:value-type="string">
            <text:p>Tummy Sh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1</text:p>
          </table:table-cell>
          <table:table-cell office:value-type="string">
            <text:p>Tummy Shaper Shor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2</text:p>
          </table:table-cell>
          <table:table-cell office:value-type="string">
            <text:p>Tun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3</text:p>
          </table:table-cell>
          <table:table-cell office:value-type="string">
            <text:p>Turb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4</text:p>
          </table:table-cell>
          <table:table-cell office:value-type="string">
            <text:p>Tur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5</text:p>
          </table:table-cell>
          <table:table-cell office:value-type="string">
            <text:p>Turtle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6</text:p>
          </table:table-cell>
          <table:table-cell office:value-type="string">
            <text:p>Tuxed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7</text:p>
          </table:table-cell>
          <table:table-cell office:value-type="string">
            <text:p>Tuxedo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8</text:p>
          </table:table-cell>
          <table:table-cell office:value-type="string">
            <text:p>Twin Pack Curt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9</text:p>
          </table:table-cell>
          <table:table-cell office:value-type="string">
            <text:p>Twin Pack Duvet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0</text:p>
          </table:table-cell>
          <table:table-cell office:value-type="string">
            <text:p>Two Slice To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1</text:p>
          </table:table-cell>
          <table:table-cell office:value-type="string">
            <text:p>TWOF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2</text:p>
          </table:table-cell>
          <table:table-cell office:value-type="string">
            <text:p>Umbrell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3</text:p>
          </table:table-cell>
          <table:table-cell office:value-type="string">
            <text:p>Umbrella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4</text:p>
          </table:table-cell>
          <table:table-cell office:value-type="string">
            <text:p>Under 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5</text:p>
          </table:table-cell>
          <table:table-cell office:value-type="string">
            <text:p>UNDERAR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6</text:p>
          </table:table-cell>
          <table:table-cell office:value-type="string">
            <text:p>Underwi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7</text:p>
          </table:table-cell>
          <table:table-cell office:value-type="string">
            <text:p>Unifor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8</text:p>
          </table:table-cell>
          <table:table-cell office:value-type="string">
            <text:p>Unit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9</text:p>
          </table:table-cell>
          <table:table-cell office:value-type="string">
            <text:p>Ur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0</text:p>
          </table:table-cell>
          <table:table-cell office:value-type="string">
            <text:p>USB C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1</text:p>
          </table:table-cell>
          <table:table-cell office:value-type="string">
            <text:p>Utensi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2</text:p>
          </table:table-cell>
          <table:table-cell office:value-type="string">
            <text:p>Utensil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3</text:p>
          </table:table-cell>
          <table:table-cell office:value-type="string">
            <text:p>Utensil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4</text:p>
          </table:table-cell>
          <table:table-cell office:value-type="string">
            <text:p>Utilit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5</text:p>
          </table:table-cell>
          <table:table-cell office:value-type="string">
            <text:p>Utility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6</text:p>
          </table:table-cell>
          <table:table-cell office:value-type="string">
            <text:p>Utility Caddy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7</text:p>
          </table:table-cell>
          <table:table-cell office:value-type="string">
            <text:p>Utility Caddy Si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8</text:p>
          </table:table-cell>
          <table:table-cell office:value-type="string">
            <text:p>Utility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9</text:p>
          </table:table-cell>
          <table:table-cell office:value-type="string">
            <text:p>Utility 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0</text:p>
          </table:table-cell>
          <table:table-cell office:value-type="string">
            <text:p>Utility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1</text:p>
          </table:table-cell>
          <table:table-cell office:value-type="string">
            <text:p>Utility squ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2</text:p>
          </table:table-cell>
          <table:table-cell office:value-type="string">
            <text:p>V Sha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3</text:p>
          </table:table-cell>
          <table:table-cell office:value-type="string">
            <text:p>Vanity 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4</text:p>
          </table:table-cell>
          <table:table-cell office:value-type="string">
            <text:p>Varsit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5</text:p>
          </table:table-cell>
          <table:table-cell office:value-type="string">
            <text:p>Vee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6</text:p>
          </table:table-cell>
          <table:table-cell office:value-type="string">
            <text:p>Veggie Rack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3</text:p>
          </table:table-cell>
          <table:table-cell office:value-type="string">
            <text:p>75x10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4</text:p>
          </table:table-cell>
          <table:table-cell office:value-type="string">
            <text:p>76 x 11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5</text:p>
          </table:table-cell>
          <table:table-cell office:value-type="string">
            <text:p>76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6</text:p>
          </table:table-cell>
          <table:table-cell office:value-type="string">
            <text:p>76 x 7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7</text:p>
          </table:table-cell>
          <table:table-cell office:value-type="string">
            <text:p>78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8</text:p>
          </table:table-cell>
          <table:table-cell office:value-type="string">
            <text:p>78cm x 38cm x 3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9</text:p>
          </table:table-cell>
          <table:table-cell office:value-type="string">
            <text:p>79 x 5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0</text:p>
          </table:table-cell>
          <table:table-cell office:value-type="string">
            <text:p>79.5 x 79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1</text:p>
          </table:table-cell>
          <table:table-cell office:value-type="string">
            <text:p>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2</text:p>
          </table:table-cell>
          <table:table-cell office:value-type="string">
            <text:p>7cm x 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3</text:p>
          </table:table-cell>
          <table:table-cell office:value-type="string">
            <text:p>7cm x 3cm x 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4</text:p>
          </table:table-cell>
          <table:table-cell office:value-type="string">
            <text:p>7cm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5</text:p>
          </table:table-cell>
          <table:table-cell office:value-type="string">
            <text:p>8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6</text:p>
          </table:table-cell>
          <table:table-cell office:value-type="string">
            <text:p>8 x 8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7</text:p>
          </table:table-cell>
          <table:table-cell office:value-type="string">
            <text:p>80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8</text:p>
          </table:table-cell>
          <table:table-cell office:value-type="string">
            <text:p>80 x 12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79</text:p>
          </table:table-cell>
          <table:table-cell office:value-type="string">
            <text:p>80 x 28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0</text:p>
          </table:table-cell>
          <table:table-cell office:value-type="string">
            <text:p>8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1</text:p>
          </table:table-cell>
          <table:table-cell office:value-type="string">
            <text:p>80 x 80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2</text:p>
          </table:table-cell>
          <table:table-cell office:value-type="string">
            <text:p>80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3</text:p>
          </table:table-cell>
          <table:table-cell office:value-type="string">
            <text:p>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4</text:p>
          </table:table-cell>
          <table:table-cell office:value-type="string">
            <text:p>80cm x 1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5</text:p>
          </table:table-cell>
          <table:table-cell office:value-type="string">
            <text:p>8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6</text:p>
          </table:table-cell>
          <table:table-cell office:value-type="string">
            <text:p>80cm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7</text:p>
          </table:table-cell>
          <table:table-cell office:value-type="string">
            <text:p>80cm x 40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8</text:p>
          </table:table-cell>
          <table:table-cell office:value-type="string">
            <text:p>80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89</text:p>
          </table:table-cell>
          <table:table-cell office:value-type="string">
            <text:p>80cm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0</text:p>
          </table:table-cell>
          <table:table-cell office:value-type="string">
            <text:p>82 x 8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1</text:p>
          </table:table-cell>
          <table:table-cell office:value-type="string">
            <text:p>8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2</text:p>
          </table:table-cell>
          <table:table-cell office:value-type="string">
            <text:p>85.5 x 115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3</text:p>
          </table:table-cell>
          <table:table-cell office:value-type="string">
            <text:p>8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4</text:p>
          </table:table-cell>
          <table:table-cell office:value-type="string">
            <text:p>85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5</text:p>
          </table:table-cell>
          <table:table-cell office:value-type="string">
            <text:p>85cm x 8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6</text:p>
          </table:table-cell>
          <table:table-cell office:value-type="string">
            <text:p>86 x 1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7</text:p>
          </table:table-cell>
          <table:table-cell office:value-type="string">
            <text:p>86 x 8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8</text:p>
          </table:table-cell>
          <table:table-cell office:value-type="string">
            <text:p>86 x 9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99</text:p>
          </table:table-cell>
          <table:table-cell office:value-type="string">
            <text:p>87cm x 48cm x 4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0</text:p>
          </table:table-cell>
          <table:table-cell office:value-type="string">
            <text:p>88cm x 48cm x 4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1</text:p>
          </table:table-cell>
          <table:table-cell office:value-type="string">
            <text:p>88cm x 5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2</text:p>
          </table:table-cell>
          <table:table-cell office:value-type="string">
            <text:p>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3</text:p>
          </table:table-cell>
          <table:table-cell office:value-type="string">
            <text:p>8cm x 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4</text:p>
          </table:table-cell>
          <table:table-cell office:value-type="string">
            <text:p>8cm x 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5</text:p>
          </table:table-cell>
          <table:table-cell office:value-type="string">
            <text:p>9 Pic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6</text:p>
          </table:table-cell>
          <table:table-cell office:value-type="string">
            <text:p>9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7</text:p>
          </table:table-cell>
          <table:table-cell office:value-type="string">
            <text:p>9.5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8</text:p>
          </table:table-cell>
          <table:table-cell office:value-type="string">
            <text:p>90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09</text:p>
          </table:table-cell>
          <table:table-cell office:value-type="string">
            <text:p>90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0</text:p>
          </table:table-cell>
          <table:table-cell office:value-type="string">
            <text:p>90 x 1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1</text:p>
          </table:table-cell>
          <table:table-cell office:value-type="string">
            <text:p>90 x 3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2</text:p>
          </table:table-cell>
          <table:table-cell office:value-type="string">
            <text:p>90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3</text:p>
          </table:table-cell>
          <table:table-cell office:value-type="string">
            <text:p>90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4</text:p>
          </table:table-cell>
          <table:table-cell office:value-type="string">
            <text:p>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5</text:p>
          </table:table-cell>
          <table:table-cell office:value-type="string">
            <text:p>9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6</text:p>
          </table:table-cell>
          <table:table-cell office:value-type="string">
            <text:p>90cm x 160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7</text:p>
          </table:table-cell>
          <table:table-cell office:value-type="string">
            <text:p>9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7</text:p>
          </table:table-cell>
          <table:table-cell office:value-type="string">
            <text:p>218cm x 1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5</text:p>
          </table:table-cell>
          <table:table-cell office:value-type="string">
            <text:p>218cm x 1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6</text:p>
          </table:table-cell>
          <table:table-cell office:value-type="string">
            <text:p>218cm x 14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8</text:p>
          </table:table-cell>
          <table:table-cell office:value-type="string">
            <text:p>218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89</text:p>
          </table:table-cell>
          <table:table-cell office:value-type="string">
            <text:p>218cm x 2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0</text:p>
          </table:table-cell>
          <table:table-cell office:value-type="string">
            <text:p>218cm x 26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1</text:p>
          </table:table-cell>
          <table:table-cell office:value-type="string">
            <text:p>218cm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2</text:p>
          </table:table-cell>
          <table:table-cell office:value-type="string">
            <text:p>218cm x 2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3</text:p>
          </table:table-cell>
          <table:table-cell office:value-type="string">
            <text:p>218cm x 2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4</text:p>
          </table:table-cell>
          <table:table-cell office:value-type="string">
            <text:p>218cm x 3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5</text:p>
          </table:table-cell>
          <table:table-cell office:value-type="string">
            <text:p>218cm x 4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6</text:p>
          </table:table-cell>
          <table:table-cell office:value-type="string">
            <text:p>218cm x 4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7</text:p>
          </table:table-cell>
          <table:table-cell office:value-type="string">
            <text:p>2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8</text:p>
          </table:table-cell>
          <table:table-cell office:value-type="string">
            <text:p>21cm x 10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99</text:p>
          </table:table-cell>
          <table:table-cell office:value-type="string">
            <text:p>21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0</text:p>
          </table:table-cell>
          <table:table-cell office:value-type="string">
            <text:p>21cm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1</text:p>
          </table:table-cell>
          <table:table-cell office:value-type="string">
            <text:p>220 x 23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2</text:p>
          </table:table-cell>
          <table:table-cell office:value-type="string">
            <text:p>22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3</text:p>
          </table:table-cell>
          <table:table-cell office:value-type="string">
            <text:p>220cm x 2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4</text:p>
          </table:table-cell>
          <table:table-cell office:value-type="string">
            <text:p>22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5</text:p>
          </table:table-cell>
          <table:table-cell office:value-type="string">
            <text:p>22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6</text:p>
          </table:table-cell>
          <table:table-cell office:value-type="string">
            <text:p>220cm x 2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7</text:p>
          </table:table-cell>
          <table:table-cell office:value-type="string">
            <text:p>220cm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8</text:p>
          </table:table-cell>
          <table:table-cell office:value-type="string">
            <text:p>220cm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09</text:p>
          </table:table-cell>
          <table:table-cell office:value-type="string">
            <text:p>225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0</text:p>
          </table:table-cell>
          <table:table-cell office:value-type="string">
            <text:p>225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1</text:p>
          </table:table-cell>
          <table:table-cell office:value-type="string">
            <text:p>225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2</text:p>
          </table:table-cell>
          <table:table-cell office:value-type="string">
            <text:p>225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3</text:p>
          </table:table-cell>
          <table:table-cell office:value-type="string">
            <text:p>225cm x 1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4</text:p>
          </table:table-cell>
          <table:table-cell office:value-type="string">
            <text:p>225cm x 1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5</text:p>
          </table:table-cell>
          <table:table-cell office:value-type="string">
            <text:p>225cm x 14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6</text:p>
          </table:table-cell>
          <table:table-cell office:value-type="string">
            <text:p>225cm x 1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7</text:p>
          </table:table-cell>
          <table:table-cell office:value-type="string">
            <text:p>225cm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8</text:p>
          </table:table-cell>
          <table:table-cell office:value-type="string">
            <text:p>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19</text:p>
          </table:table-cell>
          <table:table-cell office:value-type="string">
            <text:p>22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0</text:p>
          </table:table-cell>
          <table:table-cell office:value-type="string">
            <text:p>22cm x 20cm x 12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1</text:p>
          </table:table-cell>
          <table:table-cell office:value-type="string">
            <text:p>22cm x 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2</text:p>
          </table:table-cell>
          <table:table-cell office:value-type="string">
            <text:p>22cm x 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3</text:p>
          </table:table-cell>
          <table:table-cell office:value-type="string">
            <text:p>23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4</text:p>
          </table:table-cell>
          <table:table-cell office:value-type="string">
            <text:p>230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5</text:p>
          </table:table-cell>
          <table:table-cell office:value-type="string">
            <text:p>23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6</text:p>
          </table:table-cell>
          <table:table-cell office:value-type="string">
            <text:p>23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7</text:p>
          </table:table-cell>
          <table:table-cell office:value-type="string">
            <text:p>23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8</text:p>
          </table:table-cell>
          <table:table-cell office:value-type="string">
            <text:p>23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29</text:p>
          </table:table-cell>
          <table:table-cell office:value-type="string">
            <text:p>235cm x 1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0</text:p>
          </table:table-cell>
          <table:table-cell office:value-type="string">
            <text:p>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1</text:p>
          </table:table-cell>
          <table:table-cell office:value-type="string">
            <text:p>23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2</text:p>
          </table:table-cell>
          <table:table-cell office:value-type="string">
            <text:p>23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3</text:p>
          </table:table-cell>
          <table:table-cell office:value-type="string">
            <text:p>23cm x 23cm x 7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4</text:p>
          </table:table-cell>
          <table:table-cell office:value-type="string">
            <text:p>23cm x 3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5</text:p>
          </table:table-cell>
          <table:table-cell office:value-type="string">
            <text:p>24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6</text:p>
          </table:table-cell>
          <table:table-cell office:value-type="string">
            <text:p>2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7</text:p>
          </table:table-cell>
          <table:table-cell office:value-type="string">
            <text:p>24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8</text:p>
          </table:table-cell>
          <table:table-cell office:value-type="string">
            <text:p>24cm x 22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39</text:p>
          </table:table-cell>
          <table:table-cell office:value-type="string">
            <text:p>25 x 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0</text:p>
          </table:table-cell>
          <table:table-cell office:value-type="string">
            <text:p>25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1</text:p>
          </table:table-cell>
          <table:table-cell office:value-type="string">
            <text:p>25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2</text:p>
          </table:table-cell>
          <table:table-cell office:value-type="string">
            <text:p>250cm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3</text:p>
          </table:table-cell>
          <table:table-cell office:value-type="string">
            <text:p>250x3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4</text:p>
          </table:table-cell>
          <table:table-cell office:value-type="string">
            <text:p>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5</text:p>
          </table:table-cell>
          <table:table-cell office:value-type="string">
            <text:p>25cm x 1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6</text:p>
          </table:table-cell>
          <table:table-cell office:value-type="string">
            <text:p>25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7</text:p>
          </table:table-cell>
          <table:table-cell office:value-type="string">
            <text:p>25cm x 16cm x 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8</text:p>
          </table:table-cell>
          <table:table-cell office:value-type="string">
            <text:p>25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49</text:p>
          </table:table-cell>
          <table:table-cell office:value-type="string">
            <text:p>25cm x 23cm x 1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0</text:p>
          </table:table-cell>
          <table:table-cell office:value-type="string">
            <text:p>25cm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1</text:p>
          </table:table-cell>
          <table:table-cell office:value-type="string">
            <text:p>25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2</text:p>
          </table:table-cell>
          <table:table-cell office:value-type="string">
            <text:p>25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3</text:p>
          </table:table-cell>
          <table:table-cell office:value-type="string">
            <text:p>25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4</text:p>
          </table:table-cell>
          <table:table-cell office:value-type="string">
            <text:p>25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5</text:p>
          </table:table-cell>
          <table:table-cell office:value-type="string">
            <text:p>26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6</text:p>
          </table:table-cell>
          <table:table-cell office:value-type="string">
            <text:p>2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7</text:p>
          </table:table-cell>
          <table:table-cell office:value-type="string">
            <text:p>26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8</text:p>
          </table:table-cell>
          <table:table-cell office:value-type="string">
            <text:p>26cm x 18cm x 1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59</text:p>
          </table:table-cell>
          <table:table-cell office:value-type="string">
            <text:p>27 x 5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0</text:p>
          </table:table-cell>
          <table:table-cell office:value-type="string">
            <text:p>27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1</text:p>
          </table:table-cell>
          <table:table-cell office:value-type="string">
            <text:p>27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2</text:p>
          </table:table-cell>
          <table:table-cell office:value-type="string">
            <text:p>2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3</text:p>
          </table:table-cell>
          <table:table-cell office:value-type="string">
            <text:p>27cm x 22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4</text:p>
          </table:table-cell>
          <table:table-cell office:value-type="string">
            <text:p>27cm x 2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5</text:p>
          </table:table-cell>
          <table:table-cell office:value-type="string">
            <text:p>28.5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6</text:p>
          </table:table-cell>
          <table:table-cell office:value-type="string">
            <text:p>28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7</text:p>
          </table:table-cell>
          <table:table-cell office:value-type="string">
            <text:p>28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8</text:p>
          </table:table-cell>
          <table:table-cell office:value-type="string">
            <text:p>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69</text:p>
          </table:table-cell>
          <table:table-cell office:value-type="string">
            <text:p>28cm x 1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0</text:p>
          </table:table-cell>
          <table:table-cell office:value-type="string">
            <text:p>28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1</text:p>
          </table:table-cell>
          <table:table-cell office:value-type="string">
            <text:p>28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2</text:p>
          </table:table-cell>
          <table:table-cell office:value-type="string">
            <text:p>28cm x 6cm x 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3</text:p>
          </table:table-cell>
          <table:table-cell office:value-type="string">
            <text:p>29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4</text:p>
          </table:table-cell>
          <table:table-cell office:value-type="string">
            <text:p>290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8</text:p>
          </table:table-cell>
          <table:table-cell office:value-type="string">
            <text:p>9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19</text:p>
          </table:table-cell>
          <table:table-cell office:value-type="string">
            <text:p>90cm x 2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0</text:p>
          </table:table-cell>
          <table:table-cell office:value-type="string">
            <text:p>90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1</text:p>
          </table:table-cell>
          <table:table-cell office:value-type="string">
            <text:p>90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2</text:p>
          </table:table-cell>
          <table:table-cell office:value-type="string">
            <text:p>9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3</text:p>
          </table:table-cell>
          <table:table-cell office:value-type="string">
            <text:p>90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4</text:p>
          </table:table-cell>
          <table:table-cell office:value-type="string">
            <text:p>90x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5</text:p>
          </table:table-cell>
          <table:table-cell office:value-type="string">
            <text:p>92 x 10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6</text:p>
          </table:table-cell>
          <table:table-cell office:value-type="string">
            <text:p>92cm x 188cm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7</text:p>
          </table:table-cell>
          <table:table-cell office:value-type="string">
            <text:p>92cm x 188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8</text:p>
          </table:table-cell>
          <table:table-cell office:value-type="string">
            <text:p>92cm x 188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29</text:p>
          </table:table-cell>
          <table:table-cell office:value-type="string">
            <text:p>93cm x 19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0</text:p>
          </table:table-cell>
          <table:table-cell office:value-type="string">
            <text:p>95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1</text:p>
          </table:table-cell>
          <table:table-cell office:value-type="string">
            <text:p>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2</text:p>
          </table:table-cell>
          <table:table-cell office:value-type="string">
            <text:p>9cm x 6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3</text:p>
          </table:table-cell>
          <table:table-cell office:value-type="string">
            <text:p>9cm x 6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4</text:p>
          </table:table-cell>
          <table:table-cell office:value-type="string">
            <text:p>9cm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5</text:p>
          </table:table-cell>
          <table:table-cell office:value-type="string">
            <text:p>9cm x 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6</text:p>
          </table:table-cell>
          <table:table-cell office:value-type="string">
            <text:p>Bath Sheet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7</text:p>
          </table:table-cell>
          <table:table-cell office:value-type="string">
            <text:p>Bath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8</text:p>
          </table:table-cell>
          <table:table-cell office:value-type="string">
            <text:p>Beach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39</text:p>
          </table:table-cell>
          <table:table-cell office:value-type="string">
            <text:p>BELOW THE KNE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0</text:p>
          </table:table-cell>
          <table:table-cell office:value-type="string">
            <text:p>BERMUDA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1</text:p>
          </table:table-cell>
          <table:table-cell office:value-type="string">
            <text:p>CHEEKY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2</text:p>
          </table:table-cell>
          <table:table-cell office:value-type="string">
            <text:p>ELBOW LENGTH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3</text:p>
          </table:table-cell>
          <table:table-cell office:value-type="string">
            <text:p>Face Cloth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4</text:p>
          </table:table-cell>
          <table:table-cell office:value-type="string">
            <text:p>Face Hand and bath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5</text:p>
          </table:table-cell>
          <table:table-cell office:value-type="string">
            <text:p>Guest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6</text:p>
          </table:table-cell>
          <table:table-cell office:value-type="string">
            <text:p>Hand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7</text:p>
          </table:table-cell>
          <table:table-cell office:value-type="string">
            <text:p>KNEE LENGTH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8</text:p>
          </table:table-cell>
          <table:table-cell office:value-type="string">
            <text:p>Larg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49</text:p>
          </table:table-cell>
          <table:table-cell office:value-type="string">
            <text:p>Long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0</text:p>
          </table:table-cell>
          <table:table-cell office:value-type="string">
            <text:p>LONGSLEEV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1</text:p>
          </table:table-cell>
          <table:table-cell office:value-type="string">
            <text:p>Mat 50cm x 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2</text:p>
          </table:table-cell>
          <table:table-cell office:value-type="string">
            <text:p>Mat 50cm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3</text:p>
          </table:table-cell>
          <table:table-cell office:value-type="string">
            <text:p>Mat 69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4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5</text:p>
          </table:table-cell>
          <table:table-cell office:value-type="string">
            <text:p>MID THIGH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6</text:p>
          </table:table-cell>
          <table:table-cell office:value-type="string">
            <text:p>Minus 5 degre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7</text:p>
          </table:table-cell>
          <table:table-cell office:value-type="string">
            <text:p>Minus 8 Degre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8</text:p>
          </table:table-cell>
          <table:table-cell office:value-type="string">
            <text:p>NONE <text:s text:c="5"/>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59</text:p>
          </table:table-cell>
          <table:table-cell office:value-type="string">
            <text:p>One Size Fits Al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0</text:p>
          </table:table-cell>
          <table:table-cell office:value-type="string">
            <text:p>Over Size Guest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1</text:p>
          </table:table-cell>
          <table:table-cell office:value-type="string">
            <text:p>Over Size Towe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2</text:p>
          </table:table-cell>
          <table:table-cell office:value-type="string">
            <text:p>Short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3</text:p>
          </table:table-cell>
          <table:table-cell office:value-type="string">
            <text:p>SHORTSLEEV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4</text:p>
          </table:table-cell>
          <table:table-cell office:value-type="string">
            <text:p>SLEEVELESS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465</text:p>
          </table:table-cell>
          <table:table-cell office:value-type="string">
            <text:p>Smal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66</text:p>
          </table:table-cell>
          <table:table-cell office:value-type="string">
            <text:p>1 Colou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67</text:p>
          </table:table-cell>
          <table:table-cell office:value-type="string">
            <text:p>2 Colou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68</text:p>
          </table:table-cell>
          <table:table-cell office:value-type="string">
            <text:p>3 or more Colour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69</text:p>
          </table:table-cell>
          <table:table-cell office:value-type="string">
            <text:p>Abstrac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0</text:p>
          </table:table-cell>
          <table:table-cell office:value-type="string">
            <text:p>African Figurin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1</text:p>
          </table:table-cell>
          <table:table-cell office:value-type="string">
            <text:p>All over prin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2</text:p>
          </table:table-cell>
          <table:table-cell office:value-type="string">
            <text:p>Anim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3</text:p>
          </table:table-cell>
          <table:table-cell office:value-type="string">
            <text:p>Animal Prin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4</text:p>
          </table:table-cell>
          <table:table-cell office:value-type="string">
            <text:p>Anim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5</text:p>
          </table:table-cell>
          <table:table-cell office:value-type="string">
            <text:p>Animal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6</text:p>
          </table:table-cell>
          <table:table-cell office:value-type="string">
            <text:p>Animal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7</text:p>
          </table:table-cell>
          <table:table-cell office:value-type="string">
            <text:p>Appliqu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8</text:p>
          </table:table-cell>
          <table:table-cell office:value-type="string">
            <text:p>Applique and Prin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79</text:p>
          </table:table-cell>
          <table:table-cell office:value-type="string">
            <text:p>Architectur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0</text:p>
          </table:table-cell>
          <table:table-cell office:value-type="string">
            <text:p>Argyl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1</text:p>
          </table:table-cell>
          <table:table-cell office:value-type="string">
            <text:p>Argyle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2</text:p>
          </table:table-cell>
          <table:table-cell office:value-type="string">
            <text:p>Artisan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3</text:p>
          </table:table-cell>
          <table:table-cell office:value-type="string">
            <text:p>Assor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4</text:p>
          </table:table-cell>
          <table:table-cell office:value-type="string">
            <text:p>Aztec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5</text:p>
          </table:table-cell>
          <table:table-cell office:value-type="string">
            <text:p>Aztec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6</text:p>
          </table:table-cell>
          <table:table-cell office:value-type="string">
            <text:p>Bike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7</text:p>
          </table:table-cell>
          <table:table-cell office:value-type="string">
            <text:p>Birdcag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8</text:p>
          </table:table-cell>
          <table:table-cell office:value-type="string">
            <text:p>Boho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89</text:p>
          </table:table-cell>
          <table:table-cell office:value-type="string">
            <text:p>Bold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0</text:p>
          </table:table-cell>
          <table:table-cell office:value-type="string">
            <text:p>Borde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1</text:p>
          </table:table-cell>
          <table:table-cell office:value-type="string">
            <text:p>Botanic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2</text:p>
          </table:table-cell>
          <table:table-cell office:value-type="string">
            <text:p>Breton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3</text:p>
          </table:table-cell>
          <table:table-cell office:value-type="string">
            <text:p>Cabl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4</text:p>
          </table:table-cell>
          <table:table-cell office:value-type="string">
            <text:p>Cable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5</text:p>
          </table:table-cell>
          <table:table-cell office:value-type="string">
            <text:p>Camo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6</text:p>
          </table:table-cell>
          <table:table-cell office:value-type="string">
            <text:p>Camo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7</text:p>
          </table:table-cell>
          <table:table-cell office:value-type="string">
            <text:p>Characte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8</text:p>
          </table:table-cell>
          <table:table-cell office:value-type="string">
            <text:p>Character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499</text:p>
          </table:table-cell>
          <table:table-cell office:value-type="string">
            <text:p>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0</text:p>
          </table:table-cell>
          <table:table-cell office:value-type="string">
            <text:p>Check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1</text:p>
          </table:table-cell>
          <table:table-cell office:value-type="string">
            <text:p>Chevro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2</text:p>
          </table:table-cell>
          <table:table-cell office:value-type="string">
            <text:p>Chevron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3</text:p>
          </table:table-cell>
          <table:table-cell office:value-type="string">
            <text:p>Circl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4</text:p>
          </table:table-cell>
          <table:table-cell office:value-type="string">
            <text:p>Circl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5</text:p>
          </table:table-cell>
          <table:table-cell office:value-type="string">
            <text:p>City Sublima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6</text:p>
          </table:table-cell>
          <table:table-cell office:value-type="string">
            <text:p>Classic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7</text:p>
          </table:table-cell>
          <table:table-cell office:value-type="string">
            <text:p>Coas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8</text:p>
          </table:table-cell>
          <table:table-cell office:value-type="string">
            <text:p>Coastal Element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09</text:p>
          </table:table-cell>
          <table:table-cell office:value-type="string">
            <text:p>College Appliqu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5</text:p>
          </table:table-cell>
          <table:table-cell office:value-type="string">
            <text:p>290 x 2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6</text:p>
          </table:table-cell>
          <table:table-cell office:value-type="string">
            <text:p>29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7</text:p>
          </table:table-cell>
          <table:table-cell office:value-type="string">
            <text:p>2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8</text:p>
          </table:table-cell>
          <table:table-cell office:value-type="string">
            <text:p>29cm x 100cm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79</text:p>
          </table:table-cell>
          <table:table-cell office:value-type="string">
            <text:p>29cm x 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0</text:p>
          </table:table-cell>
          <table:table-cell office:value-type="string">
            <text:p>29cm x 27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1</text:p>
          </table:table-cell>
          <table:table-cell office:value-type="string">
            <text:p>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2</text:p>
          </table:table-cell>
          <table:table-cell office:value-type="string">
            <text:p>2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3</text:p>
          </table:table-cell>
          <table:table-cell office:value-type="string">
            <text:p>2x60x12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4</text:p>
          </table:table-cell>
          <table:table-cell office:value-type="string">
            <text:p>3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5</text:p>
          </table:table-cell>
          <table:table-cell office:value-type="string">
            <text:p>3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6</text:p>
          </table:table-cell>
          <table:table-cell office:value-type="string">
            <text:p>3/4 LENGTH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7</text:p>
          </table:table-cell>
          <table:table-cell office:value-type="string">
            <text:p>3/4 SLEEV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8</text:p>
          </table:table-cell>
          <table:table-cell office:value-type="string">
            <text:p>30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89</text:p>
          </table:table-cell>
          <table:table-cell office:value-type="string">
            <text:p>30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0</text:p>
          </table:table-cell>
          <table:table-cell office:value-type="string">
            <text:p>30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1</text:p>
          </table:table-cell>
          <table:table-cell office:value-type="string">
            <text:p>3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2</text:p>
          </table:table-cell>
          <table:table-cell office:value-type="string">
            <text:p>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3</text:p>
          </table:table-cell>
          <table:table-cell office:value-type="string">
            <text:p>30cm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4</text:p>
          </table:table-cell>
          <table:table-cell office:value-type="string">
            <text:p>30cm x 11cm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9</text:p>
          </table:table-cell>
          <table:table-cell office:value-type="string">
            <text:p>Baby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0</text:p>
          </table:table-cell>
          <table:table-cell office:value-type="string">
            <text:p>Baby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1</text:p>
          </table:table-cell>
          <table:table-cell office:value-type="string">
            <text:p>Baby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2</text:p>
          </table:table-cell>
          <table:table-cell office:value-type="string">
            <text:p>Baby Yellow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3</text:p>
          </table:table-cell>
          <table:table-cell office:value-type="string">
            <text:p>Bambo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4</text:p>
          </table:table-cell>
          <table:table-cell office:value-type="string">
            <text:p>Bei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5</text:p>
          </table:table-cell>
          <table:table-cell office:value-type="string">
            <text:p>Blac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6</text:p>
          </table:table-cell>
          <table:table-cell office:value-type="string">
            <text:p>Black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7</text:p>
          </table:table-cell>
          <table:table-cell office:value-type="string">
            <text:p>Blu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8</text:p>
          </table:table-cell>
          <table:table-cell office:value-type="string">
            <text:p>Blush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99</text:p>
          </table:table-cell>
          <table:table-cell office:value-type="string">
            <text:p>Bo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0</text:p>
          </table:table-cell>
          <table:table-cell office:value-type="string">
            <text:p>Bordeaux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1</text:p>
          </table:table-cell>
          <table:table-cell office:value-type="string">
            <text:p>Bottle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2</text:p>
          </table:table-cell>
          <table:table-cell office:value-type="string">
            <text:p>Brass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3</text:p>
          </table:table-cell>
          <table:table-cell office:value-type="string">
            <text:p>Bric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4</text:p>
          </table:table-cell>
          <table:table-cell office:value-type="string">
            <text:p>Bronz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5</text:p>
          </table:table-cell>
          <table:table-cell office:value-type="string">
            <text:p>Brown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6</text:p>
          </table:table-cell>
          <table:table-cell office:value-type="string">
            <text:p>Burgund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7</text:p>
          </table:table-cell>
          <table:table-cell office:value-type="string">
            <text:p>Burnt Or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8</text:p>
          </table:table-cell>
          <table:table-cell office:value-type="string">
            <text:p>Buttercup Yellow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09</text:p>
          </table:table-cell>
          <table:table-cell office:value-type="string">
            <text:p>Came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0</text:p>
          </table:table-cell>
          <table:table-cell office:value-type="string">
            <text:p>Candy Floss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1</text:p>
          </table:table-cell>
          <table:table-cell office:value-type="string">
            <text:p>Carame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2</text:p>
          </table:table-cell>
          <table:table-cell office:value-type="string">
            <text:p>Cayen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3</text:p>
          </table:table-cell>
          <table:table-cell office:value-type="string">
            <text:p>Celer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4</text:p>
          </table:table-cell>
          <table:table-cell office:value-type="string">
            <text:p>Cemen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5</text:p>
          </table:table-cell>
          <table:table-cell office:value-type="string">
            <text:p>Ceris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6</text:p>
          </table:table-cell>
          <table:table-cell office:value-type="string">
            <text:p>Chambra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7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8</text:p>
          </table:table-cell>
          <table:table-cell office:value-type="string">
            <text:p>Charco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19</text:p>
          </table:table-cell>
          <table:table-cell office:value-type="string">
            <text:p>Charcoal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0</text:p>
          </table:table-cell>
          <table:table-cell office:value-type="string">
            <text:p>Chartreus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1</text:p>
          </table:table-cell>
          <table:table-cell office:value-type="string">
            <text:p>Cherr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2</text:p>
          </table:table-cell>
          <table:table-cell office:value-type="string">
            <text:p>Chilli Re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3</text:p>
          </table:table-cell>
          <table:table-cell office:value-type="string">
            <text:p>Chocolat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4</text:p>
          </table:table-cell>
          <table:table-cell office:value-type="string">
            <text:p>Clare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5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6</text:p>
          </table:table-cell>
          <table:table-cell office:value-type="string">
            <text:p>Cobal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7</text:p>
          </table:table-cell>
          <table:table-cell office:value-type="string">
            <text:p>Cobalt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8</text:p>
          </table:table-cell>
          <table:table-cell office:value-type="string">
            <text:p>Coffe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29</text:p>
          </table:table-cell>
          <table:table-cell office:value-type="string">
            <text:p>Copp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0</text:p>
          </table:table-cell>
          <table:table-cell office:value-type="string">
            <text:p>Cor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1</text:p>
          </table:table-cell>
          <table:table-cell office:value-type="string">
            <text:p>Coral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2</text:p>
          </table:table-cell>
          <table:table-cell office:value-type="string">
            <text:p>Cornflow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3</text:p>
          </table:table-cell>
          <table:table-cell office:value-type="string">
            <text:p>Cream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4</text:p>
          </table:table-cell>
          <table:table-cell office:value-type="string">
            <text:p>Deep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5</text:p>
          </table:table-cell>
          <table:table-cell office:value-type="string">
            <text:p>Donke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736</text:p>
          </table:table-cell>
          <table:table-cell office:value-type="string">
            <text:p>Duck Egg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0</text:p>
          </table:table-cell>
          <table:table-cell office:value-type="string">
            <text:p>College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1</text:p>
          </table:table-cell>
          <table:table-cell office:value-type="string">
            <text:p>Colour blo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2</text:p>
          </table:table-cell>
          <table:table-cell office:value-type="string">
            <text:p>Colourblo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3</text:p>
          </table:table-cell>
          <table:table-cell office:value-type="string">
            <text:p>Conversation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4</text:p>
          </table:table-cell>
          <table:table-cell office:value-type="string">
            <text:p>Conversion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5</text:p>
          </table:table-cell>
          <table:table-cell office:value-type="string">
            <text:p>Damas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6</text:p>
          </table:table-cell>
          <table:table-cell office:value-type="string">
            <text:p>Delf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7</text:p>
          </table:table-cell>
          <table:table-cell office:value-type="string">
            <text:p>Diamon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8</text:p>
          </table:table-cell>
          <table:table-cell office:value-type="string">
            <text:p>Dits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19</text:p>
          </table:table-cell>
          <table:table-cell office:value-type="string">
            <text:p>Dot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0</text:p>
          </table:table-cell>
          <table:table-cell office:value-type="string">
            <text:p>Embroider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1</text:p>
          </table:table-cell>
          <table:table-cell office:value-type="string">
            <text:p>Engineer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2</text:p>
          </table:table-cell>
          <table:table-cell office:value-type="string">
            <text:p>Engineered Stripe Regul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3</text:p>
          </table:table-cell>
          <table:table-cell office:value-type="string">
            <text:p>Engineered Stripe Variega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4</text:p>
          </table:table-cell>
          <table:table-cell office:value-type="string">
            <text:p>Even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5</text:p>
          </table:table-cell>
          <table:table-cell office:value-type="string">
            <text:p>Fairsle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6</text:p>
          </table:table-cell>
          <table:table-cell office:value-type="string">
            <text:p>Feather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7</text:p>
          </table:table-cell>
          <table:table-cell office:value-type="string">
            <text:p>Feeder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8</text:p>
          </table:table-cell>
          <table:table-cell office:value-type="string">
            <text:p>Feeder Stripe Regul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29</text:p>
          </table:table-cell>
          <table:table-cell office:value-type="string">
            <text:p>Feeder Stripe Variegated</text:p>
          </table:table-cell>
        </table:table-row>
        <table:table-row table:style-name="ro1">
          <table:table-cell table:content-validation-name="val7"/>
          <table:table-cell office:value-type="string">
            <text:p>2475</text:p>
          </table:table-cell>
          <table:table-cell office:value-type="string">
            <text:p>1234</text:p>
          </table:table-cell>
          <table:table-cell office:value-type="string">
            <text:p>pro01</text:p>
          </table:table-cell>
        </table:table-row>
        <table:table-row table:style-name="ro1">
          <table:table-cell table:content-validation-name="val7"/>
          <table:table-cell office:value-type="string">
            <text:p>2478</text:p>
          </table:table-cell>
          <table:table-cell office:value-type="string">
            <text:p>1190</text:p>
          </table:table-cell>
          <table:table-cell office:value-type="string">
            <text:p>Side Chai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5</text:p>
          </table:table-cell>
          <table:table-cell office:value-type="string">
            <text:p>Party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6</text:p>
          </table:table-cell>
          <table:table-cell office:value-type="string">
            <text:p>Party Pro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7</text:p>
          </table:table-cell>
          <table:table-cell office:value-type="string">
            <text:p>Pasta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8</text:p>
          </table:table-cell>
          <table:table-cell office:value-type="string">
            <text:p>Pasta Stora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9</text:p>
          </table:table-cell>
          <table:table-cell office:value-type="string">
            <text:p>Pate Kni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0</text:p>
          </table:table-cell>
          <table:table-cell office:value-type="string">
            <text:p>Pea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1</text:p>
          </table:table-cell>
          <table:table-cell office:value-type="string">
            <text:p>Pea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2</text:p>
          </table:table-cell>
          <table:table-cell office:value-type="string">
            <text:p>Peace Sig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3</text:p>
          </table:table-cell>
          <table:table-cell office:value-type="string">
            <text:p>Pea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4</text:p>
          </table:table-cell>
          <table:table-cell office:value-type="string">
            <text:p>Peas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5</text:p>
          </table:table-cell>
          <table:table-cell office:value-type="string">
            <text:p>Pedal Push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6</text:p>
          </table:table-cell>
          <table:table-cell office:value-type="string">
            <text:p>Pedest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7</text:p>
          </table:table-cell>
          <table:table-cell office:value-type="string">
            <text:p>Peel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8</text:p>
          </table:table-cell>
          <table:table-cell office:value-type="string">
            <text:p>Peepto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9</text:p>
          </table:table-cell>
          <table:table-cell office:value-type="string">
            <text:p>Peeptoe Slingb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0</text:p>
          </table:table-cell>
          <table:table-cell office:value-type="string">
            <text:p>Peg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1</text:p>
          </table:table-cell>
          <table:table-cell office:value-type="string">
            <text:p>Peg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2</text:p>
          </table:table-cell>
          <table:table-cell office:value-type="string">
            <text:p>Pe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3</text:p>
          </table:table-cell>
          <table:table-cell office:value-type="string">
            <text:p>Pe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4</text:p>
          </table:table-cell>
          <table:table-cell office:value-type="string">
            <text:p>Pen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5</text:p>
          </table:table-cell>
          <table:table-cell office:value-type="string">
            <text:p>PENCI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6</text:p>
          </table:table-cell>
          <table:table-cell office:value-type="string">
            <text:p>Pencil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7</text:p>
          </table:table-cell>
          <table:table-cell office:value-type="string">
            <text:p>Pencil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8</text:p>
          </table:table-cell>
          <table:table-cell office:value-type="string">
            <text:p>Pend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9</text:p>
          </table:table-cell>
          <table:table-cell office:value-type="string">
            <text:p>Pens and Penci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0</text:p>
          </table:table-cell>
          <table:table-cell office:value-type="string">
            <text:p>Pepl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1</text:p>
          </table:table-cell>
          <table:table-cell office:value-type="string">
            <text:p>Pestle and Mort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2</text:p>
          </table:table-cell>
          <table:table-cell office:value-type="string">
            <text:p>Pet Bedd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3</text:p>
          </table:table-cell>
          <table:table-cell office:value-type="string">
            <text:p>Pet Dress 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4</text:p>
          </table:table-cell>
          <table:table-cell office:value-type="string">
            <text:p>Phone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5</text:p>
          </table:table-cell>
          <table:table-cell office:value-type="string">
            <text:p>Photo Alb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6</text:p>
          </table:table-cell>
          <table:table-cell office:value-type="string">
            <text:p>Photo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7</text:p>
          </table:table-cell>
          <table:table-cell office:value-type="string">
            <text:p>Photo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8</text:p>
          </table:table-cell>
          <table:table-cell office:value-type="string">
            <text:p>Photograph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9</text:p>
          </table:table-cell>
          <table:table-cell office:value-type="string">
            <text:p>Picnic Bas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0</text:p>
          </table:table-cell>
          <table:table-cell office:value-type="string">
            <text:p>Pie Di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1</text:p>
          </table:table-cell>
          <table:table-cell office:value-type="string">
            <text:p>Pillar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2</text:p>
          </table:table-cell>
          <table:table-cell office:value-type="string">
            <text:p>Pill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3</text:p>
          </table:table-cell>
          <table:table-cell office:value-type="string">
            <text:p>Pillow Protecto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4</text:p>
          </table:table-cell>
          <table:table-cell office:value-type="string">
            <text:p>Pillow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5</text:p>
          </table:table-cell>
          <table:table-cell office:value-type="string">
            <text:p>P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6</text:p>
          </table:table-cell>
          <table:table-cell office:value-type="string">
            <text:p>Pitch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7</text:p>
          </table:table-cell>
          <table:table-cell office:value-type="string">
            <text:p>Pizza Cut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8</text:p>
          </table:table-cell>
          <table:table-cell office:value-type="string">
            <text:p>Placema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9</text:p>
          </table:table-cell>
          <table:table-cell office:value-type="string">
            <text:p>Plaited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0</text:p>
          </table:table-cell>
          <table:table-cell office:value-type="string">
            <text:p>Plan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1</text:p>
          </table:table-cell>
          <table:table-cell office:value-type="string">
            <text:p>Plasma Unit</text:p>
          </table:table-cell>
        </table:table-row>
        <table:table-row table:style-name="ro1">
          <table:table-cell table:content-validation-name="val7"/>
          <table:table-cell table:number-columns-repeated="2" office:value-type="string">
            <text:p>1002</text:p>
          </table:table-cell>
          <table:table-cell office:value-type="string">
            <text:p>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3</text:p>
          </table:table-cell>
          <table:table-cell office:value-type="string">
            <text:p>Plat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4</text:p>
          </table:table-cell>
          <table:table-cell office:value-type="string">
            <text:p>Plat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5</text:p>
          </table:table-cell>
          <table:table-cell office:value-type="string">
            <text:p>Pla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6</text:p>
          </table:table-cell>
          <table:table-cell office:value-type="string">
            <text:p>Playsu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7</text:p>
          </table:table-cell>
          <table:table-cell office:value-type="string">
            <text:p>PLEA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8</text:p>
          </table:table-cell>
          <table:table-cell office:value-type="string">
            <text:p>Pleated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9</text:p>
          </table:table-cell>
          <table:table-cell office:value-type="string">
            <text:p>Plim Soll Lace 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0</text:p>
          </table:table-cell>
          <table:table-cell office:value-type="string">
            <text:p>Plim Soll Slip 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1</text:p>
          </table:table-cell>
          <table:table-cell office:value-type="string">
            <text:p>Plun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2</text:p>
          </table:table-cell>
          <table:table-cell office:value-type="string">
            <text:p>Plung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3</text:p>
          </table:table-cell>
          <table:table-cell office:value-type="string">
            <text:p>Pod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4</text:p>
          </table:table-cell>
          <table:table-cell office:value-type="string">
            <text:p>Poet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5</text:p>
          </table:table-cell>
          <table:table-cell office:value-type="string">
            <text:p>Polo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6</text:p>
          </table:table-cell>
          <table:table-cell office:value-type="string">
            <text:p>Pom Po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7</text:p>
          </table:table-cell>
          <table:table-cell office:value-type="string">
            <text:p>Pom Pom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8</text:p>
          </table:table-cell>
          <table:table-cell office:value-type="string">
            <text:p>PONCH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9</text:p>
          </table:table-cell>
          <table:table-cell office:value-type="string">
            <text:p>PONY 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0</text:p>
          </table:table-cell>
          <table:table-cell office:value-type="string">
            <text:p>Pool Inflatabl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1</text:p>
          </table:table-cell>
          <table:table-cell office:value-type="string">
            <text:p>Pool Sand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2</text:p>
          </table:table-cell>
          <table:table-cell office:value-type="string">
            <text:p>Popcorn Ma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3</text:p>
          </table:table-cell>
          <table:table-cell office:value-type="string">
            <text:p>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4</text:p>
          </table:table-cell>
          <table:table-cell office:value-type="string">
            <text:p>Pot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5</text:p>
          </table:table-cell>
          <table:table-cell office:value-type="string">
            <text:p>Pot Holder Handl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6</text:p>
          </table:table-cell>
          <table:table-cell office:value-type="string">
            <text:p>Pot Pourr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7</text:p>
          </table:table-cell>
          <table:table-cell office:value-type="string">
            <text:p>Po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8</text:p>
          </table:table-cell>
          <table:table-cell office:value-type="string">
            <text:p>Pot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9</text:p>
          </table:table-cell>
          <table:table-cell office:value-type="string">
            <text:p>Potted Pl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0</text:p>
          </table:table-cell>
          <table:table-cell office:value-type="string">
            <text:p>Pou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1</text:p>
          </table:table-cell>
          <table:table-cell office:value-type="string">
            <text:p>Pouche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2</text:p>
          </table:table-cell>
          <table:table-cell office:value-type="string">
            <text:p>Pouff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3</text:p>
          </table:table-cell>
          <table:table-cell office:value-type="string">
            <text:p>Princess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4</text:p>
          </table:table-cell>
          <table:table-cell office:value-type="string">
            <text:p>Prin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5</text:p>
          </table:table-cell>
          <table:table-cell office:value-type="string">
            <text:p>Pris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6</text:p>
          </table:table-cell>
          <table:table-cell office:value-type="string">
            <text:p>Prom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7</text:p>
          </table:table-cell>
          <table:table-cell office:value-type="string">
            <text:p>Prote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8</text:p>
          </table:table-cell>
          <table:table-cell office:value-type="string">
            <text:p>Puff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9</text:p>
          </table:table-cell>
          <table:table-cell office:value-type="string">
            <text:p>Pull 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0</text:p>
          </table:table-cell>
          <table:table-cell office:value-type="string">
            <text:p>Pull Over Hoo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1</text:p>
          </table:table-cell>
          <table:table-cell office:value-type="string">
            <text:p>Pull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2</text:p>
          </table:table-cell>
          <table:table-cell office:value-type="string">
            <text:p>Pu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3</text:p>
          </table:table-cell>
          <table:table-cell office:value-type="string">
            <text:p>Pum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4</text:p>
          </table:table-cell>
          <table:table-cell office:value-type="string">
            <text:p>Push 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5</text:p>
          </table:table-cell>
          <table:table-cell office:value-type="string">
            <text:p>Puzz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6</text:p>
          </table:table-cell>
          <table:table-cell office:value-type="string">
            <text:p>Quadrangul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7</text:p>
          </table:table-cell>
          <table:table-cell office:value-type="string">
            <text:p>Quarter 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8</text:p>
          </table:table-cell>
          <table:table-cell office:value-type="string">
            <text:p>Quee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9</text:p>
          </table:table-cell>
          <table:table-cell office:value-type="string">
            <text:p>Qui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0</text:p>
          </table:table-cell>
          <table:table-cell office:value-type="string">
            <text:p>Ra R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1</text:p>
          </table:table-cell>
          <table:table-cell office:value-type="string">
            <text:p>Racerb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2</text:p>
          </table:table-cell>
          <table:table-cell office:value-type="string">
            <text:p>Rag Do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3</text:p>
          </table:table-cell>
          <table:table-cell office:value-type="string">
            <text:p>Rain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4</text:p>
          </table:table-cell>
          <table:table-cell office:value-type="string">
            <text:p>Rameki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5</text:p>
          </table:table-cell>
          <table:table-cell office:value-type="string">
            <text:p>Rara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6</text:p>
          </table:table-cell>
          <table:table-cell office:value-type="string">
            <text:p>Rash Ves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7</text:p>
          </table:table-cell>
          <table:table-cell office:value-type="string">
            <text:p>Ra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8</text:p>
          </table:table-cell>
          <table:table-cell office:value-type="string">
            <text:p>Rea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9</text:p>
          </table:table-cell>
          <table:table-cell office:value-type="string">
            <text:p>Receiv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0</text:p>
          </table:table-cell>
          <table:table-cell office:value-type="string">
            <text:p>Recipe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1</text:p>
          </table:table-cell>
          <table:table-cell office:value-type="string">
            <text:p>Recta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2</text:p>
          </table:table-cell>
          <table:table-cell office:value-type="string">
            <text:p>Rectangle Face Wat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3</text:p>
          </table:table-cell>
          <table:table-cell office:value-type="string">
            <text:p>Rectangle Place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4</text:p>
          </table:table-cell>
          <table:table-cell office:value-type="string">
            <text:p>Rectangle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5</text:p>
          </table:table-cell>
          <table:table-cell office:value-type="string">
            <text:p>Rectangul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6</text:p>
          </table:table-cell>
          <table:table-cell office:value-type="string">
            <text:p>Red W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7</text:p>
          </table:table-cell>
          <table:table-cell office:value-type="string">
            <text:p>REGULAR <text:s text:c="2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8</text:p>
          </table:table-cell>
          <table:table-cell office:value-type="string">
            <text:p>Regular Glo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9</text:p>
          </table:table-cell>
          <table:table-cell office:value-type="string">
            <text:p>Regular Plan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0</text:p>
          </table:table-cell>
          <table:table-cell office:value-type="string">
            <text:p>RELAX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1</text:p>
          </table:table-cell>
          <table:table-cell office:value-type="string">
            <text:p>Repe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2</text:p>
          </table:table-cell>
          <table:table-cell office:value-type="string">
            <text:p>Retr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3</text:p>
          </table:table-cell>
          <table:table-cell office:value-type="string">
            <text:p>Reversible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4</text:p>
          </table:table-cell>
          <table:table-cell office:value-type="string">
            <text:p>Reversible Double Stud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5</text:p>
          </table:table-cell>
          <table:table-cell office:value-type="string">
            <text:p>Ribb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6</text:p>
          </table:table-cell>
          <table:table-cell office:value-type="string">
            <text:p>Ri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7</text:p>
          </table:table-cell>
          <table:table-cell office:value-type="string">
            <text:p>Rice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8</text:p>
          </table:table-cell>
          <table:table-cell office:value-type="string">
            <text:p>Ri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9</text:p>
          </table:table-cell>
          <table:table-cell office:value-type="string">
            <text:p>Rider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0</text:p>
          </table:table-cell>
          <table:table-cell office:value-type="string">
            <text:p>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1</text:p>
          </table:table-cell>
          <table:table-cell office:value-type="string">
            <text:p>Ring and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2</text:p>
          </table:table-cell>
          <table:table-cell office:value-type="string">
            <text:p>Ring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3</text:p>
          </table:table-cell>
          <table:table-cell office:value-type="string">
            <text:p>Ring St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4</text:p>
          </table:table-cell>
          <table:table-cell office:value-type="string">
            <text:p>Roas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5</text:p>
          </table:table-cell>
          <table:table-cell office:value-type="string">
            <text:p>Rob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6</text:p>
          </table:table-cell>
          <table:table-cell office:value-type="string">
            <text:p>Rod 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7</text:p>
          </table:table-cell>
          <table:table-cell office:value-type="string">
            <text:p>Ro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8</text:p>
          </table:table-cell>
          <table:table-cell office:value-type="string">
            <text:p>Roll 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9</text:p>
          </table:table-cell>
          <table:table-cell office:value-type="string">
            <text:p>Rolling P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0</text:p>
          </table:table-cell>
          <table:table-cell office:value-type="string">
            <text:p>Room Fragran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1</text:p>
          </table:table-cell>
          <table:table-cell office:value-type="string">
            <text:p>Room Sp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2</text:p>
          </table:table-cell>
          <table:table-cell office:value-type="string">
            <text:p>Ro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3</text:p>
          </table:table-cell>
          <table:table-cell office:value-type="string">
            <text:p>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4</text:p>
          </table:table-cell>
          <table:table-cell office:value-type="string">
            <text:p>Round Face Wat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5</text:p>
          </table:table-cell>
          <table:table-cell office:value-type="string">
            <text:p>Round Place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6</text:p>
          </table:table-cell>
          <table:table-cell office:value-type="string">
            <text:p>Round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7</text:p>
          </table:table-cell>
          <table:table-cell office:value-type="string">
            <text:p>R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8</text:p>
          </table:table-cell>
          <table:table-cell office:value-type="string">
            <text:p>Run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9</text:p>
          </table:table-cell>
          <table:table-cell office:value-type="string">
            <text:p>Runner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0</text:p>
          </table:table-cell>
          <table:table-cell office:value-type="string">
            <text:p>Russi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1</text:p>
          </table:table-cell>
          <table:table-cell office:value-type="string">
            <text:p>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2</text:p>
          </table:table-cell>
          <table:table-cell office:value-type="string">
            <text:p>Saddle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3</text:p>
          </table:table-cell>
          <table:table-cell office:value-type="string">
            <text:p>Safari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4</text:p>
          </table:table-cell>
          <table:table-cell office:value-type="string">
            <text:p>Salad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5</text:p>
          </table:table-cell>
          <table:table-cell office:value-type="string">
            <text:p>Salad Server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6</text:p>
          </table:table-cell>
          <table:table-cell office:value-type="string">
            <text:p>Salt &amp; Pe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7</text:p>
          </table:table-cell>
          <table:table-cell office:value-type="string">
            <text:p>Salt and Pepper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8</text:p>
          </table:table-cell>
          <table:table-cell office:value-type="string">
            <text:p>SAND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9</text:p>
          </table:table-cell>
          <table:table-cell office:value-type="string">
            <text:p>Sandwich Ma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0</text:p>
          </table:table-cell>
          <table:table-cell office:value-type="string">
            <text:p>Sandwich T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1</text:p>
          </table:table-cell>
          <table:table-cell office:value-type="string">
            <text:p>Saro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2</text:p>
          </table:table-cell>
          <table:table-cell office:value-type="string">
            <text:p>Satch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3</text:p>
          </table:table-cell>
          <table:table-cell office:value-type="string">
            <text:p>Saucepa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4</text:p>
          </table:table-cell>
          <table:table-cell office:value-type="string">
            <text:p>Sca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5</text:p>
          </table:table-cell>
          <table:table-cell office:value-type="string">
            <text:p>Scarf and Bean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6</text:p>
          </table:table-cell>
          <table:table-cell office:value-type="string">
            <text:p>Scarf Beanie and Gl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7</text:p>
          </table:table-cell>
          <table:table-cell office:value-type="string">
            <text:p>Scatter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8</text:p>
          </table:table-cell>
          <table:table-cell office:value-type="string">
            <text:p>Scatter Cush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9</text:p>
          </table:table-cell>
          <table:table-cell office:value-type="string">
            <text:p>Scatter cushion in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0</text:p>
          </table:table-cell>
          <table:table-cell office:value-type="string">
            <text:p>Scented Cushio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1</text:p>
          </table:table-cell>
          <table:table-cell office:value-type="string">
            <text:p>Scented Sach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2</text:p>
          </table:table-cell>
          <table:table-cell office:value-type="string">
            <text:p>Scisso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3</text:p>
          </table:table-cell>
          <table:table-cell office:value-type="string">
            <text:p>Scoop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4</text:p>
          </table:table-cell>
          <table:table-cell office:value-type="string">
            <text:p>Scour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5</text:p>
          </table:table-cell>
          <table:table-cell office:value-type="string">
            <text:p>Scree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6</text:p>
          </table:table-cell>
          <table:table-cell office:value-type="string">
            <text:p>Scrip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7</text:p>
          </table:table-cell>
          <table:table-cell office:value-type="string">
            <text:p>Secret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8</text:p>
          </table:table-cell>
          <table:table-cell office:value-type="string">
            <text:p>Selfie Sti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9</text:p>
          </table:table-cell>
          <table:table-cell office:value-type="string">
            <text:p>Ser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0</text:p>
          </table:table-cell>
          <table:table-cell office:value-type="string">
            <text:p>Serviette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1</text:p>
          </table:table-cell>
          <table:table-cell office:value-type="string">
            <text:p>Serviett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2</text:p>
          </table:table-cell>
          <table:table-cell office:value-type="string">
            <text:p>Serv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3</text:p>
          </table:table-cell>
          <table:table-cell office:value-type="string">
            <text:p>Serving Cutle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4</text:p>
          </table:table-cell>
          <table:table-cell office:value-type="string">
            <text:p>Serving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5</text:p>
          </table:table-cell>
          <table:table-cell office:value-type="string">
            <text:p>Serving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6</text:p>
          </table:table-cell>
          <table:table-cell office:value-type="string">
            <text:p>S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7</text:p>
          </table:table-cell>
          <table:table-cell office:value-type="string">
            <text:p>SH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8</text:p>
          </table:table-cell>
          <table:table-cell office:value-type="string">
            <text:p>Shaped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9</text:p>
          </table:table-cell>
          <table:table-cell office:value-type="string">
            <text:p>Shaper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0</text:p>
          </table:table-cell>
          <table:table-cell office:value-type="string">
            <text:p>Shaper Legg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1</text:p>
          </table:table-cell>
          <table:table-cell office:value-type="string">
            <text:p>Shaper Ves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2</text:p>
          </table:table-cell>
          <table:table-cell office:value-type="string">
            <text:p>Sharpe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3</text:p>
          </table:table-cell>
          <table:table-cell office:value-type="string">
            <text:p>Shee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4</text:p>
          </table:table-cell>
          <table:table-cell office:value-type="string">
            <text:p>Sheeting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5</text:p>
          </table:table-cell>
          <table:table-cell office:value-type="string">
            <text:p>Shel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6</text:p>
          </table:table-cell>
          <table:table-cell office:value-type="string">
            <text:p>SHE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7</text:p>
          </table:table-cell>
          <table:table-cell office:value-type="string">
            <text:p>Shell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8</text:p>
          </table:table-cell>
          <table:table-cell office:value-type="string">
            <text:p>Shel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9</text:p>
          </table:table-cell>
          <table:table-cell office:value-type="string">
            <text:p>Shelving Un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0</text:p>
          </table:table-cell>
          <table:table-cell office:value-type="string">
            <text:p>Sherry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1</text:p>
          </table:table-cell>
          <table:table-cell office:value-type="string">
            <text:p>SHIF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2</text:p>
          </table:table-cell>
          <table:table-cell office:value-type="string">
            <text:p>Sh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3</text:p>
          </table:table-cell>
          <table:table-cell office:value-type="string">
            <text:p>Shirt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4</text:p>
          </table:table-cell>
          <table:table-cell office:value-type="string">
            <text:p>Sho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5</text:p>
          </table:table-cell>
          <table:table-cell office:value-type="string">
            <text:p>Sh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6</text:p>
          </table:table-cell>
          <table:table-cell office:value-type="string">
            <text:p>Shoo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7</text:p>
          </table:table-cell>
          <table:table-cell office:value-type="string">
            <text:p>Sho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8</text:p>
          </table:table-cell>
          <table:table-cell office:value-type="string">
            <text:p>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9</text:p>
          </table:table-cell>
          <table:table-cell office:value-type="string">
            <text:p>Short Leg Sh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0</text:p>
          </table:table-cell>
          <table:table-cell office:value-type="string">
            <text:p>Short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1</text:p>
          </table:table-cell>
          <table:table-cell office:value-type="string">
            <text:p>Shor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2</text:p>
          </table:table-cell>
          <table:table-cell office:value-type="string">
            <text:p>Shower Cad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3</text:p>
          </table:table-cell>
          <table:table-cell office:value-type="string">
            <text:p>Shower C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4</text:p>
          </table:table-cell>
          <table:table-cell office:value-type="string">
            <text:p>Shower Curt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5</text:p>
          </table:table-cell>
          <table:table-cell office:value-type="string">
            <text:p>Shower G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6</text:p>
          </table:table-cell>
          <table:table-cell office:value-type="string">
            <text:p>Shr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7</text:p>
          </table:table-cell>
          <table:table-cell office:value-type="string">
            <text:p>Sid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8</text:p>
          </table:table-cell>
          <table:table-cell office:value-type="string">
            <text:p>Side Bo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9</text:p>
          </table:table-cell>
          <table:table-cell office:value-type="string">
            <text:p>Side Pla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0</text:p>
          </table:table-cell>
          <table:table-cell office:value-type="string">
            <text:p>Side T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1</text:p>
          </table:table-cell>
          <table:table-cell office:value-type="string">
            <text:p>Sig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2</text:p>
          </table:table-cell>
          <table:table-cell office:value-type="string">
            <text:p>Silkyshine Ankl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3</text:p>
          </table:table-cell>
          <table:table-cell office:value-type="string">
            <text:p>Silkyshine Footlin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4</text:p>
          </table:table-cell>
          <table:table-cell office:value-type="string">
            <text:p>Silkyshine Knee High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5</text:p>
          </table:table-cell>
          <table:table-cell office:value-type="string">
            <text:p>Silkyshine Pantiho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6</text:p>
          </table:table-cell>
          <table:table-cell office:value-type="string">
            <text:p>Si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7</text:p>
          </table:table-cell>
          <table:table-cell office:value-type="string">
            <text:p>Single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8</text:p>
          </table:table-cell>
          <table:table-cell office:value-type="string">
            <text:p>Single Gl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9</text:p>
          </table:table-cell>
          <table:table-cell office:value-type="string">
            <text:p>Single Ste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0</text:p>
          </table:table-cell>
          <table:table-cell office:value-type="string">
            <text:p>Single 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1</text:p>
          </table:table-cell>
          <table:table-cell office:value-type="string">
            <text:p>Sippy Cu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2</text:p>
          </table:table-cell>
          <table:table-cell office:value-type="string">
            <text:p>Sk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3</text:p>
          </table:table-cell>
          <table:table-cell office:value-type="string">
            <text:p>Sk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4</text:p>
          </table:table-cell>
          <table:table-cell office:value-type="string">
            <text:p>Skim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5</text:p>
          </table:table-cell>
          <table:table-cell office:value-type="string">
            <text:p>Skinn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6</text:p>
          </table:table-cell>
          <table:table-cell office:value-type="string">
            <text:p>Skinny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7</text:p>
          </table:table-cell>
          <table:table-cell office:value-type="string">
            <text:p>Skinny 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8</text:p>
          </table:table-cell>
          <table:table-cell office:value-type="string">
            <text:p>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9</text:p>
          </table:table-cell>
          <table:table-cell office:value-type="string">
            <text:p>Sk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0</text:p>
          </table:table-cell>
          <table:table-cell office:value-type="string">
            <text:p>Sleep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1</text:p>
          </table:table-cell>
          <table:table-cell office:value-type="string">
            <text:p>Sleep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2</text:p>
          </table:table-cell>
          <table:table-cell office:value-type="string">
            <text:p>Sleeper Cou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3</text:p>
          </table:table-cell>
          <table:table-cell office:value-type="string">
            <text:p>Sleeveless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4</text:p>
          </table:table-cell>
          <table:table-cell office:value-type="string">
            <text:p>Slic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5</text:p>
          </table:table-cell>
          <table:table-cell office:value-type="string">
            <text:p>Sli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6</text:p>
          </table:table-cell>
          <table:table-cell office:value-type="string">
            <text:p>Slim 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7</text:p>
          </table:table-cell>
          <table:table-cell office:value-type="string">
            <text:p>Slip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8</text:p>
          </table:table-cell>
          <table:table-cell office:value-type="string">
            <text:p>SLIP 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9</text:p>
          </table:table-cell>
          <table:table-cell office:value-type="string">
            <text:p>SLI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0</text:p>
          </table:table-cell>
          <table:table-cell office:value-type="string">
            <text:p>Slipper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1</text:p>
          </table:table-cell>
          <table:table-cell office:value-type="string">
            <text:p>Slipper Loaf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2</text:p>
          </table:table-cell>
          <table:table-cell office:value-type="string">
            <text:p>Slipper S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3</text:p>
          </table:table-cell>
          <table:table-cell office:value-type="string">
            <text:p>Slipp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4</text:p>
          </table:table-cell>
          <table:table-cell office:value-type="string">
            <text:p>Slippers and Glo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5</text:p>
          </table:table-cell>
          <table:table-cell office:value-type="string">
            <text:p>Sl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6</text:p>
          </table:table-cell>
          <table:table-cell office:value-type="string">
            <text:p>Slotted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7</text:p>
          </table:table-cell>
          <table:table-cell office:value-type="string">
            <text:p>Slotted Tur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8</text:p>
          </table:table-cell>
          <table:table-cell office:value-type="string">
            <text:p>Slouch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9</text:p>
          </table:table-cell>
          <table:table-cell office:value-type="string">
            <text:p>Slouchy Card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0</text:p>
          </table:table-cell>
          <table:table-cell office:value-type="string">
            <text:p>Slouchy Tee and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1</text:p>
          </table:table-cell>
          <table:table-cell office:value-type="string">
            <text:p>Slow Cooker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6</text:p>
          </table:table-cell>
          <table:table-cell office:value-type="string">
            <text:p>180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7</text:p>
          </table:table-cell>
          <table:table-cell office:value-type="string">
            <text:p>180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1</text:p>
          </table:table-cell>
          <table:table-cell office:value-type="string">
            <text:p>15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2</text:p>
          </table:table-cell>
          <table:table-cell office:value-type="string">
            <text:p>15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3</text:p>
          </table:table-cell>
          <table:table-cell office:value-type="string">
            <text:p>15cm x 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4</text:p>
          </table:table-cell>
          <table:table-cell office:value-type="string">
            <text:p>15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5</text:p>
          </table:table-cell>
          <table:table-cell office:value-type="string">
            <text:p>16.5 x 1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6</text:p>
          </table:table-cell>
          <table:table-cell office:value-type="string">
            <text:p>160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7</text:p>
          </table:table-cell>
          <table:table-cell office:value-type="string">
            <text:p>160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8</text:p>
          </table:table-cell>
          <table:table-cell office:value-type="string">
            <text:p>1600 x 16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9</text:p>
          </table:table-cell>
          <table:table-cell office:value-type="string">
            <text:p>1600 x 22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0</text:p>
          </table:table-cell>
          <table:table-cell office:value-type="string">
            <text:p>16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1</text:p>
          </table:table-cell>
          <table:table-cell office:value-type="string">
            <text:p>160cm x 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2</text:p>
          </table:table-cell>
          <table:table-cell office:value-type="string">
            <text:p>16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3</text:p>
          </table:table-cell>
          <table:table-cell office:value-type="string">
            <text:p>16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4</text:p>
          </table:table-cell>
          <table:table-cell office:value-type="string">
            <text:p>160x22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5</text:p>
          </table:table-cell>
          <table:table-cell office:value-type="string">
            <text:p>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6</text:p>
          </table:table-cell>
          <table:table-cell office:value-type="string">
            <text:p>16cm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7</text:p>
          </table:table-cell>
          <table:table-cell office:value-type="string">
            <text:p>16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8</text:p>
          </table:table-cell>
          <table:table-cell office:value-type="string">
            <text:p>16cm x 34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09</text:p>
          </table:table-cell>
          <table:table-cell office:value-type="string">
            <text:p>16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0</text:p>
          </table:table-cell>
          <table:table-cell office:value-type="string">
            <text:p>16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1</text:p>
          </table:table-cell>
          <table:table-cell office:value-type="string">
            <text:p>17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2</text:p>
          </table:table-cell>
          <table:table-cell office:value-type="string">
            <text:p>170 x 2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3</text:p>
          </table:table-cell>
          <table:table-cell office:value-type="string">
            <text:p>170cm x 130x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4</text:p>
          </table:table-cell>
          <table:table-cell office:value-type="string">
            <text:p>17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5</text:p>
          </table:table-cell>
          <table:table-cell office:value-type="string">
            <text:p>170cm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6</text:p>
          </table:table-cell>
          <table:table-cell office:value-type="string">
            <text:p>170cm x 3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7</text:p>
          </table:table-cell>
          <table:table-cell office:value-type="string">
            <text:p>170x225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8</text:p>
          </table:table-cell>
          <table:table-cell office:value-type="string">
            <text:p>175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19</text:p>
          </table:table-cell>
          <table:table-cell office:value-type="string">
            <text:p>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0</text:p>
          </table:table-cell>
          <table:table-cell office:value-type="string">
            <text:p>17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1</text:p>
          </table:table-cell>
          <table:table-cell office:value-type="string">
            <text:p>17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2</text:p>
          </table:table-cell>
          <table:table-cell office:value-type="string">
            <text:p>18 x 8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3</text:p>
          </table:table-cell>
          <table:table-cell office:value-type="string">
            <text:p>180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4</text:p>
          </table:table-cell>
          <table:table-cell office:value-type="string">
            <text:p>180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5</text:p>
          </table:table-cell>
          <table:table-cell office:value-type="string">
            <text:p>180 x 23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2</text:p>
          </table:table-cell>
          <table:table-cell office:value-type="string">
            <text:p>Smart T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3</text:p>
          </table:table-cell>
          <table:table-cell office:value-type="string">
            <text:p>Smock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4</text:p>
          </table:table-cell>
          <table:table-cell office:value-type="string">
            <text:p>Snap Ba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5</text:p>
          </table:table-cell>
          <table:table-cell office:value-type="string">
            <text:p>Snap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6</text:p>
          </table:table-cell>
          <table:table-cell office:value-type="string">
            <text:p>Snoo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7</text:p>
          </table:table-cell>
          <table:table-cell office:value-type="string">
            <text:p>Snow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8</text:p>
          </table:table-cell>
          <table:table-cell office:value-type="string">
            <text:p>Snowglob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9</text:p>
          </table:table-cell>
          <table:table-cell office:value-type="string">
            <text:p>So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0</text:p>
          </table:table-cell>
          <table:table-cell office:value-type="string">
            <text:p>Soap Di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1</text:p>
          </table:table-cell>
          <table:table-cell office:value-type="string">
            <text:p>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2</text:p>
          </table:table-cell>
          <table:table-cell office:value-type="string">
            <text:p>Soda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3</text:p>
          </table:table-cell>
          <table:table-cell office:value-type="string">
            <text:p>Soft Blou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4</text:p>
          </table:table-cell>
          <table:table-cell office:value-type="string">
            <text:p>Soft To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5</text:p>
          </table:table-cell>
          <table:table-cell office:value-type="string">
            <text:p>Sol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6</text:p>
          </table:table-cell>
          <table:table-cell office:value-type="string">
            <text:p>Solar Light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7</text:p>
          </table:table-cell>
          <table:table-cell office:value-type="string">
            <text:p>Soli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8</text:p>
          </table:table-cell>
          <table:table-cell office:value-type="string">
            <text:p>Soup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9</text:p>
          </table:table-cell>
          <table:table-cell office:value-type="string">
            <text:p>Spaghetti Sp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0</text:p>
          </table:table-cell>
          <table:table-cell office:value-type="string">
            <text:p>Spatul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1</text:p>
          </table:table-cell>
          <table:table-cell office:value-type="string">
            <text:p>Spea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2</text:p>
          </table:table-cell>
          <table:table-cell office:value-type="string">
            <text:p>Speak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3</text:p>
          </table:table-cell>
          <table:table-cell office:value-type="string">
            <text:p>SPICE R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4</text:p>
          </table:table-cell>
          <table:table-cell office:value-type="string">
            <text:p>Spir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5</text:p>
          </table:table-cell>
          <table:table-cell office:value-type="string">
            <text:p>Spoon Res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6</text:p>
          </table:table-cell>
          <table:table-cell office:value-type="string">
            <text:p>Spoo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7</text:p>
          </table:table-cell>
          <table:table-cell office:value-type="string">
            <text:p>Sports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8</text:p>
          </table:table-cell>
          <table:table-cell office:value-type="string">
            <text:p>Spray 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9</text:p>
          </table:table-cell>
          <table:table-cell office:value-type="string">
            <text:p>Squ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0</text:p>
          </table:table-cell>
          <table:table-cell office:value-type="string">
            <text:p>Square Place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1</text:p>
          </table:table-cell>
          <table:table-cell office:value-type="string">
            <text:p>Square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2</text:p>
          </table:table-cell>
          <table:table-cell office:value-type="string">
            <text:p>Squeeg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3</text:p>
          </table:table-cell>
          <table:table-cell office:value-type="string">
            <text:p>Standard Pillow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4</text:p>
          </table:table-cell>
          <table:table-cell office:value-type="string">
            <text:p>Standard Pillow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5</text:p>
          </table:table-cell>
          <table:table-cell office:value-type="string">
            <text:p>Stand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6</text:p>
          </table:table-cell>
          <table:table-cell office:value-type="string">
            <text:p>Standing Cl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7</text:p>
          </table:table-cell>
          <table:table-cell office:value-type="string">
            <text:p>Standing Dec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8</text:p>
          </table:table-cell>
          <table:table-cell office:value-type="string">
            <text:p>Standing La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9</text:p>
          </table:table-cell>
          <table:table-cell office:value-type="string">
            <text:p>Standing Lamp B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0</text:p>
          </table:table-cell>
          <table:table-cell office:value-type="string">
            <text:p>Standing Lamp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1</text:p>
          </table:table-cell>
          <table:table-cell office:value-type="string">
            <text:p>Standing Mirr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2</text:p>
          </table:table-cell>
          <table:table-cell office:value-type="string">
            <text:p>Standing Plan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3</text:p>
          </table:table-cell>
          <table:table-cell office:value-type="string">
            <text:p>St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4</text:p>
          </table:table-cell>
          <table:table-cell office:value-type="string">
            <text:p>Stateme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5</text:p>
          </table:table-cell>
          <table:table-cell office:value-type="string">
            <text:p>Statement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6</text:p>
          </table:table-cell>
          <table:table-cell office:value-type="string">
            <text:p>Stationary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7</text:p>
          </table:table-cell>
          <table:table-cell office:value-type="string">
            <text:p>Stationery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8</text:p>
          </table:table-cell>
          <table:table-cell office:value-type="string">
            <text:p>Stationery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9</text:p>
          </table:table-cell>
          <table:table-cell office:value-type="string">
            <text:p>Stationery List Pa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0</text:p>
          </table:table-cell>
          <table:table-cell office:value-type="string">
            <text:p>Statu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1</text:p>
          </table:table-cell>
          <table:table-cell office:value-type="string">
            <text:p>Std Pillow P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2</text:p>
          </table:table-cell>
          <table:table-cell office:value-type="string">
            <text:p>Std Serviet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3</text:p>
          </table:table-cell>
          <table:table-cell office:value-type="string">
            <text:p>Steak Kni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4</text:p>
          </table:table-cell>
          <table:table-cell office:value-type="string">
            <text:p>Steamers and Poach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5</text:p>
          </table:table-cell>
          <table:table-cell office:value-type="string">
            <text:p>Stem Dec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6</text:p>
          </table:table-cell>
          <table:table-cell office:value-type="string">
            <text:p>Steml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7</text:p>
          </table:table-cell>
          <table:table-cell office:value-type="string">
            <text:p>Step Lad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8</text:p>
          </table:table-cell>
          <table:table-cell office:value-type="string">
            <text:p>Sti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9</text:p>
          </table:table-cell>
          <table:table-cell office:value-type="string">
            <text:p>Still Lif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0</text:p>
          </table:table-cell>
          <table:table-cell office:value-type="string">
            <text:p>Stirr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1</text:p>
          </table:table-cell>
          <table:table-cell office:value-type="string">
            <text:p>Stock P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2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3</text:p>
          </table:table-cell>
          <table:table-cell office:value-type="string">
            <text:p>Stoo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4</text:p>
          </table:table-cell>
          <table:table-cell office:value-type="string">
            <text:p>Stoo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5</text:p>
          </table:table-cell>
          <table:table-cell office:value-type="string">
            <text:p>Stora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6</text:p>
          </table:table-cell>
          <table:table-cell office:value-type="string">
            <text:p>Storage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7</text:p>
          </table:table-cell>
          <table:table-cell office:value-type="string">
            <text:p>Storage 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8</text:p>
          </table:table-cell>
          <table:table-cell office:value-type="string">
            <text:p>Storage Jar With T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9</text:p>
          </table:table-cell>
          <table:table-cell office:value-type="string">
            <text:p>Storage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0</text:p>
          </table:table-cell>
          <table:table-cell office:value-type="string">
            <text:p>Storage un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1</text:p>
          </table:table-cell>
          <table:table-cell office:value-type="string">
            <text:p>Stove Top Cov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2</text:p>
          </table:table-cell>
          <table:table-cell office:value-type="string">
            <text:p>Stove Top Ke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3</text:p>
          </table:table-cell>
          <table:table-cell office:value-type="string">
            <text:p>Straigh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4</text:p>
          </table:table-cell>
          <table:table-cell office:value-type="string">
            <text:p>Straight Apr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5</text:p>
          </table:table-cell>
          <table:table-cell office:value-type="string">
            <text:p>Straight 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6</text:p>
          </table:table-cell>
          <table:table-cell office:value-type="string">
            <text:p>Straight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7</text:p>
          </table:table-cell>
          <table:table-cell office:value-type="string">
            <text:p>Strai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8</text:p>
          </table:table-cell>
          <table:table-cell office:value-type="string">
            <text:p>Str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9</text:p>
          </table:table-cell>
          <table:table-cell office:value-type="string">
            <text:p>Strapp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0</text:p>
          </table:table-cell>
          <table:table-cell office:value-type="string">
            <text:p>Straw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1</text:p>
          </table:table-cell>
          <table:table-cell office:value-type="string">
            <text:p>Stretch Ba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2</text:p>
          </table:table-cell>
          <table:table-cell office:value-type="string">
            <text:p>Stretch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3</text:p>
          </table:table-cell>
          <table:table-cell office:value-type="string">
            <text:p>Stretch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4</text:p>
          </table:table-cell>
          <table:table-cell office:value-type="string">
            <text:p>STRETCHY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2</text:p>
          </table:table-cell>
          <table:table-cell office:value-type="string">
            <text:p>5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3</text:p>
          </table:table-cell>
          <table:table-cell office:value-type="string">
            <text:p>5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4</text:p>
          </table:table-cell>
          <table:table-cell office:value-type="string">
            <text:p>50cm x 38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5</text:p>
          </table:table-cell>
          <table:table-cell office:value-type="string">
            <text:p>50cm x 42cm x 2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6</text:p>
          </table:table-cell>
          <table:table-cell office:value-type="string">
            <text:p>5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7</text:p>
          </table:table-cell>
          <table:table-cell office:value-type="string">
            <text:p>50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8</text:p>
          </table:table-cell>
          <table:table-cell office:value-type="string">
            <text:p>50cm x 6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59</text:p>
          </table:table-cell>
          <table:table-cell office:value-type="string">
            <text:p>5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0</text:p>
          </table:table-cell>
          <table:table-cell office:value-type="string">
            <text:p>50cm x 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1</text:p>
          </table:table-cell>
          <table:table-cell office:value-type="string">
            <text:p>50cm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2</text:p>
          </table:table-cell>
          <table:table-cell office:value-type="string">
            <text:p>50cm x 8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3</text:p>
          </table:table-cell>
          <table:table-cell office:value-type="string">
            <text:p>50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4</text:p>
          </table:table-cell>
          <table:table-cell office:value-type="string">
            <text:p>50x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5</text:p>
          </table:table-cell>
          <table:table-cell office:value-type="string">
            <text:p>50x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6</text:p>
          </table:table-cell>
          <table:table-cell office:value-type="string">
            <text:p>52 x 5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7</text:p>
          </table:table-cell>
          <table:table-cell office:value-type="string">
            <text:p>5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8</text:p>
          </table:table-cell>
          <table:table-cell office:value-type="string">
            <text:p>52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69</text:p>
          </table:table-cell>
          <table:table-cell office:value-type="string">
            <text:p>53 x 14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0</text:p>
          </table:table-cell>
          <table:table-cell office:value-type="string">
            <text:p>53cm x 41.5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1</text:p>
          </table:table-cell>
          <table:table-cell office:value-type="string">
            <text:p>53cm x 4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2</text:p>
          </table:table-cell>
          <table:table-cell office:value-type="string">
            <text:p>54.5 x 79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3</text:p>
          </table:table-cell>
          <table:table-cell office:value-type="string">
            <text:p>54cm x 44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4</text:p>
          </table:table-cell>
          <table:table-cell office:value-type="string">
            <text:p>55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5</text:p>
          </table:table-cell>
          <table:table-cell office:value-type="string">
            <text:p>55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6</text:p>
          </table:table-cell>
          <table:table-cell office:value-type="string">
            <text:p>55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7</text:p>
          </table:table-cell>
          <table:table-cell office:value-type="string">
            <text:p>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8</text:p>
          </table:table-cell>
          <table:table-cell office:value-type="string">
            <text:p>55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79</text:p>
          </table:table-cell>
          <table:table-cell office:value-type="string">
            <text:p>55cm x 4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0</text:p>
          </table:table-cell>
          <table:table-cell office:value-type="string">
            <text:p>55cm x 4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1</text:p>
          </table:table-cell>
          <table:table-cell office:value-type="string">
            <text:p>55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2</text:p>
          </table:table-cell>
          <table:table-cell office:value-type="string">
            <text:p>55cm x 8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3</text:p>
          </table:table-cell>
          <table:table-cell office:value-type="string">
            <text:p>56cm x 40cm x 5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4</text:p>
          </table:table-cell>
          <table:table-cell office:value-type="string">
            <text:p>57 x 8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5</text:p>
          </table:table-cell>
          <table:table-cell office:value-type="string">
            <text:p>57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6</text:p>
          </table:table-cell>
          <table:table-cell office:value-type="string">
            <text:p>57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7</text:p>
          </table:table-cell>
          <table:table-cell office:value-type="string">
            <text:p>58 x 5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8</text:p>
          </table:table-cell>
          <table:table-cell office:value-type="string">
            <text:p>58 x 8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89</text:p>
          </table:table-cell>
          <table:table-cell office:value-type="string">
            <text:p>58cm x 48cm x 3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0</text:p>
          </table:table-cell>
          <table:table-cell office:value-type="string">
            <text:p>59cm x 41cm x 6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1</text:p>
          </table:table-cell>
          <table:table-cell office:value-type="string">
            <text:p>5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2</text:p>
          </table:table-cell>
          <table:table-cell office:value-type="string">
            <text:p>6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3</text:p>
          </table:table-cell>
          <table:table-cell office:value-type="string">
            <text:p>60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4</text:p>
          </table:table-cell>
          <table:table-cell office:value-type="string">
            <text:p>60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5</text:p>
          </table:table-cell>
          <table:table-cell office:value-type="string">
            <text:p>60 x 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6</text:p>
          </table:table-cell>
          <table:table-cell office:value-type="string">
            <text:p>60 x 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7</text:p>
          </table:table-cell>
          <table:table-cell office:value-type="string">
            <text:p>60 x 1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8</text:p>
          </table:table-cell>
          <table:table-cell office:value-type="string">
            <text:p>60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299</text:p>
          </table:table-cell>
          <table:table-cell office:value-type="string">
            <text:p>60 x 60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0</text:p>
          </table:table-cell>
          <table:table-cell office:value-type="string">
            <text:p>60 x 60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1</text:p>
          </table:table-cell>
          <table:table-cell office:value-type="string">
            <text:p>6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2</text:p>
          </table:table-cell>
          <table:table-cell office:value-type="string">
            <text:p>60 x 89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3</text:p>
          </table:table-cell>
          <table:table-cell office:value-type="string">
            <text:p>60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4</text:p>
          </table:table-cell>
          <table:table-cell office:value-type="string">
            <text:p>600 x 10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5</text:p>
          </table:table-cell>
          <table:table-cell office:value-type="string">
            <text:p>60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6</text:p>
          </table:table-cell>
          <table:table-cell office:value-type="string">
            <text:p>60cm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7</text:p>
          </table:table-cell>
          <table:table-cell office:value-type="string">
            <text:p>60cm x 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8</text:p>
          </table:table-cell>
          <table:table-cell office:value-type="string">
            <text:p>60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09</text:p>
          </table:table-cell>
          <table:table-cell office:value-type="string">
            <text:p>60cm x 15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0</text:p>
          </table:table-cell>
          <table:table-cell office:value-type="string">
            <text:p>60cm x 2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1</text:p>
          </table:table-cell>
          <table:table-cell office:value-type="string">
            <text:p>60cm x 24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2</text:p>
          </table:table-cell>
          <table:table-cell office:value-type="string">
            <text:p>6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3</text:p>
          </table:table-cell>
          <table:table-cell office:value-type="string">
            <text:p>60cm x 60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4</text:p>
          </table:table-cell>
          <table:table-cell office:value-type="string">
            <text:p>60cm x 6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5</text:p>
          </table:table-cell>
          <table:table-cell office:value-type="string">
            <text:p>60cm x 6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6</text:p>
          </table:table-cell>
          <table:table-cell office:value-type="string">
            <text:p>60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7</text:p>
          </table:table-cell>
          <table:table-cell office:value-type="string">
            <text:p>61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8</text:p>
          </table:table-cell>
          <table:table-cell office:value-type="string">
            <text:p>6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19</text:p>
          </table:table-cell>
          <table:table-cell office:value-type="string">
            <text:p>6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0</text:p>
          </table:table-cell>
          <table:table-cell office:value-type="string">
            <text:p>63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1</text:p>
          </table:table-cell>
          <table:table-cell office:value-type="string">
            <text:p>64.5 x 54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2</text:p>
          </table:table-cell>
          <table:table-cell office:value-type="string">
            <text:p>65 x 6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3</text:p>
          </table:table-cell>
          <table:table-cell office:value-type="string">
            <text:p>6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4</text:p>
          </table:table-cell>
          <table:table-cell office:value-type="string">
            <text:p>65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5</text:p>
          </table:table-cell>
          <table:table-cell office:value-type="string">
            <text:p>65cm x 200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6</text:p>
          </table:table-cell>
          <table:table-cell office:value-type="string">
            <text:p>65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7</text:p>
          </table:table-cell>
          <table:table-cell office:value-type="string">
            <text:p>65cm x 6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8</text:p>
          </table:table-cell>
          <table:table-cell office:value-type="string">
            <text:p>66cm x 26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29</text:p>
          </table:table-cell>
          <table:table-cell office:value-type="string">
            <text:p>66cm x 66x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0</text:p>
          </table:table-cell>
          <table:table-cell office:value-type="string">
            <text:p>6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1</text:p>
          </table:table-cell>
          <table:table-cell office:value-type="string">
            <text:p>68.5 x 58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2</text:p>
          </table:table-cell>
          <table:table-cell office:value-type="string">
            <text:p>6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3</text:p>
          </table:table-cell>
          <table:table-cell office:value-type="string">
            <text:p>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4</text:p>
          </table:table-cell>
          <table:table-cell office:value-type="string">
            <text:p>6cm x 1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5</text:p>
          </table:table-cell>
          <table:table-cell office:value-type="string">
            <text:p>6cm x 5cm x 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6</text:p>
          </table:table-cell>
          <table:table-cell office:value-type="string">
            <text:p>7 x 7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7</text:p>
          </table:table-cell>
          <table:table-cell office:value-type="string">
            <text:p>7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8</text:p>
          </table:table-cell>
          <table:table-cell office:value-type="string">
            <text:p>70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39</text:p>
          </table:table-cell>
          <table:table-cell office:value-type="string">
            <text:p>70 x 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0</text:p>
          </table:table-cell>
          <table:table-cell office:value-type="string">
            <text:p>70 x 1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1</text:p>
          </table:table-cell>
          <table:table-cell office:value-type="string">
            <text:p>70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2</text:p>
          </table:table-cell>
          <table:table-cell office:value-type="string">
            <text:p>70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3</text:p>
          </table:table-cell>
          <table:table-cell office:value-type="string">
            <text:p>70 x 3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8</text:p>
          </table:table-cell>
          <table:table-cell office:value-type="string">
            <text:p>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0</text:p>
          </table:table-cell>
          <table:table-cell office:value-type="string">
            <text:p>180cm x 1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29</text:p>
          </table:table-cell>
          <table:table-cell office:value-type="string">
            <text:p>18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1</text:p>
          </table:table-cell>
          <table:table-cell office:value-type="string">
            <text:p>18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2</text:p>
          </table:table-cell>
          <table:table-cell office:value-type="string">
            <text:p>180cm x 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3</text:p>
          </table:table-cell>
          <table:table-cell office:value-type="string">
            <text:p>18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4</text:p>
          </table:table-cell>
          <table:table-cell office:value-type="string">
            <text:p>18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5</text:p>
          </table:table-cell>
          <table:table-cell office:value-type="string">
            <text:p>18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6</text:p>
          </table:table-cell>
          <table:table-cell office:value-type="string">
            <text:p>180cm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7</text:p>
          </table:table-cell>
          <table:table-cell office:value-type="string">
            <text:p>180cm x 2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8</text:p>
          </table:table-cell>
          <table:table-cell office:value-type="string">
            <text:p>180cm x 3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39</text:p>
          </table:table-cell>
          <table:table-cell office:value-type="string">
            <text:p>180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0</text:p>
          </table:table-cell>
          <table:table-cell office:value-type="string">
            <text:p>185cm x 19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1</text:p>
          </table:table-cell>
          <table:table-cell office:value-type="string">
            <text:p>188cm x 92cm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2</text:p>
          </table:table-cell>
          <table:table-cell office:value-type="string">
            <text:p>188cm x 92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3</text:p>
          </table:table-cell>
          <table:table-cell office:value-type="string">
            <text:p>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4</text:p>
          </table:table-cell>
          <table:table-cell office:value-type="string">
            <text:p>18cm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5</text:p>
          </table:table-cell>
          <table:table-cell office:value-type="string">
            <text:p>18cm x 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946</text:p>
          </table:table-cell>
          <table:table-cell office:value-type="string">
            <text:p>18cm x 14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</text:p>
          </table:table-cell>
          <table:table-cell office:value-type="string">
            <text:p>1 4 Z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</text:p>
          </table:table-cell>
          <table:table-cell office:value-type="string">
            <text:p>1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</text:p>
          </table:table-cell>
          <table:table-cell office:value-type="string">
            <text:p>1.5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</text:p>
          </table:table-cell>
          <table:table-cell office:value-type="string">
            <text:p>10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</text:p>
          </table:table-cell>
          <table:table-cell office:value-type="string">
            <text:p>10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</text:p>
          </table:table-cell>
          <table:table-cell office:value-type="string">
            <text:p>10 to 14 Seater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</text:p>
          </table:table-cell>
          <table:table-cell office:value-type="string">
            <text:p>100% Handpai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</text:p>
          </table:table-cell>
          <table:table-cell office:value-type="string">
            <text:p>1000 x 10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</text:p>
          </table:table-cell>
          <table:table-cell office:value-type="string">
            <text:p>1000 x 22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</text:p>
          </table:table-cell>
          <table:table-cell office:value-type="string">
            <text:p>110 x 12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</text:p>
          </table:table-cell>
          <table:table-cell office:value-type="string">
            <text:p>12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8</text:p>
          </table:table-cell>
          <table:table-cell office:value-type="string">
            <text:p>Wall A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9</text:p>
          </table:table-cell>
          <table:table-cell office:value-type="string">
            <text:p>Wall Cadd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0</text:p>
          </table:table-cell>
          <table:table-cell office:value-type="string">
            <text:p>Wall Cl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1</text:p>
          </table:table-cell>
          <table:table-cell office:value-type="string">
            <text:p>Wall Dec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2</text:p>
          </table:table-cell>
          <table:table-cell office:value-type="string">
            <text:p>Wall H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3</text:p>
          </table:table-cell>
          <table:table-cell office:value-type="string">
            <text:p>Wall Hoo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4</text:p>
          </table:table-cell>
          <table:table-cell office:value-type="string">
            <text:p>Wall Mount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5</text:p>
          </table:table-cell>
          <table:table-cell office:value-type="string">
            <text:p>Wall P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6</text:p>
          </table:table-cell>
          <table:table-cell office:value-type="string">
            <text:p>Wall Stick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7</text:p>
          </table:table-cell>
          <table:table-cell office:value-type="string">
            <text:p>Wardrob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8</text:p>
          </table:table-cell>
          <table:table-cell office:value-type="string">
            <text:p>Wat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9</text:p>
          </table:table-cell>
          <table:table-cell office:value-type="string">
            <text:p>Watch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0</text:p>
          </table:table-cell>
          <table:table-cell office:value-type="string">
            <text:p>Water Bo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1</text:p>
          </table:table-cell>
          <table:table-cell office:value-type="string">
            <text:p>Water Gla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2</text:p>
          </table:table-cell>
          <table:table-cell office:value-type="string">
            <text:p>Water Purifi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3</text:p>
          </table:table-cell>
          <table:table-cell office:value-type="string">
            <text:p>WATERFA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4</text:p>
          </table:table-cell>
          <table:table-cell office:value-type="string">
            <text:p>Waxed Filled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5</text:p>
          </table:table-cell>
          <table:table-cell office:value-type="string">
            <text:p>Wayfar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6</text:p>
          </table:table-cell>
          <table:table-cell office:value-type="string">
            <text:p>Wayfarer Sunglas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7</text:p>
          </table:table-cell>
          <table:table-cell office:value-type="string">
            <text:p>Webbing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8</text:p>
          </table:table-cell>
          <table:table-cell office:value-type="string">
            <text:p>Weekender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9</text:p>
          </table:table-cell>
          <table:table-cell office:value-type="string">
            <text:p>Wester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0</text:p>
          </table:table-cell>
          <table:table-cell office:value-type="string">
            <text:p>Western Sh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1</text:p>
          </table:table-cell>
          <table:table-cell office:value-type="string">
            <text:p>Wet Wi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2</text:p>
          </table:table-cell>
          <table:table-cell office:value-type="string">
            <text:p>Whis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3</text:p>
          </table:table-cell>
          <table:table-cell office:value-type="string">
            <text:p>Whiske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4</text:p>
          </table:table-cell>
          <table:table-cell office:value-type="string">
            <text:p>Whisk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5</text:p>
          </table:table-cell>
          <table:table-cell office:value-type="string">
            <text:p>White W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6</text:p>
          </table:table-cell>
          <table:table-cell office:value-type="string">
            <text:p>Wide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7</text:p>
          </table:table-cell>
          <table:table-cell office:value-type="string">
            <text:p>Wide Brimm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8</text:p>
          </table:table-cell>
          <table:table-cell office:value-type="string">
            <text:p>Wide Le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9</text:p>
          </table:table-cell>
          <table:table-cell office:value-type="string">
            <text:p>Widebri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0</text:p>
          </table:table-cell>
          <table:table-cell office:value-type="string">
            <text:p>Wine Cool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1</text:p>
          </table:table-cell>
          <table:table-cell office:value-type="string">
            <text:p>Wine Gla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2</text:p>
          </table:table-cell>
          <table:table-cell office:value-type="string">
            <text:p>Wine R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3</text:p>
          </table:table-cell>
          <table:table-cell office:value-type="string">
            <text:p>Wi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4</text:p>
          </table:table-cell>
          <table:table-cell office:value-type="string">
            <text:p>Wire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5</text:p>
          </table:table-cell>
          <table:table-cell office:value-type="string">
            <text:p>Wirel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6</text:p>
          </table:table-cell>
          <table:table-cell office:value-type="string">
            <text:p>W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7</text:p>
          </table:table-cell>
          <table:table-cell office:value-type="string">
            <text:p>Wor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8</text:p>
          </table:table-cell>
          <table:table-cell office:value-type="string">
            <text:p>WR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9</text:p>
          </table:table-cell>
          <table:table-cell office:value-type="string">
            <text:p>Wrap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0</text:p>
          </table:table-cell>
          <table:table-cell office:value-type="string">
            <text:p>Wrap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1</text:p>
          </table:table-cell>
          <table:table-cell office:value-type="string">
            <text:p>Wrap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2</text:p>
          </table:table-cell>
          <table:table-cell office:value-type="string">
            <text:p>Wrea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3</text:p>
          </table:table-cell>
          <table:table-cell office:value-type="string">
            <text:p>X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4</text:p>
          </table:table-cell>
          <table:table-cell office:value-type="string">
            <text:p>XLD Fitted Sheet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4</text:p>
          </table:table-cell>
          <table:table-cell office:value-type="string">
            <text:p>70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5</text:p>
          </table:table-cell>
          <table:table-cell office:value-type="string">
            <text:p>70 x 9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6</text:p>
          </table:table-cell>
          <table:table-cell office:value-type="string">
            <text:p>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7</text:p>
          </table:table-cell>
          <table:table-cell office:value-type="string">
            <text:p>70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8</text:p>
          </table:table-cell>
          <table:table-cell office:value-type="string">
            <text:p>70cm x 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49</text:p>
          </table:table-cell>
          <table:table-cell office:value-type="string">
            <text:p>70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0</text:p>
          </table:table-cell>
          <table:table-cell office:value-type="string">
            <text:p>70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1</text:p>
          </table:table-cell>
          <table:table-cell office:value-type="string">
            <text:p>7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2</text:p>
          </table:table-cell>
          <table:table-cell office:value-type="string">
            <text:p>70cm x 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3</text:p>
          </table:table-cell>
          <table:table-cell office:value-type="string">
            <text:p>7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4</text:p>
          </table:table-cell>
          <table:table-cell office:value-type="string">
            <text:p>70x10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5</text:p>
          </table:table-cell>
          <table:table-cell office:value-type="string">
            <text:p>70x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6</text:p>
          </table:table-cell>
          <table:table-cell office:value-type="string">
            <text:p>72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7</text:p>
          </table:table-cell>
          <table:table-cell office:value-type="string">
            <text:p>7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8</text:p>
          </table:table-cell>
          <table:table-cell office:value-type="string">
            <text:p>75 x 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59</text:p>
          </table:table-cell>
          <table:table-cell office:value-type="string">
            <text:p>7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0</text:p>
          </table:table-cell>
          <table:table-cell office:value-type="string">
            <text:p>75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1</text:p>
          </table:table-cell>
          <table:table-cell office:value-type="string">
            <text:p>75cm x 50 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362</text:p>
          </table:table-cell>
          <table:table-cell office:value-type="string">
            <text:p>75cm x 75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9</text:p>
          </table:table-cell>
          <table:table-cell office:value-type="string">
            <text:p>Lea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0</text:p>
          </table:table-cell>
          <table:table-cell office:value-type="string">
            <text:p>Leg War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1</text:p>
          </table:table-cell>
          <table:table-cell office:value-type="string">
            <text:p>Legg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2</text:p>
          </table:table-cell>
          <table:table-cell office:value-type="string">
            <text:p>Legg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3</text:p>
          </table:table-cell>
          <table:table-cell office:value-type="string">
            <text:p>Leot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4</text:p>
          </table:table-cell>
          <table:table-cell office:value-type="string">
            <text:p>Lette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5</text:p>
          </table:table-cell>
          <table:table-cell office:value-type="string">
            <text:p>Li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6</text:p>
          </table:table-cell>
          <table:table-cell office:value-type="string">
            <text:p>L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7</text:p>
          </table:table-cell>
          <table:table-cell office:value-type="string">
            <text:p>Lil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8</text:p>
          </table:table-cell>
          <table:table-cell office:value-type="string">
            <text:p>Linen Fragran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9</text:p>
          </table:table-cell>
          <table:table-cell office:value-type="string">
            <text:p>Lin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0</text:p>
          </table:table-cell>
          <table:table-cell office:value-type="string">
            <text:p>Links Brace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1</text:p>
          </table:table-cell>
          <table:table-cell office:value-type="string">
            <text:p>Lip Bal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2</text:p>
          </table:table-cell>
          <table:table-cell office:value-type="string">
            <text:p>Lipglo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3</text:p>
          </table:table-cell>
          <table:table-cell office:value-type="string">
            <text:p>Lipgloss Mini 2p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4</text:p>
          </table:table-cell>
          <table:table-cell office:value-type="string">
            <text:p>Lipsti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5</text:p>
          </table:table-cell>
          <table:table-cell office:value-type="string">
            <text:p>Lipw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6</text:p>
          </table:table-cell>
          <table:table-cell office:value-type="string">
            <text:p>Lipwe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7</text:p>
          </table:table-cell>
          <table:table-cell office:value-type="string">
            <text:p>Liquid Li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8</text:p>
          </table:table-cell>
          <table:table-cell office:value-type="string">
            <text:p>Loaf Plat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9</text:p>
          </table:table-cell>
          <table:table-cell office:value-type="string">
            <text:p>Loaf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0</text:p>
          </table:table-cell>
          <table:table-cell office:value-type="string">
            <text:p>Lo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1</text:p>
          </table:table-cell>
          <table:table-cell office:value-type="string">
            <text:p>Long Blou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2</text:p>
          </table:table-cell>
          <table:table-cell office:value-type="string">
            <text:p>Long Leg Sh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3</text:p>
          </table:table-cell>
          <table:table-cell office:value-type="string">
            <text:p>Long Sleeve Top and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4</text:p>
          </table:table-cell>
          <table:table-cell office:value-type="string">
            <text:p>Longl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5</text:p>
          </table:table-cell>
          <table:table-cell office:value-type="string">
            <text:p>Loung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6</text:p>
          </table:table-cell>
          <table:table-cell office:value-type="string">
            <text:p>LS Tee and Pan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7</text:p>
          </table:table-cell>
          <table:table-cell office:value-type="string">
            <text:p>LS Top and Long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8</text:p>
          </table:table-cell>
          <table:table-cell office:value-type="string">
            <text:p>Lunch and Snack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9</text:p>
          </table:table-cell>
          <table:table-cell office:value-type="string">
            <text:p>Lunch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0</text:p>
          </table:table-cell>
          <table:table-cell office:value-type="string">
            <text:p>Lunch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1</text:p>
          </table:table-cell>
          <table:table-cell office:value-type="string">
            <text:p>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2</text:p>
          </table:table-cell>
          <table:table-cell office:value-type="string">
            <text:p>Ma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3</text:p>
          </table:table-cell>
          <table:table-cell office:value-type="string">
            <text:p>Mag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4</text:p>
          </table:table-cell>
          <table:table-cell office:value-type="string">
            <text:p>Magn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5</text:p>
          </table:table-cell>
          <table:table-cell office:value-type="string">
            <text:p>Make Up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6</text:p>
          </table:table-cell>
          <table:table-cell office:value-type="string">
            <text:p>Make Up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7</text:p>
          </table:table-cell>
          <table:table-cell office:value-type="string">
            <text:p>Make Up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8</text:p>
          </table:table-cell>
          <table:table-cell office:value-type="string">
            <text:p>Make Up 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9</text:p>
          </table:table-cell>
          <table:table-cell office:value-type="string">
            <text:p>Make Up Spon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0</text:p>
          </table:table-cell>
          <table:table-cell office:value-type="string">
            <text:p>Man Sho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1</text:p>
          </table:table-cell>
          <table:table-cell office:value-type="string">
            <text:p>Mannequin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2</text:p>
          </table:table-cell>
          <table:table-cell office:value-type="string">
            <text:p>Margarit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3</text:p>
          </table:table-cell>
          <table:table-cell office:value-type="string">
            <text:p>Marshmallow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4</text:p>
          </table:table-cell>
          <table:table-cell office:value-type="string">
            <text:p>Mart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5</text:p>
          </table:table-cell>
          <table:table-cell office:value-type="string">
            <text:p>Mary Ja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6</text:p>
          </table:table-cell>
          <table:table-cell office:value-type="string">
            <text:p>Mascar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7</text:p>
          </table:table-cell>
          <table:table-cell office:value-type="string">
            <text:p>Mash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8</text:p>
          </table:table-cell>
          <table:table-cell office:value-type="string">
            <text:p>Mason 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9</text:p>
          </table:table-cell>
          <table:table-cell office:value-type="string">
            <text:p>Matt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0</text:p>
          </table:table-cell>
          <table:table-cell office:value-type="string">
            <text:p>Mattress Pa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1</text:p>
          </table:table-cell>
          <table:table-cell office:value-type="string">
            <text:p>Mattress Protect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2</text:p>
          </table:table-cell>
          <table:table-cell office:value-type="string">
            <text:p>Measuring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3</text:p>
          </table:table-cell>
          <table:table-cell office:value-type="string">
            <text:p>Measuring Cha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4</text:p>
          </table:table-cell>
          <table:table-cell office:value-type="string">
            <text:p>Measuring Cup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5</text:p>
          </table:table-cell>
          <table:table-cell office:value-type="string">
            <text:p>Medium Cush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6</text:p>
          </table:table-cell>
          <table:table-cell office:value-type="string">
            <text:p>Memo Board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7</text:p>
          </table:table-cell>
          <table:table-cell office:value-type="string">
            <text:p>MESSENG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8</text:p>
          </table:table-cell>
          <table:table-cell office:value-type="string">
            <text:p>Microwa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9</text:p>
          </table:table-cell>
          <table:table-cell office:value-type="string">
            <text:p>Microwave Cookw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0</text:p>
          </table:table-cell>
          <table:table-cell office:value-type="string">
            <text:p>Mid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1</text:p>
          </table:table-cell>
          <table:table-cell office:value-type="string">
            <text:p>Midi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2</text:p>
          </table:table-cell>
          <table:table-cell office:value-type="string">
            <text:p>Midthig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3</text:p>
          </table:table-cell>
          <table:table-cell office:value-type="string">
            <text:p>Military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4</text:p>
          </table:table-cell>
          <table:table-cell office:value-type="string">
            <text:p>Military 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5</text:p>
          </table:table-cell>
          <table:table-cell office:value-type="string">
            <text:p>Military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6</text:p>
          </table:table-cell>
          <table:table-cell office:value-type="string">
            <text:p>Mil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7</text:p>
          </table:table-cell>
          <table:table-cell office:value-type="string">
            <text:p>Milk bo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8</text:p>
          </table:table-cell>
          <table:table-cell office:value-type="string">
            <text:p>Minaudiere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9</text:p>
          </table:table-cell>
          <table:table-cell office:value-type="string">
            <text:p>Mini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0</text:p>
          </table:table-cell>
          <table:table-cell office:value-type="string">
            <text:p>Mini St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1</text:p>
          </table:table-cell>
          <table:table-cell office:value-type="string">
            <text:p>Mirr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2</text:p>
          </table:table-cell>
          <table:table-cell office:value-type="string">
            <text:p>Mittte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6</text:p>
          </table:table-cell>
          <table:table-cell office:value-type="string">
            <text:p>XX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5</text:p>
          </table:table-cell>
          <table:table-cell office:value-type="string">
            <text:p>X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7</text:p>
          </table:table-cell>
          <table:table-cell office:value-type="string">
            <text:p>XX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8</text:p>
          </table:table-cell>
          <table:table-cell office:value-type="string">
            <text:p>Yoga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9</text:p>
          </table:table-cell>
          <table:table-cell office:value-type="string">
            <text:p>Zip A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20</text:p>
          </table:table-cell>
          <table:table-cell office:value-type="string">
            <text:p>Zip O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21</text:p>
          </table:table-cell>
          <table:table-cell office:value-type="string">
            <text:p>Zip Thru Hood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22</text:p>
          </table:table-cell>
          <table:table-cell office:value-type="string">
            <text:p>Zip Thru Turtle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23</text:p>
          </table:table-cell>
          <table:table-cell office:value-type="string">
            <text:p>Zip Walle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4</text:p>
          </table:table-cell>
          <table:table-cell office:value-type="string">
            <text:p>Airforc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5</text:p>
          </table:table-cell>
          <table:table-cell office:value-type="string">
            <text:p>Amb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6</text:p>
          </table:table-cell>
          <table:table-cell office:value-type="string">
            <text:p>Amethys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7</text:p>
          </table:table-cell>
          <table:table-cell office:value-type="string">
            <text:p>Antique Gol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8</text:p>
          </table:table-cell>
          <table:table-cell office:value-type="string">
            <text:p>Antique Silv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29</text:p>
          </table:table-cell>
          <table:table-cell office:value-type="string">
            <text:p>App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0</text:p>
          </table:table-cell>
          <table:table-cell office:value-type="string">
            <text:p>AQUA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1</text:p>
          </table:table-cell>
          <table:table-cell office:value-type="string">
            <text:p>Assorte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2</text:p>
          </table:table-cell>
          <table:table-cell office:value-type="string">
            <text:p>AUBERGINE <text:s text:c="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3</text:p>
          </table:table-cell>
          <table:table-cell office:value-type="string">
            <text:p>Baby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4</text:p>
          </table:table-cell>
          <table:table-cell office:value-type="string">
            <text:p>Baby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5</text:p>
          </table:table-cell>
          <table:table-cell office:value-type="string">
            <text:p>Baby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6</text:p>
          </table:table-cell>
          <table:table-cell office:value-type="string">
            <text:p>Baby Yellow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7</text:p>
          </table:table-cell>
          <table:table-cell office:value-type="string">
            <text:p>Bamboo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8</text:p>
          </table:table-cell>
          <table:table-cell office:value-type="string">
            <text:p>BEIGE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39</text:p>
          </table:table-cell>
          <table:table-cell office:value-type="string">
            <text:p>BEIGE X <text:s text:c="22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0</text:p>
          </table:table-cell>
          <table:table-cell office:value-type="string">
            <text:p>Black 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1</text:p>
          </table:table-cell>
          <table:table-cell office:value-type="string">
            <text:p>Black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2</text:p>
          </table:table-cell>
          <table:table-cell office:value-type="string">
            <text:p>Black X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3</text:p>
          </table:table-cell>
          <table:table-cell office:value-type="string">
            <text:p>BLUE <text:s text:c="2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4</text:p>
          </table:table-cell>
          <table:table-cell office:value-type="string">
            <text:p>Blu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5</text:p>
          </table:table-cell>
          <table:table-cell office:value-type="string">
            <text:p>BLUE X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6</text:p>
          </table:table-cell>
          <table:table-cell office:value-type="string">
            <text:p>Blue.blk.denim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7</text:p>
          </table:table-cell>
          <table:table-cell office:value-type="string">
            <text:p>Blush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8</text:p>
          </table:table-cell>
          <table:table-cell office:value-type="string">
            <text:p>Bo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49</text:p>
          </table:table-cell>
          <table:table-cell office:value-type="string">
            <text:p>BORDEAUX <text:s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0</text:p>
          </table:table-cell>
          <table:table-cell office:value-type="string">
            <text:p>Bottle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1</text:p>
          </table:table-cell>
          <table:table-cell office:value-type="string">
            <text:p>Brass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2</text:p>
          </table:table-cell>
          <table:table-cell office:value-type="string">
            <text:p>BRICK <text:s text:c="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3</text:p>
          </table:table-cell>
          <table:table-cell office:value-type="string">
            <text:p>Bronz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4</text:p>
          </table:table-cell>
          <table:table-cell office:value-type="string">
            <text:p>BROWN <text:s text:c="2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5</text:p>
          </table:table-cell>
          <table:table-cell office:value-type="string">
            <text:p>Brown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6</text:p>
          </table:table-cell>
          <table:table-cell office:value-type="string">
            <text:p>BROWN X <text:s text:c="22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7</text:p>
          </table:table-cell>
          <table:table-cell office:value-type="string">
            <text:p>BURGU <text:s text:c="2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8</text:p>
          </table:table-cell>
          <table:table-cell office:value-type="string">
            <text:p>BURGUNDY <text:s text:c="21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59</text:p>
          </table:table-cell>
          <table:table-cell office:value-type="string">
            <text:p>Burnt Or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0</text:p>
          </table:table-cell>
          <table:table-cell office:value-type="string">
            <text:p>Buttercup Yellow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1</text:p>
          </table:table-cell>
          <table:table-cell office:value-type="string">
            <text:p>Came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2</text:p>
          </table:table-cell>
          <table:table-cell office:value-type="string">
            <text:p>CAMEL.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3</text:p>
          </table:table-cell>
          <table:table-cell office:value-type="string">
            <text:p>CANDY FLOSS <text:s text:c="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4</text:p>
          </table:table-cell>
          <table:table-cell office:value-type="string">
            <text:p>Carame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5</text:p>
          </table:table-cell>
          <table:table-cell office:value-type="string">
            <text:p>CAYENNE <text:s text:c="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6</text:p>
          </table:table-cell>
          <table:table-cell office:value-type="string">
            <text:p>Celer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7</text:p>
          </table:table-cell>
          <table:table-cell office:value-type="string">
            <text:p>Cemen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8</text:p>
          </table:table-cell>
          <table:table-cell office:value-type="string">
            <text:p>Ceri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3</text:p>
          </table:table-cell>
          <table:table-cell office:value-type="string">
            <text:p>Mix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4</text:p>
          </table:table-cell>
          <table:table-cell office:value-type="string">
            <text:p>Mobi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5</text:p>
          </table:table-cell>
          <table:table-cell office:value-type="string">
            <text:p>MOCCAS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6</text:p>
          </table:table-cell>
          <table:table-cell office:value-type="string">
            <text:p>Mom Je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7</text:p>
          </table:table-cell>
          <table:table-cell office:value-type="string">
            <text:p>Money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8</text:p>
          </table:table-cell>
          <table:table-cell office:value-type="string">
            <text:p>Monok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9</text:p>
          </table:table-cell>
          <table:table-cell office:value-type="string">
            <text:p>M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0</text:p>
          </table:table-cell>
          <table:table-cell office:value-type="string">
            <text:p>Mosquito N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1</text:p>
          </table:table-cell>
          <table:table-cell office:value-type="string">
            <text:p>Mouse Pa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2</text:p>
          </table:table-cell>
          <table:table-cell office:value-type="string">
            <text:p>Moustach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3</text:p>
          </table:table-cell>
          <table:table-cell office:value-type="string">
            <text:p>Muffin P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4</text:p>
          </table:table-cell>
          <table:table-cell office:value-type="string">
            <text:p>M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5</text:p>
          </table:table-cell>
          <table:table-cell office:value-type="string">
            <text:p>Mug Tre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6</text:p>
          </table:table-cell>
          <table:table-cell office:value-type="string">
            <text:p>MU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7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8</text:p>
          </table:table-cell>
          <table:table-cell office:value-type="string">
            <text:p>Multi Face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9</text:p>
          </table:table-cell>
          <table:table-cell office:value-type="string">
            <text:p>Multi Lay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0</text:p>
          </table:table-cell>
          <table:table-cell office:value-type="string">
            <text:p>Multi Photo Frame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1</text:p>
          </table:table-cell>
          <table:table-cell office:value-type="string">
            <text:p>Multi Piece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2</text:p>
          </table:table-cell>
          <table:table-cell office:value-type="string">
            <text:p>Multi Shel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3</text:p>
          </table:table-cell>
          <table:table-cell office:value-type="string">
            <text:p>Multi Towel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4</text:p>
          </table:table-cell>
          <table:table-cell office:value-type="string">
            <text:p>Multipack 3p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5</text:p>
          </table:table-cell>
          <table:table-cell office:value-type="string">
            <text:p>Multipack 6p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6</text:p>
          </table:table-cell>
          <table:table-cell office:value-type="string">
            <text:p>Multipack 9p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7</text:p>
          </table:table-cell>
          <table:table-cell office:value-type="string">
            <text:p>Multipack X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8</text:p>
          </table:table-cell>
          <table:table-cell office:value-type="string">
            <text:p>MULTISTR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9</text:p>
          </table:table-cell>
          <table:table-cell office:value-type="string">
            <text:p>Multiw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0</text:p>
          </table:table-cell>
          <table:table-cell office:value-type="string">
            <text:p>MUSC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1</text:p>
          </table:table-cell>
          <table:table-cell office:value-type="string">
            <text:p>Mus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2</text:p>
          </table:table-cell>
          <table:table-cell office:value-type="string">
            <text:p>Nail Fi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3</text:p>
          </table:table-cell>
          <table:table-cell office:value-type="string">
            <text:p>Nail Varni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4</text:p>
          </table:table-cell>
          <table:table-cell office:value-type="string">
            <text:p>Nail Wra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5</text:p>
          </table:table-cell>
          <table:table-cell office:value-type="string">
            <text:p>Napier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6</text:p>
          </table:table-cell>
          <table:table-cell office:value-type="string">
            <text:p>Napkin 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7</text:p>
          </table:table-cell>
          <table:table-cell office:value-type="string">
            <text:p>Napki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8</text:p>
          </table:table-cell>
          <table:table-cell office:value-type="string">
            <text:p>Nappy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9</text:p>
          </table:table-cell>
          <table:table-cell office:value-type="string">
            <text:p>Nappy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0</text:p>
          </table:table-cell>
          <table:table-cell office:value-type="string">
            <text:p>NECKLA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1</text:p>
          </table:table-cell>
          <table:table-cell office:value-type="string">
            <text:p>Necklace and Ear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2</text:p>
          </table:table-cell>
          <table:table-cell office:value-type="string">
            <text:p>Night Fri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3</text:p>
          </table:table-cell>
          <table:table-cell office:value-type="string">
            <text:p>Night Ligh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4</text:p>
          </table:table-cell>
          <table:table-cell office:value-type="string">
            <text:p>Night Shirt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5</text:p>
          </table:table-cell>
          <table:table-cell office:value-type="string">
            <text:p>NIGHT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6</text:p>
          </table:table-cell>
          <table:table-cell office:value-type="string">
            <text:p>Non Applic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7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8</text:p>
          </table:table-cell>
          <table:table-cell office:value-type="string">
            <text:p>Not Applic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9</text:p>
          </table:table-cell>
          <table:table-cell office:value-type="string">
            <text:p>Noteboo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0</text:p>
          </table:table-cell>
          <table:table-cell office:value-type="string">
            <text:p>NOVELT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1</text:p>
          </table:table-cell>
          <table:table-cell office:value-type="string">
            <text:p>Novelty B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2</text:p>
          </table:table-cell>
          <table:table-cell office:value-type="string">
            <text:p>Novelty Bean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3</text:p>
          </table:table-cell>
          <table:table-cell office:value-type="string">
            <text:p>Novelty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4</text:p>
          </table:table-cell>
          <table:table-cell office:value-type="string">
            <text:p>Novelty Cosmetic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5</text:p>
          </table:table-cell>
          <table:table-cell office:value-type="string">
            <text:p>Novelty Cutle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6</text:p>
          </table:table-cell>
          <table:table-cell office:value-type="string">
            <text:p>Novelty Cutler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7</text:p>
          </table:table-cell>
          <table:table-cell office:value-type="string">
            <text:p>Novelty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8</text:p>
          </table:table-cell>
          <table:table-cell office:value-type="string">
            <text:p>Novelty La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9</text:p>
          </table:table-cell>
          <table:table-cell office:value-type="string">
            <text:p>Novelty Lighting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0</text:p>
          </table:table-cell>
          <table:table-cell office:value-type="string">
            <text:p>Novelty Mirr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1</text:p>
          </table:table-cell>
          <table:table-cell office:value-type="string">
            <text:p>Novelty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2</text:p>
          </table:table-cell>
          <table:table-cell office:value-type="string">
            <text:p>Novelty Sig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3</text:p>
          </table:table-cell>
          <table:table-cell office:value-type="string">
            <text:p>Office Statione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4</text:p>
          </table:table-cell>
          <table:table-cell office:value-type="string">
            <text:p>Office Stora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5</text:p>
          </table:table-cell>
          <table:table-cell office:value-type="string">
            <text:p>Oil Burn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6</text:p>
          </table:table-cell>
          <table:table-cell office:value-type="string">
            <text:p>One Pie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7</text:p>
          </table:table-cell>
          <table:table-cell office:value-type="string">
            <text:p>Ones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8</text:p>
          </table:table-cell>
          <table:table-cell office:value-type="string">
            <text:p>Opaque Ankle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9</text:p>
          </table:table-cell>
          <table:table-cell office:value-type="string">
            <text:p>Opaque Footless T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0</text:p>
          </table:table-cell>
          <table:table-cell office:value-type="string">
            <text:p>Opaque Knee High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1</text:p>
          </table:table-cell>
          <table:table-cell office:value-type="string">
            <text:p>Opaque Pantiho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2</text:p>
          </table:table-cell>
          <table:table-cell office:value-type="string">
            <text:p>Opaque Tigh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3</text:p>
          </table:table-cell>
          <table:table-cell office:value-type="string">
            <text:p>Open Card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4</text:p>
          </table:table-cell>
          <table:table-cell office:value-type="string">
            <text:p>Organiser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5</text:p>
          </table:table-cell>
          <table:table-cell office:value-type="string">
            <text:p>Organis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6</text:p>
          </table:table-cell>
          <table:table-cell office:value-type="string">
            <text:p>Origam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7</text:p>
          </table:table-cell>
          <table:table-cell office:value-type="string">
            <text:p>Oth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8</text:p>
          </table:table-cell>
          <table:table-cell office:value-type="string">
            <text:p>Otto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9</text:p>
          </table:table-cell>
          <table:table-cell office:value-type="string">
            <text:p>Outdoor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0</text:p>
          </table:table-cell>
          <table:table-cell office:value-type="string">
            <text:p>Outdoor Chai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1</text:p>
          </table:table-cell>
          <table:table-cell office:value-type="string">
            <text:p>Outdoor Discovery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2</text:p>
          </table:table-cell>
          <table:table-cell office:value-type="string">
            <text:p>Ov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3</text:p>
          </table:table-cell>
          <table:table-cell office:value-type="string">
            <text:p>Oval Place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4</text:p>
          </table:table-cell>
          <table:table-cell office:value-type="string">
            <text:p>Oven Glo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5</text:p>
          </table:table-cell>
          <table:table-cell office:value-type="string">
            <text:p>Over The Knee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6</text:p>
          </table:table-cell>
          <table:table-cell office:value-type="string">
            <text:p>Overl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7</text:p>
          </table:table-cell>
          <table:table-cell office:value-type="string">
            <text:p>Overnigh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8</text:p>
          </table:table-cell>
          <table:table-cell office:value-type="string">
            <text:p>Oversiz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9</text:p>
          </table:table-cell>
          <table:table-cell office:value-type="string">
            <text:p>Oversized Card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0</text:p>
          </table:table-cell>
          <table:table-cell office:value-type="string">
            <text:p>Oversized Plan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1</text:p>
          </table:table-cell>
          <table:table-cell office:value-type="string">
            <text:p>Oxfo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2</text:p>
          </table:table-cell>
          <table:table-cell office:value-type="string">
            <text:p>P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3</text:p>
          </table:table-cell>
          <table:table-cell office:value-type="string">
            <text:p>PALAZZ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4</text:p>
          </table:table-cell>
          <table:table-cell office:value-type="string">
            <text:p>Panama H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5</text:p>
          </table:table-cell>
          <table:table-cell office:value-type="string">
            <text:p>PANT <text:s text:c="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1</text:p>
          </table:table-cell>
          <table:table-cell office:value-type="string">
            <text:p>CHARCOAL <text:s text:c="6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2</text:p>
          </table:table-cell>
          <table:table-cell office:value-type="string">
            <text:p>Charcoal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69</text:p>
          </table:table-cell>
          <table:table-cell office:value-type="string">
            <text:p>CHAMBRAY <text:s text:c="6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0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3</text:p>
          </table:table-cell>
          <table:table-cell office:value-type="string">
            <text:p>Chartreus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4</text:p>
          </table:table-cell>
          <table:table-cell office:value-type="string">
            <text:p>Cherr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5</text:p>
          </table:table-cell>
          <table:table-cell office:value-type="string">
            <text:p>Chilli Re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6</text:p>
          </table:table-cell>
          <table:table-cell office:value-type="string">
            <text:p>Choc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7</text:p>
          </table:table-cell>
          <table:table-cell office:value-type="string">
            <text:p>Chocolat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8</text:p>
          </table:table-cell>
          <table:table-cell office:value-type="string">
            <text:p>Clare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79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0</text:p>
          </table:table-cell>
          <table:table-cell office:value-type="string">
            <text:p>Cobal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1</text:p>
          </table:table-cell>
          <table:table-cell office:value-type="string">
            <text:p>Cobalt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2</text:p>
          </table:table-cell>
          <table:table-cell office:value-type="string">
            <text:p>Coffe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3</text:p>
          </table:table-cell>
          <table:table-cell office:value-type="string">
            <text:p>Copp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4</text:p>
          </table:table-cell>
          <table:table-cell office:value-type="string">
            <text:p>CORAL <text:s text:c="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5</text:p>
          </table:table-cell>
          <table:table-cell office:value-type="string">
            <text:p>Coral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6</text:p>
          </table:table-cell>
          <table:table-cell office:value-type="string">
            <text:p>CORNFLOWER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7</text:p>
          </table:table-cell>
          <table:table-cell office:value-type="string">
            <text:p>Cream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8</text:p>
          </table:table-cell>
          <table:table-cell office:value-type="string">
            <text:p>CREAM X <text:s text:c="22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89</text:p>
          </table:table-cell>
          <table:table-cell office:value-type="string">
            <text:p>Cya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0</text:p>
          </table:table-cell>
          <table:table-cell office:value-type="string">
            <text:p>DENIM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1</text:p>
          </table:table-cell>
          <table:table-cell office:value-type="string">
            <text:p>Donke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2</text:p>
          </table:table-cell>
          <table:table-cell office:value-type="string">
            <text:p>DUCK EGG <text:s text:c="6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3</text:p>
          </table:table-cell>
          <table:table-cell office:value-type="string">
            <text:p>Duck Egg Blu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8</text:p>
          </table:table-cell>
          <table:table-cell office:value-type="string">
            <text:p>Layere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4</text:p>
          </table:table-cell>
          <table:table-cell office:value-type="string">
            <text:p>Dusty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5</text:p>
          </table:table-cell>
          <table:table-cell office:value-type="string">
            <text:p>Ebon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6</text:p>
          </table:table-cell>
          <table:table-cell office:value-type="string">
            <text:p>Ecru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7</text:p>
          </table:table-cell>
          <table:table-cell office:value-type="string">
            <text:p>Emeral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8</text:p>
          </table:table-cell>
          <table:table-cell office:value-type="string">
            <text:p>Fatig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599</text:p>
          </table:table-cell>
          <table:table-cell office:value-type="string">
            <text:p>Fatigu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0</text:p>
          </table:table-cell>
          <table:table-cell office:value-type="string">
            <text:p>Fer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1</text:p>
          </table:table-cell>
          <table:table-cell office:value-type="string">
            <text:p>Fire Engine Re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2</text:p>
          </table:table-cell>
          <table:table-cell office:value-type="string">
            <text:p>Forest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3</text:p>
          </table:table-cell>
          <table:table-cell office:value-type="string">
            <text:p>Fushcia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4</text:p>
          </table:table-cell>
          <table:table-cell office:value-type="string">
            <text:p>Garne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5</text:p>
          </table:table-cell>
          <table:table-cell office:value-type="string">
            <text:p>Ging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6</text:p>
          </table:table-cell>
          <table:table-cell office:value-type="string">
            <text:p>Gol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7</text:p>
          </table:table-cell>
          <table:table-cell office:value-type="string">
            <text:p>Grap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8</text:p>
          </table:table-cell>
          <table:table-cell office:value-type="string">
            <text:p>Grass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09</text:p>
          </table:table-cell>
          <table:table-cell office:value-type="string">
            <text:p>GREEN <text:s text:c="2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0</text:p>
          </table:table-cell>
          <table:table-cell office:value-type="string">
            <text:p>Green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1</text:p>
          </table:table-cell>
          <table:table-cell office:value-type="string">
            <text:p>GREEN X <text:s text:c="22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2</text:p>
          </table:table-cell>
          <table:table-cell office:value-type="string">
            <text:p>GREY <text:s text:c="2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3</text:p>
          </table:table-cell>
          <table:table-cell office:value-type="string">
            <text:p>Grey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4</text:p>
          </table:table-cell>
          <table:table-cell office:value-type="string">
            <text:p>GREY X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5</text:p>
          </table:table-cell>
          <table:table-cell office:value-type="string">
            <text:p>Gunmeta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6</text:p>
          </table:table-cell>
          <table:table-cell office:value-type="string">
            <text:p>Hone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7</text:p>
          </table:table-cell>
          <table:table-cell office:value-type="string">
            <text:p>Hot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8</text:p>
          </table:table-cell>
          <table:table-cell office:value-type="string">
            <text:p>Hunters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19</text:p>
          </table:table-cell>
          <table:table-cell office:value-type="string">
            <text:p>Indigo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0</text:p>
          </table:table-cell>
          <table:table-cell office:value-type="string">
            <text:p>Indigo Blac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1</text:p>
          </table:table-cell>
          <table:table-cell office:value-type="string">
            <text:p>Indigo Black Aci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2</text:p>
          </table:table-cell>
          <table:table-cell office:value-type="string">
            <text:p>Indigo Bleach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3</text:p>
          </table:table-cell>
          <table:table-cell office:value-type="string">
            <text:p>Indigo dbl Stonewash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4</text:p>
          </table:table-cell>
          <table:table-cell office:value-type="string">
            <text:p>Indigo 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5</text:p>
          </table:table-cell>
          <table:table-cell office:value-type="string">
            <text:p>Indigo Ink Aci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6</text:p>
          </table:table-cell>
          <table:table-cell office:value-type="string">
            <text:p>Indigo Marb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7</text:p>
          </table:table-cell>
          <table:table-cell office:value-type="string">
            <text:p>Indigo Periwink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8</text:p>
          </table:table-cell>
          <table:table-cell office:value-type="string">
            <text:p>Indigo Stonewash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29</text:p>
          </table:table-cell>
          <table:table-cell office:value-type="string">
            <text:p>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0</text:p>
          </table:table-cell>
          <table:table-cell office:value-type="string">
            <text:p>IRIS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1</text:p>
          </table:table-cell>
          <table:table-cell office:value-type="string">
            <text:p>IVORY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2</text:p>
          </table:table-cell>
          <table:table-cell office:value-type="string">
            <text:p>JADE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2</text:p>
          </table:table-cell>
          <table:table-cell office:value-type="string">
            <text:p>Pewter Gre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3</text:p>
          </table:table-cell>
          <table:table-cell office:value-type="string">
            <text:p>Pink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4</text:p>
          </table:table-cell>
          <table:table-cell office:value-type="string">
            <text:p>Pistachi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5</text:p>
          </table:table-cell>
          <table:table-cell office:value-type="string">
            <text:p>Platinum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6</text:p>
          </table:table-cell>
          <table:table-cell office:value-type="string">
            <text:p>Pl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6</text:p>
          </table:table-cell>
          <table:table-cell office:value-type="string">
            <text:p>Paper Bakew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7</text:p>
          </table:table-cell>
          <table:table-cell office:value-type="string">
            <text:p>Paper Cu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8</text:p>
          </table:table-cell>
          <table:table-cell office:value-type="string">
            <text:p>Paper Plat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9</text:p>
          </table:table-cell>
          <table:table-cell office:value-type="string">
            <text:p>Paper Towel Hol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0</text:p>
          </table:table-cell>
          <table:table-cell office:value-type="string">
            <text:p>Paper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1</text:p>
          </table:table-cell>
          <table:table-cell office:value-type="string">
            <text:p>Papper Cu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2</text:p>
          </table:table-cell>
          <table:table-cell office:value-type="string">
            <text:p>Papper Plat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3</text:p>
          </table:table-cell>
          <table:table-cell office:value-type="string">
            <text:p>PARKA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4</text:p>
          </table:table-cell>
          <table:table-cell office:value-type="string">
            <text:p>Parka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</text:p>
          </table:table-cell>
          <table:table-cell office:value-type="string">
            <text:p>12.5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</text:p>
          </table:table-cell>
          <table:table-cell office:value-type="string">
            <text:p>1200 x 16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</text:p>
          </table:table-cell>
          <table:table-cell office:value-type="string">
            <text:p>1200 x 21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</text:p>
          </table:table-cell>
          <table:table-cell office:value-type="string">
            <text:p>1200 x 22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</text:p>
          </table:table-cell>
          <table:table-cell office:value-type="string">
            <text:p>140 X 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</text:p>
          </table:table-cell>
          <table:table-cell office:value-type="string">
            <text:p>140 x 225cm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</text:p>
          </table:table-cell>
          <table:table-cell office:value-type="string">
            <text:p>140X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0</text:p>
          </table:table-cell>
          <table:table-cell office:value-type="string">
            <text:p>145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1</text:p>
          </table:table-cell>
          <table:table-cell office:value-type="string">
            <text:p>145 x 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2</text:p>
          </table:table-cell>
          <table:table-cell office:value-type="string">
            <text:p>145 x 225cm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3</text:p>
          </table:table-cell>
          <table:table-cell office:value-type="string">
            <text:p>145 x 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4</text:p>
          </table:table-cell>
          <table:table-cell office:value-type="string">
            <text:p>145x22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5</text:p>
          </table:table-cell>
          <table:table-cell office:value-type="string">
            <text:p>150x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6</text:p>
          </table:table-cell>
          <table:table-cell office:value-type="string">
            <text:p>1600 x 16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7</text:p>
          </table:table-cell>
          <table:table-cell office:value-type="string">
            <text:p>1600 x 22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8</text:p>
          </table:table-cell>
          <table:table-cell office:value-type="string">
            <text:p>16pc Cutler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29</text:p>
          </table:table-cell>
          <table:table-cell office:value-type="string">
            <text:p>17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0</text:p>
          </table:table-cell>
          <table:table-cell office:value-type="string">
            <text:p>2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1</text:p>
          </table:table-cell>
          <table:table-cell office:value-type="string">
            <text:p>2 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2</text:p>
          </table:table-cell>
          <table:table-cell office:value-type="string">
            <text:p>2 Pack Oxford Pillowca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3</text:p>
          </table:table-cell>
          <table:table-cell office:value-type="string">
            <text:p>2 Pack Standard Pillowca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4</text:p>
          </table:table-cell>
          <table:table-cell office:value-type="string">
            <text:p>2 Pack 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5</text:p>
          </table:table-cell>
          <table:table-cell office:value-type="string">
            <text:p>2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6</text:p>
          </table:table-cell>
          <table:table-cell office:value-type="string">
            <text:p>2.5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7</text:p>
          </table:table-cell>
          <table:table-cell office:value-type="string">
            <text:p>225 x 218cm <text:s text:c="2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8</text:p>
          </table:table-cell>
          <table:table-cell office:value-type="string">
            <text:p>225 x 225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39</text:p>
          </table:table-cell>
          <table:table-cell office:value-type="string">
            <text:p>225 x 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0</text:p>
          </table:table-cell>
          <table:table-cell office:value-type="string">
            <text:p>230 x 218cm <text:s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1</text:p>
          </table:table-cell>
          <table:table-cell office:value-type="string">
            <text:p>230x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2</text:p>
          </table:table-cell>
          <table:table-cell office:value-type="string">
            <text:p>24pc Cutlery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3</text:p>
          </table:table-cell>
          <table:table-cell office:value-type="string">
            <text:p>270 x 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4</text:p>
          </table:table-cell>
          <table:table-cell office:value-type="string">
            <text:p>270x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5</text:p>
          </table:table-cell>
          <table:table-cell office:value-type="string">
            <text:p>280x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6</text:p>
          </table:table-cell>
          <table:table-cell office:value-type="string">
            <text:p>290 x 218cm <text:s text:c="2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7</text:p>
          </table:table-cell>
          <table:table-cell office:value-type="string">
            <text:p>290 x 250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8</text:p>
          </table:table-cell>
          <table:table-cell office:value-type="string">
            <text:p>2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49</text:p>
          </table:table-cell>
          <table:table-cell office:value-type="string">
            <text:p>2Tier Cake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0</text:p>
          </table:table-cell>
          <table:table-cell office:value-type="string">
            <text:p>3 Dimentiona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1</text:p>
          </table:table-cell>
          <table:table-cell office:value-type="string">
            <text:p>3 Div Ser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2</text:p>
          </table:table-cell>
          <table:table-cell office:value-type="string">
            <text:p>3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3</text:p>
          </table:table-cell>
          <table:table-cell office:value-type="string">
            <text:p>3 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4</text:p>
          </table:table-cell>
          <table:table-cell office:value-type="string">
            <text:p>3 Pack 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5</text:p>
          </table:table-cell>
          <table:table-cell office:value-type="string">
            <text:p>3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6</text:p>
          </table:table-cell>
          <table:table-cell office:value-type="string">
            <text:p>3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7</text:p>
          </table:table-cell>
          <table:table-cell office:value-type="string">
            <text:p>3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8</text:p>
          </table:table-cell>
          <table:table-cell office:value-type="string">
            <text:p>3Tier Cake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59</text:p>
          </table:table-cell>
          <table:table-cell office:value-type="string">
            <text:p>4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</text:p>
          </table:table-cell>
          <table:table-cell office:value-type="string">
            <text:p>4 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</text:p>
          </table:table-cell>
          <table:table-cell office:value-type="string">
            <text:p>4 Pack 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</text:p>
          </table:table-cell>
          <table:table-cell office:value-type="string">
            <text:p>4 to 6 Seater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</text:p>
          </table:table-cell>
          <table:table-cell office:value-type="string">
            <text:p>490x218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</text:p>
          </table:table-cell>
          <table:table-cell office:value-type="string">
            <text:p>5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</text:p>
          </table:table-cell>
          <table:table-cell office:value-type="string">
            <text:p>5 M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</text:p>
          </table:table-cell>
          <table:table-cell office:value-type="string">
            <text:p>5 Pack Tea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</text:p>
          </table:table-cell>
          <table:table-cell office:value-type="string">
            <text:p>5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</text:p>
          </table:table-cell>
          <table:table-cell office:value-type="string">
            <text:p>6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</text:p>
          </table:table-cell>
          <table:table-cell office:value-type="string">
            <text:p>6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</text:p>
          </table:table-cell>
          <table:table-cell office:value-type="string">
            <text:p>6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</text:p>
          </table:table-cell>
          <table:table-cell office:value-type="string">
            <text:p>600 x 1000m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</text:p>
          </table:table-cell>
          <table:table-cell office:value-type="string">
            <text:p>8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</text:p>
          </table:table-cell>
          <table:table-cell office:value-type="string">
            <text:p>8 Pic Mult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</text:p>
          </table:table-cell>
          <table:table-cell office:value-type="string">
            <text:p>8 S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</text:p>
          </table:table-cell>
          <table:table-cell office:value-type="string">
            <text:p>8 to 10 Seater Tableclo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</text:p>
          </table:table-cell>
          <table:table-cell office:value-type="string">
            <text:p>9 Draw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</text:p>
          </table:table-cell>
          <table:table-cell office:value-type="string">
            <text:p>A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8</text:p>
          </table:table-cell>
          <table:table-cell office:value-type="string">
            <text:p>A L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9</text:p>
          </table:table-cell>
          <table:table-cell office:value-type="string">
            <text:p>A Line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0</text:p>
          </table:table-cell>
          <table:table-cell office:value-type="string">
            <text:p>A4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1</text:p>
          </table:table-cell>
          <table:table-cell office:value-type="string">
            <text:p>A4 Noteb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2</text:p>
          </table:table-cell>
          <table:table-cell office:value-type="string">
            <text:p>A4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3</text:p>
          </table:table-cell>
          <table:table-cell office:value-type="string">
            <text:p>A5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4</text:p>
          </table:table-cell>
          <table:table-cell office:value-type="string">
            <text:p>A5 Noteb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5</text:p>
          </table:table-cell>
          <table:table-cell office:value-type="string">
            <text:p>A5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6</text:p>
          </table:table-cell>
          <table:table-cell office:value-type="string">
            <text:p>A6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7</text:p>
          </table:table-cell>
          <table:table-cell office:value-type="string">
            <text:p>A6 Noteboo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8</text:p>
          </table:table-cell>
          <table:table-cell office:value-type="string">
            <text:p>A6 Organis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89</text:p>
          </table:table-cell>
          <table:table-cell office:value-type="string">
            <text:p>Accessory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0</text:p>
          </table:table-cell>
          <table:table-cell office:value-type="string">
            <text:p>Active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1</text:p>
          </table:table-cell>
          <table:table-cell office:value-type="string">
            <text:p>Air Fry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2</text:p>
          </table:table-cell>
          <table:table-cell office:value-type="string">
            <text:p>Albu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3</text:p>
          </table:table-cell>
          <table:table-cell office:value-type="string">
            <text:p>Alice B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4</text:p>
          </table:table-cell>
          <table:table-cell office:value-type="string">
            <text:p>ALICEB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5</text:p>
          </table:table-cell>
          <table:table-cell office:value-type="string">
            <text:p>Aliceband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6</text:p>
          </table:table-cell>
          <table:table-cell office:value-type="string">
            <text:p>Al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7</text:p>
          </table:table-cell>
          <table:table-cell office:value-type="string">
            <text:p>All in O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9</text:p>
          </table:table-cell>
          <table:table-cell office:value-type="string">
            <text:p>Powder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7</text:p>
          </table:table-cell>
          <table:table-cell office:value-type="string">
            <text:p>Pomegranat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08</text:p>
          </table:table-cell>
          <table:table-cell office:value-type="string">
            <text:p>Por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0</text:p>
          </table:table-cell>
          <table:table-cell office:value-type="string">
            <text:p>Pumpki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1</text:p>
          </table:table-cell>
          <table:table-cell office:value-type="string">
            <text:p>Purpl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2</text:p>
          </table:table-cell>
          <table:table-cell office:value-type="string">
            <text:p>Raspberr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3</text:p>
          </table:table-cell>
          <table:table-cell office:value-type="string">
            <text:p>Red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4</text:p>
          </table:table-cell>
          <table:table-cell office:value-type="string">
            <text:p>Rose Gol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5</text:p>
          </table:table-cell>
          <table:table-cell office:value-type="string">
            <text:p>Royal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6</text:p>
          </table:table-cell>
          <table:table-cell office:value-type="string">
            <text:p>Rub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7</text:p>
          </table:table-cell>
          <table:table-cell office:value-type="string">
            <text:p>Rus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8</text:p>
          </table:table-cell>
          <table:table-cell office:value-type="string">
            <text:p>Rust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19</text:p>
          </table:table-cell>
          <table:table-cell office:value-type="string">
            <text:p>Saddl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0</text:p>
          </table:table-cell>
          <table:table-cell office:value-type="string">
            <text:p>Sa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1</text:p>
          </table:table-cell>
          <table:table-cell office:value-type="string">
            <text:p>San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2</text:p>
          </table:table-cell>
          <table:table-cell office:value-type="string">
            <text:p>Sea Gree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3</text:p>
          </table:table-cell>
          <table:table-cell office:value-type="string">
            <text:p>Seafoam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4</text:p>
          </table:table-cell>
          <table:table-cell office:value-type="string">
            <text:p>Silv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5</text:p>
          </table:table-cell>
          <table:table-cell office:value-type="string">
            <text:p>Silver Grey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6</text:p>
          </table:table-cell>
          <table:table-cell office:value-type="string">
            <text:p>Silver To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7</text:p>
          </table:table-cell>
          <table:table-cell office:value-type="string">
            <text:p>Sky Blu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8</text:p>
          </table:table-cell>
          <table:table-cell office:value-type="string">
            <text:p>Slat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29</text:p>
          </table:table-cell>
          <table:table-cell office:value-type="string">
            <text:p>Sorbet Pink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0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1</text:p>
          </table:table-cell>
          <table:table-cell office:value-type="string">
            <text:p>Ston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2</text:p>
          </table:table-cell>
          <table:table-cell office:value-type="string">
            <text:p>Sunshi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3</text:p>
          </table:table-cell>
          <table:table-cell office:value-type="string">
            <text:p>Tabasc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4</text:p>
          </table:table-cell>
          <table:table-cell office:value-type="string">
            <text:p>Ta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5</text:p>
          </table:table-cell>
          <table:table-cell office:value-type="string">
            <text:p>Tangerin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6</text:p>
          </table:table-cell>
          <table:table-cell office:value-type="string">
            <text:p>Taup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7</text:p>
          </table:table-cell>
          <table:table-cell office:value-type="string">
            <text:p>Taup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8</text:p>
          </table:table-cell>
          <table:table-cell office:value-type="string">
            <text:p>Teal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39</text:p>
          </table:table-cell>
          <table:table-cell office:value-type="string">
            <text:p>Terracott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0</text:p>
          </table:table-cell>
          <table:table-cell office:value-type="string">
            <text:p>Tobacco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1</text:p>
          </table:table-cell>
          <table:table-cell office:value-type="string">
            <text:p>Turq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2</text:p>
          </table:table-cell>
          <table:table-cell office:value-type="string">
            <text:p>Turquois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3</text:p>
          </table:table-cell>
          <table:table-cell office:value-type="string">
            <text:p>Viole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4</text:p>
          </table:table-cell>
          <table:table-cell office:value-type="string">
            <text:p>Watermelon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5</text:p>
          </table:table-cell>
          <table:table-cell office:value-type="string">
            <text:p>Whit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6</text:p>
          </table:table-cell>
          <table:table-cell office:value-type="string">
            <text:p>White Melang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8</text:p>
          </table:table-cell>
          <table:table-cell office:value-type="string">
            <text:p>Winter Whit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9</text:p>
          </table:table-cell>
          <table:table-cell office:value-type="string">
            <text:p>Yellow Melange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0</text:p>
          </table:table-cell>
          <table:table-cell office:value-type="string">
            <text:p>Plug C B22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1</text:p>
          </table:table-cell>
          <table:table-cell office:value-type="string">
            <text:p>Plug C E12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2</text:p>
          </table:table-cell>
          <table:table-cell office:value-type="string">
            <text:p>Plug C E14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3</text:p>
          </table:table-cell>
          <table:table-cell office:value-type="string">
            <text:p>Plug C E27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4</text:p>
          </table:table-cell>
          <table:table-cell office:value-type="string">
            <text:p>Plug G E14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5</text:p>
          </table:table-cell>
          <table:table-cell office:value-type="string">
            <text:p>Plug G E27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6</text:p>
          </table:table-cell>
          <table:table-cell office:value-type="string">
            <text:p>Plug I E14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7</text:p>
          </table:table-cell>
          <table:table-cell office:value-type="string">
            <text:p>Plug I E27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8</text:p>
          </table:table-cell>
          <table:table-cell office:value-type="string">
            <text:p>Plug M B22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59</text:p>
          </table:table-cell>
          <table:table-cell office:value-type="string">
            <text:p>Plug M E14</text:p>
          </table:table-cell>
        </table:table-row>
        <table:table-row table:style-name="ro1">
          <table:table-cell table:content-validation-name="val7"/>
          <table:table-cell office:value-type="string">
            <text:p>2382</text:p>
          </table:table-cell>
          <table:table-cell office:value-type="string">
            <text:p>2860</text:p>
          </table:table-cell>
          <table:table-cell office:value-type="string">
            <text:p>Plug M E27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847</text:p>
          </table:table-cell>
          <table:table-cell office:value-type="string">
            <text:p>Win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5</text:p>
          </table:table-cell>
          <table:table-cell office:value-type="string">
            <text:p>30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6</text:p>
          </table:table-cell>
          <table:table-cell office:value-type="string">
            <text:p>30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7</text:p>
          </table:table-cell>
          <table:table-cell office:value-type="string">
            <text:p>30cm x 20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8</text:p>
          </table:table-cell>
          <table:table-cell office:value-type="string">
            <text:p>30cm x 20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099</text:p>
          </table:table-cell>
          <table:table-cell office:value-type="string">
            <text:p>30cm x 26cm x 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0</text:p>
          </table:table-cell>
          <table:table-cell office:value-type="string">
            <text:p>30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1</text:p>
          </table:table-cell>
          <table:table-cell office:value-type="string">
            <text:p>30cm x 30cm x 2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2</text:p>
          </table:table-cell>
          <table:table-cell office:value-type="string">
            <text:p>30cm x 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3</text:p>
          </table:table-cell>
          <table:table-cell office:value-type="string">
            <text:p>30cm x 42cm x 4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4</text:p>
          </table:table-cell>
          <table:table-cell office:value-type="string">
            <text:p>30cm x 45c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8</text:p>
          </table:table-cell>
          <table:table-cell office:value-type="string">
            <text:p>Angul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99</text:p>
          </table:table-cell>
          <table:table-cell office:value-type="string">
            <text:p>Ankle Ch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0</text:p>
          </table:table-cell>
          <table:table-cell office:value-type="string">
            <text:p>ANKLET <text:s text:c="3"/>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1</text:p>
          </table:table-cell>
          <table:table-cell office:value-type="string">
            <text:p>Anklet S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2</text:p>
          </table:table-cell>
          <table:table-cell office:value-type="string">
            <text:p>Ape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3</text:p>
          </table:table-cell>
          <table:table-cell office:value-type="string">
            <text:p>Apr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4</text:p>
          </table:table-cell>
          <table:table-cell office:value-type="string">
            <text:p>Arm Cuf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5</text:p>
          </table:table-cell>
          <table:table-cell office:value-type="string">
            <text:p>Arm War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6</text:p>
          </table:table-cell>
          <table:table-cell office:value-type="string">
            <text:p>Armb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7</text:p>
          </table:table-cell>
          <table:table-cell office:value-type="string">
            <text:p>Asht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8</text:p>
          </table:table-cell>
          <table:table-cell office:value-type="string">
            <text:p>Assorted St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09</text:p>
          </table:table-cell>
          <table:table-cell office:value-type="string">
            <text:p>Athlet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0</text:p>
          </table:table-cell>
          <table:table-cell office:value-type="string">
            <text:p>Athletic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1</text:p>
          </table:table-cell>
          <table:table-cell office:value-type="string">
            <text:p>Aviat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2</text:p>
          </table:table-cell>
          <table:table-cell office:value-type="string">
            <text:p>Aviator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3</text:p>
          </table:table-cell>
          <table:table-cell office:value-type="string">
            <text:p>BABYDO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4</text:p>
          </table:table-cell>
          <table:table-cell office:value-type="string">
            <text:p>Back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5</text:p>
          </table:table-cell>
          <table:table-cell office:value-type="string">
            <text:p>BACK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6</text:p>
          </table:table-cell>
          <table:table-cell office:value-type="string">
            <text:p>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7</text:p>
          </table:table-cell>
          <table:table-cell office:value-type="string">
            <text:p>Bag C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8</text:p>
          </table:table-cell>
          <table:table-cell office:value-type="string">
            <text:p>Baguette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19</text:p>
          </table:table-cell>
          <table:table-cell office:value-type="string">
            <text:p>Bakers R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0</text:p>
          </table:table-cell>
          <table:table-cell office:value-type="string">
            <text:p>Baking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1</text:p>
          </table:table-cell>
          <table:table-cell office:value-type="string">
            <text:p>Baking Tray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2</text:p>
          </table:table-cell>
          <table:table-cell office:value-type="string">
            <text:p>Balconett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3</text:p>
          </table:table-cell>
          <table:table-cell office:value-type="string">
            <text:p>Bale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4</text:p>
          </table:table-cell>
          <table:table-cell office:value-type="string">
            <text:p>Ball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5</text:p>
          </table:table-cell>
          <table:table-cell office:value-type="string">
            <text:p>Balloon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6</text:p>
          </table:table-cell>
          <table:table-cell office:value-type="string">
            <text:p>Bandan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7</text:p>
          </table:table-cell>
          <table:table-cell office:value-type="string">
            <text:p>Bandeau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8</text:p>
          </table:table-cell>
          <table:table-cell office:value-type="string">
            <text:p>Band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29</text:p>
          </table:table-cell>
          <table:table-cell office:value-type="string">
            <text:p>Bang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0</text:p>
          </table:table-cell>
          <table:table-cell office:value-type="string">
            <text:p>Bar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1</text:p>
          </table:table-cell>
          <table:table-cell office:value-type="string">
            <text:p>Bar Gif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2</text:p>
          </table:table-cell>
          <table:table-cell office:value-type="string">
            <text:p>Bar Ligh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3</text:p>
          </table:table-cell>
          <table:table-cell office:value-type="string">
            <text:p>Bar Un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4</text:p>
          </table:table-cell>
          <table:table-cell office:value-type="string">
            <text:p>Barr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5</text:p>
          </table:table-cell>
          <table:table-cell office:value-type="string">
            <text:p>Barrel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6</text:p>
          </table:table-cell>
          <table:table-cell office:value-type="string">
            <text:p>B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7</text:p>
          </table:table-cell>
          <table:table-cell office:value-type="string">
            <text:p>Baseball C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8</text:p>
          </table:table-cell>
          <table:table-cell office:value-type="string">
            <text:p>Baseball Sh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39</text:p>
          </table:table-cell>
          <table:table-cell office:value-type="string">
            <text:p>Basting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0</text:p>
          </table:table-cell>
          <table:table-cell office:value-type="string">
            <text:p>Bat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1</text:p>
          </table:table-cell>
          <table:table-cell office:value-type="string">
            <text:p>Bath Accessor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2</text:p>
          </table:table-cell>
          <table:table-cell office:value-type="string">
            <text:p>Bath Additi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3</text:p>
          </table:table-cell>
          <table:table-cell office:value-type="string">
            <text:p>Bath Bomb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4</text:p>
          </table:table-cell>
          <table:table-cell office:value-type="string">
            <text:p>Bath Cra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</text:p>
          </table:table-cell>
          <table:table-cell office:value-type="string">
            <text:p>Bath Crysta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</text:p>
          </table:table-cell>
          <table:table-cell office:value-type="string">
            <text:p>Bath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7</text:p>
          </table:table-cell>
          <table:table-cell office:value-type="string">
            <text:p>Bath Ma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8</text:p>
          </table:table-cell>
          <table:table-cell office:value-type="string">
            <text:p>Bath Mat Set Lar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9</text:p>
          </table:table-cell>
          <table:table-cell office:value-type="string">
            <text:p>Bath Mil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0</text:p>
          </table:table-cell>
          <table:table-cell office:value-type="string">
            <text:p>Bath Salt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1</text:p>
          </table:table-cell>
          <table:table-cell office:value-type="string">
            <text:p>Bath Scrub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2</text:p>
          </table:table-cell>
          <table:table-cell office:value-type="string">
            <text:p>Bath Scrunch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3</text:p>
          </table:table-cell>
          <table:table-cell office:value-type="string">
            <text:p>Bath She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4</text:p>
          </table:table-cell>
          <table:table-cell office:value-type="string">
            <text:p>Bath Spon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5</text:p>
          </table:table-cell>
          <table:table-cell office:value-type="string">
            <text:p>Bath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6</text:p>
          </table:table-cell>
          <table:table-cell office:value-type="string">
            <text:p>Bathing Decor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7</text:p>
          </table:table-cell>
          <table:table-cell office:value-type="string">
            <text:p>Batte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8</text:p>
          </table:table-cell>
          <table:table-cell office:value-type="string">
            <text:p>Battery Charg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59</text:p>
          </table:table-cell>
          <table:table-cell office:value-type="string">
            <text:p>BATW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0</text:p>
          </table:table-cell>
          <table:table-cell office:value-type="string">
            <text:p>Beach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1</text:p>
          </table:table-cell>
          <table:table-cell office:value-type="string">
            <text:p>Beach Blan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2</text:p>
          </table:table-cell>
          <table:table-cell office:value-type="string">
            <text:p>Beach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3</text:p>
          </table:table-cell>
          <table:table-cell office:value-type="string">
            <text:p>Beach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4</text:p>
          </table:table-cell>
          <table:table-cell office:value-type="string">
            <text:p>Beach Towel C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5</text:p>
          </table:table-cell>
          <table:table-cell office:value-type="string">
            <text:p>Bea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6</text:p>
          </table:table-cell>
          <table:table-cell office:value-type="string">
            <text:p>Bean Ba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7</text:p>
          </table:table-cell>
          <table:table-cell office:value-type="string">
            <text:p>BEAN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8</text:p>
          </table:table-cell>
          <table:table-cell office:value-type="string">
            <text:p>Beanie and Gl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69</text:p>
          </table:table-cell>
          <table:table-cell office:value-type="string">
            <text:p>B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0</text:p>
          </table:table-cell>
          <table:table-cell office:value-type="string">
            <text:p>Bed B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1</text:p>
          </table:table-cell>
          <table:table-cell office:value-type="string">
            <text:p>Bed Roll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2</text:p>
          </table:table-cell>
          <table:table-cell office:value-type="string">
            <text:p>Bed Wr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3</text:p>
          </table:table-cell>
          <table:table-cell office:value-type="string">
            <text:p>Bedroom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4</text:p>
          </table:table-cell>
          <table:table-cell office:value-type="string">
            <text:p>Be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5</text:p>
          </table:table-cell>
          <table:table-cell office:value-type="string">
            <text:p>Beer Ste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6</text:p>
          </table:table-cell>
          <table:table-cell office:value-type="string">
            <text:p>Be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7</text:p>
          </table:table-cell>
          <table:table-cell office:value-type="string">
            <text:p>Bell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8</text:p>
          </table:table-cell>
          <table:table-cell office:value-type="string">
            <text:p>Ben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79</text:p>
          </table:table-cell>
          <table:table-cell office:value-type="string">
            <text:p>Ber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0</text:p>
          </table:table-cell>
          <table:table-cell office:value-type="string">
            <text:p>BERMUD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1</text:p>
          </table:table-cell>
          <table:table-cell office:value-type="string">
            <text:p>Bermuda and Cr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2</text:p>
          </table:table-cell>
          <table:table-cell office:value-type="string">
            <text:p>Bermuda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3</text:p>
          </table:table-cell>
          <table:table-cell office:value-type="string">
            <text:p>Bib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4</text:p>
          </table:table-cell>
          <table:table-cell office:value-type="string">
            <text:p>BI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5</text:p>
          </table:table-cell>
          <table:table-cell office:value-type="string">
            <text:p>Biker Ja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6</text:p>
          </table:table-cell>
          <table:table-cell office:value-type="string">
            <text:p>Bikini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7</text:p>
          </table:table-cell>
          <table:table-cell office:value-type="string">
            <text:p>Biltong Mak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8</text:p>
          </table:table-cell>
          <table:table-cell office:value-type="string">
            <text:p>B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89</text:p>
          </table:table-cell>
          <table:table-cell office:value-type="string">
            <text:p>Birdcag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0</text:p>
          </table:table-cell>
          <table:table-cell office:value-type="string">
            <text:p>Blan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91</text:p>
          </table:table-cell>
          <table:table-cell office:value-type="string">
            <text:p>Blanket Box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7</text:p>
          </table:table-cell>
          <table:table-cell office:value-type="string">
            <text:p>3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8</text:p>
          </table:table-cell>
          <table:table-cell office:value-type="string">
            <text:p>3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5</text:p>
          </table:table-cell>
          <table:table-cell office:value-type="string">
            <text:p>30cm x 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6</text:p>
          </table:table-cell>
          <table:table-cell office:value-type="string">
            <text:p>30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09</text:p>
          </table:table-cell>
          <table:table-cell office:value-type="string">
            <text:p>30cm x 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0</text:p>
          </table:table-cell>
          <table:table-cell office:value-type="string">
            <text:p>30x12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1</text:p>
          </table:table-cell>
          <table:table-cell office:value-type="string">
            <text:p>30x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2</text:p>
          </table:table-cell>
          <table:table-cell office:value-type="string">
            <text:p>31 x 3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3</text:p>
          </table:table-cell>
          <table:table-cell office:value-type="string">
            <text:p>3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4</text:p>
          </table:table-cell>
          <table:table-cell office:value-type="string">
            <text:p>31cm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5</text:p>
          </table:table-cell>
          <table:table-cell office:value-type="string">
            <text:p>31cm x 21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6</text:p>
          </table:table-cell>
          <table:table-cell office:value-type="string">
            <text:p>31cm x 24cm x 3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7</text:p>
          </table:table-cell>
          <table:table-cell office:value-type="string">
            <text:p>31cm x 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8</text:p>
          </table:table-cell>
          <table:table-cell office:value-type="string">
            <text:p>31cm x 39cm x 6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19</text:p>
          </table:table-cell>
          <table:table-cell office:value-type="string">
            <text:p>32 Pic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0</text:p>
          </table:table-cell>
          <table:table-cell office:value-type="string">
            <text:p>3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1</text:p>
          </table:table-cell>
          <table:table-cell office:value-type="string">
            <text:p>32cm x 1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2</text:p>
          </table:table-cell>
          <table:table-cell office:value-type="string">
            <text:p>32cm x 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3</text:p>
          </table:table-cell>
          <table:table-cell office:value-type="string">
            <text:p>32cm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4</text:p>
          </table:table-cell>
          <table:table-cell office:value-type="string">
            <text:p>32cm x 4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5</text:p>
          </table:table-cell>
          <table:table-cell office:value-type="string">
            <text:p>33 x 1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6</text:p>
          </table:table-cell>
          <table:table-cell office:value-type="string">
            <text:p>33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7</text:p>
          </table:table-cell>
          <table:table-cell office:value-type="string">
            <text:p>33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8</text:p>
          </table:table-cell>
          <table:table-cell office:value-type="string">
            <text:p>33cm x 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29</text:p>
          </table:table-cell>
          <table:table-cell office:value-type="string">
            <text:p>33cm x 3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0</text:p>
          </table:table-cell>
          <table:table-cell office:value-type="string">
            <text:p>33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1</text:p>
          </table:table-cell>
          <table:table-cell office:value-type="string">
            <text:p>34.5 x 124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2</text:p>
          </table:table-cell>
          <table:table-cell office:value-type="string">
            <text:p>3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3</text:p>
          </table:table-cell>
          <table:table-cell office:value-type="string">
            <text:p>34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4</text:p>
          </table:table-cell>
          <table:table-cell office:value-type="string">
            <text:p>34cm x 1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5</text:p>
          </table:table-cell>
          <table:table-cell office:value-type="string">
            <text:p>34cm x 2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6</text:p>
          </table:table-cell>
          <table:table-cell office:value-type="string">
            <text:p>34cm x 3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7</text:p>
          </table:table-cell>
          <table:table-cell office:value-type="string">
            <text:p>35 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8</text:p>
          </table:table-cell>
          <table:table-cell office:value-type="string">
            <text:p>35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39</text:p>
          </table:table-cell>
          <table:table-cell office:value-type="string">
            <text:p>35 x 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0</text:p>
          </table:table-cell>
          <table:table-cell office:value-type="string">
            <text:p>35cm x 25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1</text:p>
          </table:table-cell>
          <table:table-cell office:value-type="string">
            <text:p>35cm x 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2</text:p>
          </table:table-cell>
          <table:table-cell office:value-type="string">
            <text:p>35cm x 35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3</text:p>
          </table:table-cell>
          <table:table-cell office:value-type="string">
            <text:p>35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4</text:p>
          </table:table-cell>
          <table:table-cell office:value-type="string">
            <text:p>35cm x 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5</text:p>
          </table:table-cell>
          <table:table-cell office:value-type="string">
            <text:p>35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6</text:p>
          </table:table-cell>
          <table:table-cell office:value-type="string">
            <text:p>3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7</text:p>
          </table:table-cell>
          <table:table-cell office:value-type="string">
            <text:p>36cm x 2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8</text:p>
          </table:table-cell>
          <table:table-cell office:value-type="string">
            <text:p>36cm x 36cm x 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49</text:p>
          </table:table-cell>
          <table:table-cell office:value-type="string">
            <text:p>37 x 1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0</text:p>
          </table:table-cell>
          <table:table-cell office:value-type="string">
            <text:p>37 x 14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1</text:p>
          </table:table-cell>
          <table:table-cell office:value-type="string">
            <text:p>370cm x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2</text:p>
          </table:table-cell>
          <table:table-cell office:value-type="string">
            <text:p>3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3</text:p>
          </table:table-cell>
          <table:table-cell office:value-type="string">
            <text:p>37cm x 27cm x 4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4</text:p>
          </table:table-cell>
          <table:table-cell office:value-type="string">
            <text:p>37cm x 28cm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5</text:p>
          </table:table-cell>
          <table:table-cell office:value-type="string">
            <text:p>38 x 3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6</text:p>
          </table:table-cell>
          <table:table-cell office:value-type="string">
            <text:p>3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2157</text:p>
          </table:table-cell>
          <table:table-cell office:value-type="string">
            <text:p>39cm x 17cm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6</text:p>
          </table:table-cell>
          <table:table-cell office:value-type="string">
            <text:p>Space Dy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7</text:p>
          </table:table-cell>
          <table:table-cell office:value-type="string">
            <text:p>Spectra Dy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8</text:p>
          </table:table-cell>
          <table:table-cell office:value-type="string">
            <text:p>Fruit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9</text:p>
          </table:table-cell>
          <table:table-cell office:value-type="string">
            <text:p>Grap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0</text:p>
          </table:table-cell>
          <table:table-cell office:value-type="string">
            <text:p>Lemon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1</text:p>
          </table:table-cell>
          <table:table-cell office:value-type="string">
            <text:p>Lemon and Lim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2</text:p>
          </table:table-cell>
          <table:table-cell office:value-type="string">
            <text:p>Lim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3</text:p>
          </table:table-cell>
          <table:table-cell office:value-type="string">
            <text:p>Litchi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4</text:p>
          </table:table-cell>
          <table:table-cell office:value-type="string">
            <text:p>Mango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9</text:p>
          </table:table-cell>
          <table:table-cell office:value-type="string">
            <text:p>Foil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5</text:p>
          </table:table-cell>
          <table:table-cell office:value-type="string">
            <text:p>Mint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6</text:p>
          </table:table-cell>
          <table:table-cell office:value-type="string">
            <text:p>Naartji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7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8</text:p>
          </table:table-cell>
          <table:table-cell office:value-type="string">
            <text:p>Spo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9</text:p>
          </table:table-cell>
          <table:table-cell office:value-type="string">
            <text:p>Spot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0</text:p>
          </table:table-cell>
          <table:table-cell office:value-type="string">
            <text:p>Squar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1</text:p>
          </table:table-cell>
          <table:table-cell office:value-type="string">
            <text:p>St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2</text:p>
          </table:table-cell>
          <table:table-cell office:value-type="string">
            <text:p>Star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3</text:p>
          </table:table-cell>
          <table:table-cell office:value-type="string">
            <text:p>Stitch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4</text:p>
          </table:table-cell>
          <table:table-cell office:value-type="string">
            <text:p>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5</text:p>
          </table:table-cell>
          <table:table-cell office:value-type="string">
            <text:p>Strip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6</text:p>
          </table:table-cell>
          <table:table-cell office:value-type="string">
            <text:p>Styliz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7</text:p>
          </table:table-cell>
          <table:table-cell office:value-type="string">
            <text:p>Sublimatio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8</text:p>
          </table:table-cell>
          <table:table-cell office:value-type="string">
            <text:p>Symbol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19</text:p>
          </table:table-cell>
          <table:table-cell office:value-type="string">
            <text:p>Tartan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0</text:p>
          </table:table-cell>
          <table:table-cell office:value-type="string">
            <text:p>Text Appliqu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1</text:p>
          </table:table-cell>
          <table:table-cell office:value-type="string">
            <text:p>Textur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2</text:p>
          </table:table-cell>
          <table:table-cell office:value-type="string">
            <text:p>Textur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3</text:p>
          </table:table-cell>
          <table:table-cell office:value-type="string">
            <text:p>Tie dy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4</text:p>
          </table:table-cell>
          <table:table-cell office:value-type="string">
            <text:p>Tie Dye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5</text:p>
          </table:table-cell>
          <table:table-cell office:value-type="string">
            <text:p>Tortoiseshel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6</text:p>
          </table:table-cell>
          <table:table-cell office:value-type="string">
            <text:p>Transpor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7</text:p>
          </table:table-cell>
          <table:table-cell office:value-type="string">
            <text:p>Triangl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8</text:p>
          </table:table-cell>
          <table:table-cell office:value-type="string">
            <text:p>Trib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29</text:p>
          </table:table-cell>
          <table:table-cell office:value-type="string">
            <text:p>Tropic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0</text:p>
          </table:table-cell>
          <table:table-cell office:value-type="string">
            <text:p>Twe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1</text:p>
          </table:table-cell>
          <table:table-cell office:value-type="string">
            <text:p>Variegated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2</text:p>
          </table:table-cell>
          <table:table-cell office:value-type="string">
            <text:p>Vertical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3</text:p>
          </table:table-cell>
          <table:table-cell office:value-type="string">
            <text:p>Western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4</text:p>
          </table:table-cell>
          <table:table-cell office:value-type="string">
            <text:p>Wide Rib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5</text:p>
          </table:table-cell>
          <table:table-cell office:value-type="string">
            <text:p>Windowpan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6</text:p>
          </table:table-cell>
          <table:table-cell office:value-type="string">
            <text:p>Windowpane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7</text:p>
          </table:table-cell>
          <table:table-cell office:value-type="string">
            <text:p>Yarn dye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8</text:p>
          </table:table-cell>
          <table:table-cell office:value-type="string">
            <text:p>Yarn dye Melang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39</text:p>
          </table:table-cell>
          <table:table-cell office:value-type="string">
            <text:p>Zigzags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0</text:p>
          </table:table-cell>
          <table:table-cell office:value-type="string">
            <text:p>Appl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1</text:p>
          </table:table-cell>
          <table:table-cell office:value-type="string">
            <text:p>B Punch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2</text:p>
          </table:table-cell>
          <table:table-cell office:value-type="string">
            <text:p>Banana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3</text:p>
          </table:table-cell>
          <table:table-cell office:value-type="string">
            <text:p>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4</text:p>
          </table:table-cell>
          <table:table-cell office:value-type="string">
            <text:p>Berry Blaz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5</text:p>
          </table:table-cell>
          <table:table-cell office:value-type="string">
            <text:p>Blue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6</text:p>
          </table:table-cell>
          <table:table-cell office:value-type="string">
            <text:p>Bubblegum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7</text:p>
          </table:table-cell>
          <table:table-cell office:value-type="string">
            <text:p>Caramel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8</text:p>
          </table:table-cell>
          <table:table-cell office:value-type="string">
            <text:p>Choc Banana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49</text:p>
          </table:table-cell>
          <table:table-cell office:value-type="string">
            <text:p>Choc Caramel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0</text:p>
          </table:table-cell>
          <table:table-cell office:value-type="string">
            <text:p>Choc Straw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1</text:p>
          </table:table-cell>
          <table:table-cell office:value-type="string">
            <text:p>Chocolat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2</text:p>
          </table:table-cell>
          <table:table-cell office:value-type="string">
            <text:p>Cocao Crunch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3</text:p>
          </table:table-cell>
          <table:table-cell office:value-type="string">
            <text:p>Cookies and Cream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4</text:p>
          </table:table-cell>
          <table:table-cell office:value-type="string">
            <text:p>Cran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5</text:p>
          </table:table-cell>
          <table:table-cell office:value-type="string">
            <text:p>Cranberry Almond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6</text:p>
          </table:table-cell>
          <table:table-cell office:value-type="string">
            <text:p>Dbl Choc Crisp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57</text:p>
          </table:table-cell>
          <table:table-cell office:value-type="string">
            <text:p>Espresso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8</text:p>
          </table:table-cell>
          <table:table-cell office:value-type="string">
            <text:p>Orange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69</text:p>
          </table:table-cell>
          <table:table-cell office:value-type="string">
            <text:p>Peach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0</text:p>
          </table:table-cell>
          <table:table-cell office:value-type="string">
            <text:p>Peanut Butter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1</text:p>
          </table:table-cell>
          <table:table-cell office:value-type="string">
            <text:p>Peanut Caramel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2</text:p>
          </table:table-cell>
          <table:table-cell office:value-type="string">
            <text:p>Rooibos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3</text:p>
          </table:table-cell>
          <table:table-cell office:value-type="string">
            <text:p>Straw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4</text:p>
          </table:table-cell>
          <table:table-cell office:value-type="string">
            <text:p>Strawberry Banana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5</text:p>
          </table:table-cell>
          <table:table-cell office:value-type="string">
            <text:p>Sweet Salt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6</text:p>
          </table:table-cell>
          <table:table-cell office:value-type="string">
            <text:p>Tri berry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7</text:p>
          </table:table-cell>
          <table:table-cell office:value-type="string">
            <text:p>Tropical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8</text:p>
          </table:table-cell>
          <table:table-cell office:value-type="string">
            <text:p>Vanilla</text:p>
          </table:table-cell>
        </table:table-row>
        <table:table-row table:style-name="ro1">
          <table:table-cell table:content-validation-name="val7"/>
          <table:table-cell office:value-type="string">
            <text:p>1349</text:p>
          </table:table-cell>
          <table:table-cell office:value-type="string">
            <text:p>2679</text:p>
          </table:table-cell>
          <table:table-cell office:value-type="string">
            <text:p>Wat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0</text:p>
          </table:table-cell>
          <table:table-cell office:value-type="string">
            <text:p>Airforc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1</text:p>
          </table:table-cell>
          <table:table-cell office:value-type="string">
            <text:p>Amb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2</text:p>
          </table:table-cell>
          <table:table-cell office:value-type="string">
            <text:p>Amethyst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3</text:p>
          </table:table-cell>
          <table:table-cell office:value-type="string">
            <text:p>Antique Gol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4</text:p>
          </table:table-cell>
          <table:table-cell office:value-type="string">
            <text:p>Antique Silver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5</text:p>
          </table:table-cell>
          <table:table-cell office:value-type="string">
            <text:p>Apple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6</text:p>
          </table:table-cell>
          <table:table-cell office:value-type="string">
            <text:p>Aqua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7</text:p>
          </table:table-cell>
          <table:table-cell office:value-type="string">
            <text:p>Assorted</text:p>
          </table:table-cell>
        </table:table-row>
        <table:table-row table:style-name="ro1">
          <table:table-cell table:content-validation-name="val7"/>
          <table:table-cell office:value-type="string">
            <text:p>1350</text:p>
          </table:table-cell>
          <table:table-cell office:value-type="string">
            <text:p>2688</text:p>
          </table:table-cell>
          <table:table-cell office:value-type="string">
            <text:p>Aubergi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6</text:p>
          </table:table-cell>
          <table:table-cell office:value-type="string">
            <text:p>Fruit Bow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7</text:p>
          </table:table-cell>
          <table:table-cell office:value-type="string">
            <text:p>Frying P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8</text:p>
          </table:table-cell>
          <table:table-cell office:value-type="string">
            <text:p>Frying Pan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09</text:p>
          </table:table-cell>
          <table:table-cell office:value-type="string">
            <text:p>Full Brief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0</text:p>
          </table:table-cell>
          <table:table-cell office:value-type="string">
            <text:p>Full Clos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1</text:p>
          </table:table-cell>
          <table:table-cell office:value-type="string">
            <text:p>Full Costu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2</text:p>
          </table:table-cell>
          <table:table-cell office:value-type="string">
            <text:p>Full Costume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3</text:p>
          </table:table-cell>
          <table:table-cell office:value-type="string">
            <text:p>Full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4</text:p>
          </table:table-cell>
          <table:table-cell office:value-type="string">
            <text:p>Full S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5</text:p>
          </table:table-cell>
          <table:table-cell office:value-type="string">
            <text:p>G St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6</text:p>
          </table:table-cell>
          <table:table-cell office:value-type="string">
            <text:p>Gadg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7</text:p>
          </table:table-cell>
          <table:table-cell office:value-type="string">
            <text:p>Gadge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8</text:p>
          </table:table-cell>
          <table:table-cell office:value-type="string">
            <text:p>Gam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19</text:p>
          </table:table-cell>
          <table:table-cell office:value-type="string">
            <text:p>Garden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0</text:p>
          </table:table-cell>
          <table:table-cell office:value-type="string">
            <text:p>Garden Torc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1</text:p>
          </table:table-cell>
          <table:table-cell office:value-type="string">
            <text:p>Garlic P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2</text:p>
          </table:table-cell>
          <table:table-cell office:value-type="string">
            <text:p>Ge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3</text:p>
          </table:table-cell>
          <table:table-cell office:value-type="string">
            <text:p>Geometric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4</text:p>
          </table:table-cell>
          <table:table-cell office:value-type="string">
            <text:p>Gift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5</text:p>
          </table:table-cell>
          <table:table-cell office:value-type="string">
            <text:p>Gift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6</text:p>
          </table:table-cell>
          <table:table-cell office:value-type="string">
            <text:p>Gift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7</text:p>
          </table:table-cell>
          <table:table-cell office:value-type="string">
            <text:p>Gift C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8</text:p>
          </table:table-cell>
          <table:table-cell office:value-type="string">
            <text:p>Gift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29</text:p>
          </table:table-cell>
          <table:table-cell office:value-type="string">
            <text:p>Gift Statione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0</text:p>
          </table:table-cell>
          <table:table-cell office:value-type="string">
            <text:p>Gift Tissue Pa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1</text:p>
          </table:table-cell>
          <table:table-cell office:value-type="string">
            <text:p>Gift Wra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2</text:p>
          </table:table-cell>
          <table:table-cell office:value-type="string">
            <text:p>Gift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3</text:p>
          </table:table-cell>
          <table:table-cell office:value-type="string">
            <text:p>GI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4</text:p>
          </table:table-cell>
          <table:table-cell office:value-type="string">
            <text:p>Gladiat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5</text:p>
          </table:table-cell>
          <table:table-cell office:value-type="string">
            <text:p>Glass Topp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6</text:p>
          </table:table-cell>
          <table:table-cell office:value-type="string">
            <text:p>Glass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7</text:p>
          </table:table-cell>
          <table:table-cell office:value-type="string">
            <text:p>Glo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8</text:p>
          </table:table-cell>
          <table:table-cell office:value-type="string">
            <text:p>Glo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39</text:p>
          </table:table-cell>
          <table:table-cell office:value-type="string">
            <text:p>Gobl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0</text:p>
          </table:table-cell>
          <table:table-cell office:value-type="string">
            <text:p>GOLF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1</text:p>
          </table:table-cell>
          <table:table-cell office:value-type="string">
            <text:p>Gow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2</text:p>
          </table:table-cell>
          <table:table-cell office:value-type="string">
            <text:p>Grandpa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3</text:p>
          </table:table-cell>
          <table:table-cell office:value-type="string">
            <text:p>Gr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4</text:p>
          </table:table-cell>
          <table:table-cell office:value-type="string">
            <text:p>Gravy B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5</text:p>
          </table:table-cell>
          <table:table-cell office:value-type="string">
            <text:p>Gri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6</text:p>
          </table:table-cell>
          <table:table-cell office:value-type="string">
            <text:p>Grind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7</text:p>
          </table:table-cell>
          <table:table-cell office:value-type="string">
            <text:p>Groom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8</text:p>
          </table:table-cell>
          <table:table-cell office:value-type="string">
            <text:p>Grooming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49</text:p>
          </table:table-cell>
          <table:table-cell office:value-type="string">
            <text:p>Grunge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0</text:p>
          </table:table-cell>
          <table:table-cell office:value-type="string">
            <text:p>Gst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1</text:p>
          </table:table-cell>
          <table:table-cell office:value-type="string">
            <text:p>Gues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2</text:p>
          </table:table-cell>
          <table:table-cell office:value-type="string">
            <text:p>Guest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3</text:p>
          </table:table-cell>
          <table:table-cell office:value-type="string">
            <text:p>Guest Towel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4</text:p>
          </table:table-cell>
          <table:table-cell office:value-type="string">
            <text:p>Gum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5</text:p>
          </table:table-cell>
          <table:table-cell office:value-type="string">
            <text:p>GYPS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6</text:p>
          </table:table-cell>
          <table:table-cell office:value-type="string">
            <text:p>Hair B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7</text:p>
          </table:table-cell>
          <table:table-cell office:value-type="string">
            <text:p>Hair Bru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8</text:p>
          </table:table-cell>
          <table:table-cell office:value-type="string">
            <text:p>Hair C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59</text:p>
          </table:table-cell>
          <table:table-cell office:value-type="string">
            <text:p>Hair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0</text:p>
          </table:table-cell>
          <table:table-cell office:value-type="string">
            <text:p>Half Circle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1</text:p>
          </table:table-cell>
          <table:table-cell office:value-type="string">
            <text:p>Half Mo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2</text:p>
          </table:table-cell>
          <table:table-cell office:value-type="string">
            <text:p>Half Rou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3</text:p>
          </table:table-cell>
          <table:table-cell office:value-type="string">
            <text:p>Half Sli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4</text:p>
          </table:table-cell>
          <table:table-cell office:value-type="string">
            <text:p>HAL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5</text:p>
          </table:table-cell>
          <table:table-cell office:value-type="string">
            <text:p>Halter Dre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6</text:p>
          </table:table-cell>
          <table:table-cell office:value-type="string">
            <text:p>Halter Ne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7</text:p>
          </table:table-cell>
          <table:table-cell office:value-type="string">
            <text:p>H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8</text:p>
          </table:table-cell>
          <table:table-cell office:value-type="string">
            <text:p>Hand Crea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69</text:p>
          </table:table-cell>
          <table:table-cell office:value-type="string">
            <text:p>Hand Loti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0</text:p>
          </table:table-cell>
          <table:table-cell office:value-type="string">
            <text:p>Hand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1</text:p>
          </table:table-cell>
          <table:table-cell office:value-type="string">
            <text:p>Hand Wash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2</text:p>
          </table:table-cell>
          <table:table-cell office:value-type="string">
            <text:p>Handchai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3</text:p>
          </table:table-cell>
          <table:table-cell office:value-type="string">
            <text:p>Hang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4</text:p>
          </table:table-cell>
          <table:table-cell office:value-type="string">
            <text:p>Hang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5</text:p>
          </table:table-cell>
          <table:table-cell office:value-type="string">
            <text:p>Hanging Dec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6</text:p>
          </table:table-cell>
          <table:table-cell office:value-type="string">
            <text:p>Hanging Flow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7</text:p>
          </table:table-cell>
          <table:table-cell office:value-type="string">
            <text:p>Hanging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8</text:p>
          </table:table-cell>
          <table:table-cell office:value-type="string">
            <text:p>Hanging Lights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79</text:p>
          </table:table-cell>
          <table:table-cell office:value-type="string">
            <text:p>Hanging Plant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0</text:p>
          </table:table-cell>
          <table:table-cell office:value-type="string">
            <text:p>Harem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1</text:p>
          </table:table-cell>
          <table:table-cell office:value-type="string">
            <text:p>Harringt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2</text:p>
          </table:table-cell>
          <table:table-cell office:value-type="string">
            <text:p>Haurach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3</text:p>
          </table:table-cell>
          <table:table-cell office:value-type="string">
            <text:p>HEADB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4</text:p>
          </table:table-cell>
          <table:table-cell office:value-type="string">
            <text:p>Headband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5</text:p>
          </table:table-cell>
          <table:table-cell office:value-type="string">
            <text:p>Headbo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6</text:p>
          </table:table-cell>
          <table:table-cell office:value-type="string">
            <text:p>Headphon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7</text:p>
          </table:table-cell>
          <table:table-cell office:value-type="string">
            <text:p>Hea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8</text:p>
          </table:table-cell>
          <table:table-cell office:value-type="string">
            <text:p>Heat Pa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89</text:p>
          </table:table-cell>
          <table:table-cell office:value-type="string">
            <text:p>Heat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0</text:p>
          </table:table-cell>
          <table:table-cell office:value-type="string">
            <text:p>Henle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1</text:p>
          </table:table-cell>
          <table:table-cell office:value-type="string">
            <text:p>Hi Bal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2</text:p>
          </table:table-cell>
          <table:table-cell office:value-type="string">
            <text:p>Hi Cu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3</text:p>
          </table:table-cell>
          <table:table-cell office:value-type="string">
            <text:p>Hi T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4</text:p>
          </table:table-cell>
          <table:table-cell office:value-type="string">
            <text:p>Hiddern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5</text:p>
          </table:table-cell>
          <table:table-cell office:value-type="string">
            <text:p>High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6</text:p>
          </table:table-cell>
          <table:table-cell office:value-type="string">
            <text:p>High Waist Shaper Brief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7</text:p>
          </table:table-cell>
          <table:table-cell office:value-type="string">
            <text:p>Hiker Boo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8</text:p>
          </table:table-cell>
          <table:table-cell office:value-type="string">
            <text:p>Hinged Fram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699</text:p>
          </table:table-cell>
          <table:table-cell office:value-type="string">
            <text:p>Hob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0</text:p>
          </table:table-cell>
          <table:table-cell office:value-type="string">
            <text:p>Hobo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1</text:p>
          </table:table-cell>
          <table:table-cell office:value-type="string">
            <text:p>Hold Ba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2</text:p>
          </table:table-cell>
          <table:table-cell office:value-type="string">
            <text:p>Home Fragran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3</text:p>
          </table:table-cell>
          <table:table-cell office:value-type="string">
            <text:p>Hoode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4</text:p>
          </table:table-cell>
          <table:table-cell office:value-type="string">
            <text:p>Hooded Tow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5</text:p>
          </table:table-cell>
          <table:table-cell office:value-type="string">
            <text:p>Hoo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6</text:p>
          </table:table-cell>
          <table:table-cell office:value-type="string">
            <text:p>HO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7</text:p>
          </table:table-cell>
          <table:table-cell office:value-type="string">
            <text:p>Hoop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8</text:p>
          </table:table-cell>
          <table:table-cell office:value-type="string">
            <text:p>Hot Pan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09</text:p>
          </table:table-cell>
          <table:table-cell office:value-type="string">
            <text:p>Hot Tra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0</text:p>
          </table:table-cell>
          <table:table-cell office:value-type="string">
            <text:p>Hot Water Bo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1</text:p>
          </table:table-cell>
          <table:table-cell office:value-type="string">
            <text:p>Hourglas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2</text:p>
          </table:table-cell>
          <table:table-cell office:value-type="string">
            <text:p>Housekeeper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3</text:p>
          </table:table-cell>
          <table:table-cell office:value-type="string">
            <text:p>Hover 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4</text:p>
          </table:table-cell>
          <table:table-cell office:value-type="string">
            <text:p>HUGGI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5</text:p>
          </table:table-cell>
          <table:table-cell office:value-type="string">
            <text:p>Huggie Ear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6</text:p>
          </table:table-cell>
          <table:table-cell office:value-type="string">
            <text:p>Hurrican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7</text:p>
          </table:table-cell>
          <table:table-cell office:value-type="string">
            <text:p>Ice Buck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8</text:p>
          </table:table-cell>
          <table:table-cell office:value-type="string">
            <text:p>ICE CREAM COUP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19</text:p>
          </table:table-cell>
          <table:table-cell office:value-type="string">
            <text:p>Ice Cream Sco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0</text:p>
          </table:table-cell>
          <table:table-cell office:value-type="string">
            <text:p>Ice Loll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1</text:p>
          </table:table-cell>
          <table:table-cell office:value-type="string">
            <text:p>Ice Trays and Cub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2</text:p>
          </table:table-cell>
          <table:table-cell office:value-type="string">
            <text:p>Incense Sti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3</text:p>
          </table:table-cell>
          <table:table-cell office:value-type="string">
            <text:p>Indoor Fantasy Play 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4</text:p>
          </table:table-cell>
          <table:table-cell office:value-type="string">
            <text:p>Inflatab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5</text:p>
          </table:table-cell>
          <table:table-cell office:value-type="string">
            <text:p>Infuser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6</text:p>
          </table:table-cell>
          <table:table-cell office:value-type="string">
            <text:p>Interactive To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7</text:p>
          </table:table-cell>
          <table:table-cell office:value-type="string">
            <text:p>Iro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8</text:p>
          </table:table-cell>
          <table:table-cell office:value-type="string">
            <text:p>Ironing Boar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29</text:p>
          </table:table-cell>
          <table:table-cell office:value-type="string">
            <text:p>Ironing Board Cov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0</text:p>
          </table:table-cell>
          <table:table-cell office:value-type="string">
            <text:p>Jam 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1</text:p>
          </table:table-cell>
          <table:table-cell office:value-type="string">
            <text:p>Jamm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2</text:p>
          </table:table-cell>
          <table:table-cell office:value-type="string">
            <text:p>Jamm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3</text:p>
          </table:table-cell>
          <table:table-cell office:value-type="string">
            <text:p>Ja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4</text:p>
          </table:table-cell>
          <table:table-cell office:value-type="string">
            <text:p>Jean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5</text:p>
          </table:table-cell>
          <table:table-cell office:value-type="string">
            <text:p>Jeans Bel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6</text:p>
          </table:table-cell>
          <table:table-cell office:value-type="string">
            <text:p>Jegg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7</text:p>
          </table:table-cell>
          <table:table-cell office:value-type="string">
            <text:p>Jewelry Stand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8</text:p>
          </table:table-cell>
          <table:table-cell office:value-type="string">
            <text:p>JOGGE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39</text:p>
          </table:table-cell>
          <table:table-cell office:value-type="string">
            <text:p>Jogger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0</text:p>
          </table:table-cell>
          <table:table-cell office:value-type="string">
            <text:p>Jogger Ski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1</text:p>
          </table:table-cell>
          <table:table-cell office:value-type="string">
            <text:p>J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2</text:p>
          </table:table-cell>
          <table:table-cell office:value-type="string">
            <text:p>Juic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3</text:p>
          </table:table-cell>
          <table:table-cell office:value-type="string">
            <text:p>Juice Bo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4</text:p>
          </table:table-cell>
          <table:table-cell office:value-type="string">
            <text:p>Jumpsui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5</text:p>
          </table:table-cell>
          <table:table-cell office:value-type="string">
            <text:p>Kafta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6</text:p>
          </table:table-cell>
          <table:table-cell office:value-type="string">
            <text:p>KD cub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7</text:p>
          </table:table-cell>
          <table:table-cell office:value-type="string">
            <text:p>KD laund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8</text:p>
          </table:table-cell>
          <table:table-cell office:value-type="string">
            <text:p>Kett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49</text:p>
          </table:table-cell>
          <table:table-cell office:value-type="string">
            <text:p>Key Rin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0</text:p>
          </table:table-cell>
          <table:table-cell office:value-type="string">
            <text:p>Key Tasse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1</text:p>
          </table:table-cell>
          <table:table-cell office:value-type="string">
            <text:p>Keyrin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2</text:p>
          </table:table-cell>
          <table:table-cell office:value-type="string">
            <text:p>Kick Flar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3</text:p>
          </table:table-cell>
          <table:table-cell office:value-type="string">
            <text:p>Kids Craf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4</text:p>
          </table:table-cell>
          <table:table-cell office:value-type="string">
            <text:p>Kimono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5</text:p>
          </table:table-cell>
          <table:table-cell office:value-type="string">
            <text:p>King Size Pillowc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6</text:p>
          </table:table-cell>
          <table:table-cell office:value-type="string">
            <text:p>Kitchen acc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7</text:p>
          </table:table-cell>
          <table:table-cell office:value-type="string">
            <text:p>Kitchen Accessori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8</text:p>
          </table:table-cell>
          <table:table-cell office:value-type="string">
            <text:p>Kitchen m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59</text:p>
          </table:table-cell>
          <table:table-cell office:value-type="string">
            <text:p>Knee High Sock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0</text:p>
          </table:table-cell>
          <table:table-cell office:value-type="string">
            <text:p>Knif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1</text:p>
          </table:table-cell>
          <table:table-cell office:value-type="string">
            <text:p>Knife Block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2</text:p>
          </table:table-cell>
          <table:table-cell office:value-type="string">
            <text:p>Kniv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3</text:p>
          </table:table-cell>
          <table:table-cell office:value-type="string">
            <text:p>Kung Fu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4</text:p>
          </table:table-cell>
          <table:table-cell office:value-type="string">
            <text:p>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5</text:p>
          </table:table-cell>
          <table:table-cell office:value-type="string">
            <text:p>Lac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6</text:p>
          </table:table-cell>
          <table:table-cell office:value-type="string">
            <text:p>La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7</text:p>
          </table:table-cell>
          <table:table-cell office:value-type="string">
            <text:p>Lamp Bas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8</text:p>
          </table:table-cell>
          <table:table-cell office:value-type="string">
            <text:p>Lamp Se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69</text:p>
          </table:table-cell>
          <table:table-cell office:value-type="string">
            <text:p>Lamp Shad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0</text:p>
          </table:table-cell>
          <table:table-cell office:value-type="string">
            <text:p>Lanter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1</text:p>
          </table:table-cell>
          <table:table-cell office:value-type="string">
            <text:p>Laptop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2</text:p>
          </table:table-cell>
          <table:table-cell office:value-type="string">
            <text:p>Laptop Bag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3</text:p>
          </table:table-cell>
          <table:table-cell office:value-type="string">
            <text:p>Large Ru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4</text:p>
          </table:table-cell>
          <table:table-cell office:value-type="string">
            <text:p>Lashes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5</text:p>
          </table:table-cell>
          <table:table-cell office:value-type="string">
            <text:p>Laundry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6</text:p>
          </table:table-cell>
          <table:table-cell office:value-type="string">
            <text:p>Laundry Box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777</text:p>
          </table:table-cell>
          <table:table-cell office:value-type="string">
            <text:p>Lava Lam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7</text:p>
          </table:table-cell>
          <table:table-cell office:value-type="string">
            <text:p>Veldskoen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8</text:p>
          </table:table-cell>
          <table:table-cell office:value-type="string">
            <text:p>Ves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59</text:p>
          </table:table-cell>
          <table:table-cell office:value-type="string">
            <text:p>vest and crop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0</text:p>
          </table:table-cell>
          <table:table-cell office:value-type="string">
            <text:p>Vest and shor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1</text:p>
          </table:table-cell>
          <table:table-cell office:value-type="string">
            <text:p>Vinyl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2</text:p>
          </table:table-cell>
          <table:table-cell office:value-type="string">
            <text:p>VISOR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3</text:p>
          </table:table-cell>
          <table:table-cell office:value-type="string">
            <text:p>Votiv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4</text:p>
          </table:table-cell>
          <table:table-cell office:value-type="string">
            <text:p>Votive Candle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5</text:p>
          </table:table-cell>
          <table:table-cell office:value-type="string">
            <text:p>Waist Bag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6</text:p>
          </table:table-cell>
          <table:table-cell office:value-type="string">
            <text:p>Waistcoat</text:p>
          </table:table-cell>
        </table:table-row>
        <table:table-row table:style-name="ro1">
          <table:table-cell table:content-validation-name="val7"/>
          <table:table-cell office:value-type="string">
            <text:p>1002</text:p>
          </table:table-cell>
          <table:table-cell office:value-type="string">
            <text:p>1467</text:p>
          </table:table-cell>
          <table:table-cell office:value-type="string">
            <text:p>Waisted Bel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3</text:p>
          </table:table-cell>
          <table:table-cell office:value-type="string">
            <text:p>Khaki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4</text:p>
          </table:table-cell>
          <table:table-cell office:value-type="string">
            <text:p>Khaki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5</text:p>
          </table:table-cell>
          <table:table-cell office:value-type="string">
            <text:p>Lavend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6</text:p>
          </table:table-cell>
          <table:table-cell office:value-type="string">
            <text:p>Lemo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7</text:p>
          </table:table-cell>
          <table:table-cell office:value-type="string">
            <text:p>LIGHT BEIGE <text:s text:c="18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8</text:p>
          </table:table-cell>
          <table:table-cell office:value-type="string">
            <text:p>LIGHT BLUE <text:s text:c="1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39</text:p>
          </table:table-cell>
          <table:table-cell office:value-type="string">
            <text:p>LIGHT BROWN <text:s text:c="18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0</text:p>
          </table:table-cell>
          <table:table-cell office:value-type="string">
            <text:p>LIGHT BURGANDY <text:s text:c="1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1</text:p>
          </table:table-cell>
          <table:table-cell office:value-type="string">
            <text:p>LIGHT CREAM <text:s text:c="18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2</text:p>
          </table:table-cell>
          <table:table-cell office:value-type="string">
            <text:p>LIGHT GREEN <text:s text:c="18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3</text:p>
          </table:table-cell>
          <table:table-cell office:value-type="string">
            <text:p>LIGHT GREY <text:s text:c="1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4</text:p>
          </table:table-cell>
          <table:table-cell office:value-type="string">
            <text:p>LIGHT ORANGE <text:s text:c="1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5</text:p>
          </table:table-cell>
          <table:table-cell office:value-type="string">
            <text:p>LIGHT PINK <text:s text:c="1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6</text:p>
          </table:table-cell>
          <table:table-cell office:value-type="string">
            <text:p>LIGHT PURPLE <text:s text:c="1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7</text:p>
          </table:table-cell>
          <table:table-cell office:value-type="string">
            <text:p>LIGHT RED <text:s text:c="2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8</text:p>
          </table:table-cell>
          <table:table-cell office:value-type="string">
            <text:p>LIGHT TEAL <text:s text:c="1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49</text:p>
          </table:table-cell>
          <table:table-cell office:value-type="string">
            <text:p>LIGHT YELLOW <text:s text:c="1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0</text:p>
          </table:table-cell>
          <table:table-cell office:value-type="string">
            <text:p>Lilac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1</text:p>
          </table:table-cell>
          <table:table-cell office:value-type="string">
            <text:p>Lim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2</text:p>
          </table:table-cell>
          <table:table-cell office:value-type="string">
            <text:p>Lumo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3</text:p>
          </table:table-cell>
          <table:table-cell office:value-type="string">
            <text:p>Lumo Cora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4</text:p>
          </table:table-cell>
          <table:table-cell office:value-type="string">
            <text:p>Lumo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5</text:p>
          </table:table-cell>
          <table:table-cell office:value-type="string">
            <text:p>Lumo Or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6</text:p>
          </table:table-cell>
          <table:table-cell office:value-type="string">
            <text:p>Lumo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7</text:p>
          </table:table-cell>
          <table:table-cell office:value-type="string">
            <text:p>Lumo Yellow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8</text:p>
          </table:table-cell>
          <table:table-cell office:value-type="string">
            <text:p>Magenta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59</text:p>
          </table:table-cell>
          <table:table-cell office:value-type="string">
            <text:p>MAHOGANY <text:s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0</text:p>
          </table:table-cell>
          <table:table-cell office:value-type="string">
            <text:p>Mango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1</text:p>
          </table:table-cell>
          <table:table-cell office:value-type="string">
            <text:p>Marine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2</text:p>
          </table:table-cell>
          <table:table-cell office:value-type="string">
            <text:p>Maroo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3</text:p>
          </table:table-cell>
          <table:table-cell office:value-type="string">
            <text:p>MAUVE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4</text:p>
          </table:table-cell>
          <table:table-cell office:value-type="string">
            <text:p>Mauvewoo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5</text:p>
          </table:table-cell>
          <table:table-cell office:value-type="string">
            <text:p>METALLIC <text:s text:c="21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6</text:p>
          </table:table-cell>
          <table:table-cell office:value-type="string">
            <text:p>METALLIC X <text:s text:c="1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7</text:p>
          </table:table-cell>
          <table:table-cell office:value-type="string">
            <text:p>MINT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8</text:p>
          </table:table-cell>
          <table:table-cell office:value-type="string">
            <text:p>Mocca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69</text:p>
          </table:table-cell>
          <table:table-cell office:value-type="string">
            <text:p>Mocha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0</text:p>
          </table:table-cell>
          <table:table-cell office:value-type="string">
            <text:p>Mocha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1</text:p>
          </table:table-cell>
          <table:table-cell office:value-type="string">
            <text:p>Mulberr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2</text:p>
          </table:table-cell>
          <table:table-cell office:value-type="string">
            <text:p>MULTI <text:s text:c="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3</text:p>
          </table:table-cell>
          <table:table-cell office:value-type="string">
            <text:p>Multi Brigh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4</text:p>
          </table:table-cell>
          <table:table-cell office:value-type="string">
            <text:p>Multi colors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5</text:p>
          </table:table-cell>
          <table:table-cell office:value-type="string">
            <text:p>Multi Midto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6</text:p>
          </table:table-cell>
          <table:table-cell office:value-type="string">
            <text:p>Multi Natura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7</text:p>
          </table:table-cell>
          <table:table-cell office:value-type="string">
            <text:p>Multi Paste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8</text:p>
          </table:table-cell>
          <table:table-cell office:value-type="string">
            <text:p>Mustar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79</text:p>
          </table:table-cell>
          <table:table-cell office:value-type="string">
            <text:p>Natrua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0</text:p>
          </table:table-cell>
          <table:table-cell office:value-type="string">
            <text:p>NAVY <text:s text:c="2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1</text:p>
          </table:table-cell>
          <table:table-cell office:value-type="string">
            <text:p>NAVY X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2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3</text:p>
          </table:table-cell>
          <table:table-cell office:value-type="string">
            <text:p>Nud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4</text:p>
          </table:table-cell>
          <table:table-cell office:value-type="string">
            <text:p>OATMEAL <text:s text:c="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5</text:p>
          </table:table-cell>
          <table:table-cell office:value-type="string">
            <text:p>OCHRE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6</text:p>
          </table:table-cell>
          <table:table-cell office:value-type="string">
            <text:p>OLIVE <text:s text:c="9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7</text:p>
          </table:table-cell>
          <table:table-cell office:value-type="string">
            <text:p>Opaq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8</text:p>
          </table:table-cell>
          <table:table-cell office:value-type="string">
            <text:p>ORANGE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89</text:p>
          </table:table-cell>
          <table:table-cell office:value-type="string">
            <text:p>Orang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0</text:p>
          </table:table-cell>
          <table:table-cell office:value-type="string">
            <text:p>ORANGE X <text:s text:c="21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1</text:p>
          </table:table-cell>
          <table:table-cell office:value-type="string">
            <text:p>Oxbloo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2</text:p>
          </table:table-cell>
          <table:table-cell office:value-type="string">
            <text:p>Oyst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3</text:p>
          </table:table-cell>
          <table:table-cell office:value-type="string">
            <text:p>Paprika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4</text:p>
          </table:table-cell>
          <table:table-cell office:value-type="string">
            <text:p>PASTELS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5</text:p>
          </table:table-cell>
          <table:table-cell office:value-type="string">
            <text:p>Peach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6</text:p>
          </table:table-cell>
          <table:table-cell office:value-type="string">
            <text:p>Peacoc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7</text:p>
          </table:table-cell>
          <table:table-cell office:value-type="string">
            <text:p>PERIWINKLE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8</text:p>
          </table:table-cell>
          <table:table-cell office:value-type="string">
            <text:p>Perriwink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699</text:p>
          </table:table-cell>
          <table:table-cell office:value-type="string">
            <text:p>Petro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0</text:p>
          </table:table-cell>
          <table:table-cell office:value-type="string">
            <text:p>Pewter Gre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1</text:p>
          </table:table-cell>
          <table:table-cell office:value-type="string">
            <text:p>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2</text:p>
          </table:table-cell>
          <table:table-cell office:value-type="string">
            <text:p>Pink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3</text:p>
          </table:table-cell>
          <table:table-cell office:value-type="string">
            <text:p>PINK X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4</text:p>
          </table:table-cell>
          <table:table-cell office:value-type="string">
            <text:p>PISTACHIO <text:s text:c="5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5</text:p>
          </table:table-cell>
          <table:table-cell office:value-type="string">
            <text:p>Platinum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6</text:p>
          </table:table-cell>
          <table:table-cell office:value-type="string">
            <text:p>PLUM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7</text:p>
          </table:table-cell>
          <table:table-cell office:value-type="string">
            <text:p>Pomegranat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8</text:p>
          </table:table-cell>
          <table:table-cell office:value-type="string">
            <text:p>PORT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09</text:p>
          </table:table-cell>
          <table:table-cell office:value-type="string">
            <text:p>Powder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0</text:p>
          </table:table-cell>
          <table:table-cell office:value-type="string">
            <text:p>Pumpki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1</text:p>
          </table:table-cell>
          <table:table-cell office:value-type="string">
            <text:p>Purp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2</text:p>
          </table:table-cell>
          <table:table-cell office:value-type="string">
            <text:p>Purpl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3</text:p>
          </table:table-cell>
          <table:table-cell office:value-type="string">
            <text:p>PURPLE X <text:s text:c="21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4</text:p>
          </table:table-cell>
          <table:table-cell office:value-type="string">
            <text:p>Raspberr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5</text:p>
          </table:table-cell>
          <table:table-cell office:value-type="string">
            <text:p>RED <text:s text:c="26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6</text:p>
          </table:table-cell>
          <table:table-cell office:value-type="string">
            <text:p>Red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7</text:p>
          </table:table-cell>
          <table:table-cell office:value-type="string">
            <text:p>RED X <text:s text:c="2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8</text:p>
          </table:table-cell>
          <table:table-cell office:value-type="string">
            <text:p>Reg.Denim 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19</text:p>
          </table:table-cell>
          <table:table-cell office:value-type="string">
            <text:p>Rose Gold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0</text:p>
          </table:table-cell>
          <table:table-cell office:value-type="string">
            <text:p>Royal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1</text:p>
          </table:table-cell>
          <table:table-cell office:value-type="string">
            <text:p>Rub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2</text:p>
          </table:table-cell>
          <table:table-cell office:value-type="string">
            <text:p>Rus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3</text:p>
          </table:table-cell>
          <table:table-cell office:value-type="string">
            <text:p>Rust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4</text:p>
          </table:table-cell>
          <table:table-cell office:value-type="string">
            <text:p>Saddl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5</text:p>
          </table:table-cell>
          <table:table-cell office:value-type="string">
            <text:p>Sa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6</text:p>
          </table:table-cell>
          <table:table-cell office:value-type="string">
            <text:p>SAND <text:s text:c="10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7</text:p>
          </table:table-cell>
          <table:table-cell office:value-type="string">
            <text:p>Sea Gree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8</text:p>
          </table:table-cell>
          <table:table-cell office:value-type="string">
            <text:p>SEAFOAM <text:s text:c="7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29</text:p>
          </table:table-cell>
          <table:table-cell office:value-type="string">
            <text:p>Silver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0</text:p>
          </table:table-cell>
          <table:table-cell office:value-type="string">
            <text:p>Silver Grey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1</text:p>
          </table:table-cell>
          <table:table-cell office:value-type="string">
            <text:p>Silver To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2</text:p>
          </table:table-cell>
          <table:table-cell office:value-type="string">
            <text:p>SKY BLU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3</text:p>
          </table:table-cell>
          <table:table-cell office:value-type="string">
            <text:p>Slat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4</text:p>
          </table:table-cell>
          <table:table-cell office:value-type="string">
            <text:p>Sorbet Pink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5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6</text:p>
          </table:table-cell>
          <table:table-cell office:value-type="string">
            <text:p>Ston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7</text:p>
          </table:table-cell>
          <table:table-cell office:value-type="string">
            <text:p>Sunshi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8</text:p>
          </table:table-cell>
          <table:table-cell office:value-type="string">
            <text:p>Tabasco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39</text:p>
          </table:table-cell>
          <table:table-cell office:value-type="string">
            <text:p>Ta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0</text:p>
          </table:table-cell>
          <table:table-cell office:value-type="string">
            <text:p>TANGERI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1</text:p>
          </table:table-cell>
          <table:table-cell office:value-type="string">
            <text:p>Taup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2</text:p>
          </table:table-cell>
          <table:table-cell office:value-type="string">
            <text:p>Taup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3</text:p>
          </table:table-cell>
          <table:table-cell office:value-type="string">
            <text:p>Teal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4</text:p>
          </table:table-cell>
          <table:table-cell office:value-type="string">
            <text:p>TEAL X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5</text:p>
          </table:table-cell>
          <table:table-cell office:value-type="string">
            <text:p>TERRACOTTA <text:s text:c="4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6</text:p>
          </table:table-cell>
          <table:table-cell office:value-type="string">
            <text:p>Tobacco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7</text:p>
          </table:table-cell>
          <table:table-cell office:value-type="string">
            <text:p>Turq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8</text:p>
          </table:table-cell>
          <table:table-cell office:value-type="string">
            <text:p>Turquois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49</text:p>
          </table:table-cell>
          <table:table-cell office:value-type="string">
            <text:p>Vintage.Denim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0</text:p>
          </table:table-cell>
          <table:table-cell office:value-type="string">
            <text:p>Violet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1</text:p>
          </table:table-cell>
          <table:table-cell office:value-type="string">
            <text:p>Watermelon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2</text:p>
          </table:table-cell>
          <table:table-cell office:value-type="string">
            <text:p>Whit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3</text:p>
          </table:table-cell>
          <table:table-cell office:value-type="string">
            <text:p>White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4</text:p>
          </table:table-cell>
          <table:table-cell office:value-type="string">
            <text:p>WHITE X <text:s text:c="22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5</text:p>
          </table:table-cell>
          <table:table-cell office:value-type="string">
            <text:p>Win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6</text:p>
          </table:table-cell>
          <table:table-cell office:value-type="string">
            <text:p>Winter Whit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7</text:p>
          </table:table-cell>
          <table:table-cell office:value-type="string">
            <text:p>YELLOW <text:s text:c="23"/>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8</text:p>
          </table:table-cell>
          <table:table-cell office:value-type="string">
            <text:p>Yellow Melange</text:p>
          </table:table-cell>
        </table:table-row>
        <table:table-row table:style-name="ro1">
          <table:table-cell table:content-validation-name="val7"/>
          <table:table-cell office:value-type="string">
            <text:p>1006</text:p>
          </table:table-cell>
          <table:table-cell office:value-type="string">
            <text:p>1759</text:p>
          </table:table-cell>
          <table:table-cell office:value-type="string">
            <text:p>YELLOW X <text:s text:c="21"/>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0</text:p>
          </table:table-cell>
          <table:table-cell office:value-type="string">
            <text:p>0 Degre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1</text:p>
          </table:table-cell>
          <table:table-cell office:value-type="string">
            <text:p>1.5 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2</text:p>
          </table:table-cell>
          <table:table-cell office:value-type="string">
            <text:p>1.5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3</text:p>
          </table:table-cell>
          <table:table-cell office:value-type="string">
            <text:p>1.5x3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4</text:p>
          </table:table-cell>
          <table:table-cell office:value-type="string">
            <text:p>1.7 L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5</text:p>
          </table:table-cell>
          <table:table-cell office:value-type="string">
            <text:p>10 Degree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6</text:p>
          </table:table-cell>
          <table:table-cell office:value-type="string">
            <text:p>10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7</text:p>
          </table:table-cell>
          <table:table-cell office:value-type="string">
            <text:p>10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8</text:p>
          </table:table-cell>
          <table:table-cell office:value-type="string">
            <text:p>10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69</text:p>
          </table:table-cell>
          <table:table-cell office:value-type="string">
            <text:p>10 x 7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0</text:p>
          </table:table-cell>
          <table:table-cell office:value-type="string">
            <text:p>100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1</text:p>
          </table:table-cell>
          <table:table-cell office:value-type="string">
            <text:p>100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2</text:p>
          </table:table-cell>
          <table:table-cell office:value-type="string">
            <text:p>100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3</text:p>
          </table:table-cell>
          <table:table-cell office:value-type="string">
            <text:p>100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4</text:p>
          </table:table-cell>
          <table:table-cell office:value-type="string">
            <text:p>1000 x 10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5</text:p>
          </table:table-cell>
          <table:table-cell office:value-type="string">
            <text:p>1000 x 22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6</text:p>
          </table:table-cell>
          <table:table-cell office:value-type="string">
            <text:p>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7</text:p>
          </table:table-cell>
          <table:table-cell office:value-type="string">
            <text:p>100cm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8</text:p>
          </table:table-cell>
          <table:table-cell office:value-type="string">
            <text:p>10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79</text:p>
          </table:table-cell>
          <table:table-cell office:value-type="string">
            <text:p>100cm x 13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0</text:p>
          </table:table-cell>
          <table:table-cell office:value-type="string">
            <text:p>100cm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1</text:p>
          </table:table-cell>
          <table:table-cell office:value-type="string">
            <text:p>100x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2</text:p>
          </table:table-cell>
          <table:table-cell office:value-type="string">
            <text:p>101 x 10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3</text:p>
          </table:table-cell>
          <table:table-cell office:value-type="string">
            <text:p>101x135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4</text:p>
          </table:table-cell>
          <table:table-cell office:value-type="string">
            <text:p>101x16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5</text:p>
          </table:table-cell>
          <table:table-cell office:value-type="string">
            <text:p>101x21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6</text:p>
          </table:table-cell>
          <table:table-cell office:value-type="string">
            <text:p>102x17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7</text:p>
          </table:table-cell>
          <table:table-cell office:value-type="string">
            <text:p>10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8</text:p>
          </table:table-cell>
          <table:table-cell office:value-type="string">
            <text:p>108 x 65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89</text:p>
          </table:table-cell>
          <table:table-cell office:value-type="string">
            <text:p>109cm x 19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0</text:p>
          </table:table-cell>
          <table:table-cell office:value-type="string">
            <text:p>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1</text:p>
          </table:table-cell>
          <table:table-cell office:value-type="string">
            <text:p>10cm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2</text:p>
          </table:table-cell>
          <table:table-cell office:value-type="string">
            <text:p>10cm x 10cm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3</text:p>
          </table:table-cell>
          <table:table-cell office:value-type="string">
            <text:p>10cm x 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4</text:p>
          </table:table-cell>
          <table:table-cell office:value-type="string">
            <text:p>10cm x 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5</text:p>
          </table:table-cell>
          <table:table-cell office:value-type="string">
            <text:p>10x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6</text:p>
          </table:table-cell>
          <table:table-cell office:value-type="string">
            <text:p>110 x 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7</text:p>
          </table:table-cell>
          <table:table-cell office:value-type="string">
            <text:p>110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8</text:p>
          </table:table-cell>
          <table:table-cell office:value-type="string">
            <text:p>1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799</text:p>
          </table:table-cell>
          <table:table-cell office:value-type="string">
            <text:p>110cm x 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0</text:p>
          </table:table-cell>
          <table:table-cell office:value-type="string">
            <text:p>110cm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1</text:p>
          </table:table-cell>
          <table:table-cell office:value-type="string">
            <text:p>11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2</text:p>
          </table:table-cell>
          <table:table-cell office:value-type="string">
            <text:p>115 x 15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3</text:p>
          </table:table-cell>
          <table:table-cell office:value-type="string">
            <text:p>115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4</text:p>
          </table:table-cell>
          <table:table-cell office:value-type="string">
            <text:p>11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5</text:p>
          </table:table-cell>
          <table:table-cell office:value-type="string">
            <text:p>11cm x 6cm x 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6</text:p>
          </table:table-cell>
          <table:table-cell office:value-type="string">
            <text:p>12 Pic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7</text:p>
          </table:table-cell>
          <table:table-cell office:value-type="string">
            <text:p>12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8</text:p>
          </table:table-cell>
          <table:table-cell office:value-type="string">
            <text:p>12.5 x 12.5 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09</text:p>
          </table:table-cell>
          <table:table-cell office:value-type="string">
            <text:p>120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0</text:p>
          </table:table-cell>
          <table:table-cell office:value-type="string">
            <text:p>120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1</text:p>
          </table:table-cell>
          <table:table-cell office:value-type="string">
            <text:p>1200 x 16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2</text:p>
          </table:table-cell>
          <table:table-cell office:value-type="string">
            <text:p>1200 x 21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3</text:p>
          </table:table-cell>
          <table:table-cell office:value-type="string">
            <text:p>1200 x 2200m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4</text:p>
          </table:table-cell>
          <table:table-cell office:value-type="string">
            <text:p>1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5</text:p>
          </table:table-cell>
          <table:table-cell office:value-type="string">
            <text:p>120cm x 100x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6</text:p>
          </table:table-cell>
          <table:table-cell office:value-type="string">
            <text:p>12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7</text:p>
          </table:table-cell>
          <table:table-cell office:value-type="string">
            <text:p>12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8</text:p>
          </table:table-cell>
          <table:table-cell office:value-type="string">
            <text:p>120cm x 2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19</text:p>
          </table:table-cell>
          <table:table-cell office:value-type="string">
            <text:p>120cm x 2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0</text:p>
          </table:table-cell>
          <table:table-cell office:value-type="string">
            <text:p>120cm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1</text:p>
          </table:table-cell>
          <table:table-cell office:value-type="string">
            <text:p>125cm x 1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2</text:p>
          </table:table-cell>
          <table:table-cell office:value-type="string">
            <text:p>125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3</text:p>
          </table:table-cell>
          <table:table-cell office:value-type="string">
            <text:p>127cm x 15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4</text:p>
          </table:table-cell>
          <table:table-cell office:value-type="string">
            <text:p>127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5</text:p>
          </table:table-cell>
          <table:table-cell office:value-type="string">
            <text:p>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6</text:p>
          </table:table-cell>
          <table:table-cell office:value-type="string">
            <text:p>12cm x 6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7</text:p>
          </table:table-cell>
          <table:table-cell office:value-type="string">
            <text:p>13 x 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8</text:p>
          </table:table-cell>
          <table:table-cell office:value-type="string">
            <text:p>130cm x 12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29</text:p>
          </table:table-cell>
          <table:table-cell office:value-type="string">
            <text:p>130cm x 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0</text:p>
          </table:table-cell>
          <table:table-cell office:value-type="string">
            <text:p>130cm x 1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1</text:p>
          </table:table-cell>
          <table:table-cell office:value-type="string">
            <text:p>130cm x 1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2</text:p>
          </table:table-cell>
          <table:table-cell office:value-type="string">
            <text:p>130cm x 1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3</text:p>
          </table:table-cell>
          <table:table-cell office:value-type="string">
            <text:p>13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4</text:p>
          </table:table-cell>
          <table:table-cell office:value-type="string">
            <text:p>13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5</text:p>
          </table:table-cell>
          <table:table-cell office:value-type="string">
            <text:p>130cm x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6</text:p>
          </table:table-cell>
          <table:table-cell office:value-type="string">
            <text:p>132x175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7</text:p>
          </table:table-cell>
          <table:table-cell office:value-type="string">
            <text:p>135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8</text:p>
          </table:table-cell>
          <table:table-cell office:value-type="string">
            <text:p>135cm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39</text:p>
          </table:table-cell>
          <table:table-cell office:value-type="string">
            <text:p>137cm x 21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0</text:p>
          </table:table-cell>
          <table:table-cell office:value-type="string">
            <text:p>137cm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1</text:p>
          </table:table-cell>
          <table:table-cell office:value-type="string">
            <text:p>137x213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2</text:p>
          </table:table-cell>
          <table:table-cell office:value-type="string">
            <text:p>139cm x 19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3</text:p>
          </table:table-cell>
          <table:table-cell office:value-type="string">
            <text:p>13cm x 12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4</text:p>
          </table:table-cell>
          <table:table-cell office:value-type="string">
            <text:p>13cm x 19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5</text:p>
          </table:table-cell>
          <table:table-cell office:value-type="string">
            <text:p>13cm x 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6</text:p>
          </table:table-cell>
          <table:table-cell office:value-type="string">
            <text:p>14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7</text:p>
          </table:table-cell>
          <table:table-cell office:value-type="string">
            <text:p>14 x 1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8</text:p>
          </table:table-cell>
          <table:table-cell office:value-type="string">
            <text:p>14 x 7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49</text:p>
          </table:table-cell>
          <table:table-cell office:value-type="string">
            <text:p>14 x 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0</text:p>
          </table:table-cell>
          <table:table-cell office:value-type="string">
            <text:p>140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1</text:p>
          </table:table-cell>
          <table:table-cell office:value-type="string">
            <text:p>140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2</text:p>
          </table:table-cell>
          <table:table-cell office:value-type="string">
            <text:p>140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3</text:p>
          </table:table-cell>
          <table:table-cell office:value-type="string">
            <text:p>140 x 6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4</text:p>
          </table:table-cell>
          <table:table-cell office:value-type="string">
            <text:p>140cm Round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5</text:p>
          </table:table-cell>
          <table:table-cell office:value-type="string">
            <text:p>14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6</text:p>
          </table:table-cell>
          <table:table-cell office:value-type="string">
            <text:p>140cm x 19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7</text:p>
          </table:table-cell>
          <table:table-cell office:value-type="string">
            <text:p>14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8</text:p>
          </table:table-cell>
          <table:table-cell office:value-type="string">
            <text:p>140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59</text:p>
          </table:table-cell>
          <table:table-cell office:value-type="string">
            <text:p>140cm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0</text:p>
          </table:table-cell>
          <table:table-cell office:value-type="string">
            <text:p>140cm x 225cm 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1</text:p>
          </table:table-cell>
          <table:table-cell office:value-type="string">
            <text:p>140cm x 24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2</text:p>
          </table:table-cell>
          <table:table-cell office:value-type="string">
            <text:p>140cm x 7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3</text:p>
          </table:table-cell>
          <table:table-cell office:value-type="string">
            <text:p>140cmx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4</text:p>
          </table:table-cell>
          <table:table-cell office:value-type="string">
            <text:p>140x213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5</text:p>
          </table:table-cell>
          <table:table-cell office:value-type="string">
            <text:p>140x225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6</text:p>
          </table:table-cell>
          <table:table-cell office:value-type="string">
            <text:p>140x27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7</text:p>
          </table:table-cell>
          <table:table-cell office:value-type="string">
            <text:p>145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8</text:p>
          </table:table-cell>
          <table:table-cell office:value-type="string">
            <text:p>145 x 2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69</text:p>
          </table:table-cell>
          <table:table-cell office:value-type="string">
            <text:p>145 x 2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0</text:p>
          </table:table-cell>
          <table:table-cell office:value-type="string">
            <text:p>145cm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1</text:p>
          </table:table-cell>
          <table:table-cell office:value-type="string">
            <text:p>145x213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2</text:p>
          </table:table-cell>
          <table:table-cell office:value-type="string">
            <text:p>146 x 3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3</text:p>
          </table:table-cell>
          <table:table-cell office:value-type="string">
            <text:p>14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4</text:p>
          </table:table-cell>
          <table:table-cell office:value-type="string">
            <text:p>14cm x 17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5</text:p>
          </table:table-cell>
          <table:table-cell office:value-type="string">
            <text:p>15 x 1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6</text:p>
          </table:table-cell>
          <table:table-cell office:value-type="string">
            <text:p>15 x 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7</text:p>
          </table:table-cell>
          <table:table-cell office:value-type="string">
            <text:p>15 x 7.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8</text:p>
          </table:table-cell>
          <table:table-cell office:value-type="string">
            <text:p>150 x 218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79</text:p>
          </table:table-cell>
          <table:table-cell office:value-type="string">
            <text:p>15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0</text:p>
          </table:table-cell>
          <table:table-cell office:value-type="string">
            <text:p>150cm x 1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1</text:p>
          </table:table-cell>
          <table:table-cell office:value-type="string">
            <text:p>150cm x 12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2</text:p>
          </table:table-cell>
          <table:table-cell office:value-type="string">
            <text:p>150cm x 18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3</text:p>
          </table:table-cell>
          <table:table-cell office:value-type="string">
            <text:p>150cm x 20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4</text:p>
          </table:table-cell>
          <table:table-cell office:value-type="string">
            <text:p>150cm x 23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5</text:p>
          </table:table-cell>
          <table:table-cell office:value-type="string">
            <text:p>150cm x 8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6</text:p>
          </table:table-cell>
          <table:table-cell office:value-type="string">
            <text:p>150x30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7</text:p>
          </table:table-cell>
          <table:table-cell office:value-type="string">
            <text:p>152cm x 213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8</text:p>
          </table:table-cell>
          <table:table-cell office:value-type="string">
            <text:p>154cm x 190cm x 45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89</text:p>
          </table:table-cell>
          <table:table-cell office:value-type="string">
            <text:p>155 x 220cm</text:p>
          </table:table-cell>
        </table:table-row>
        <table:table-row table:style-name="ro1">
          <table:table-cell table:content-validation-name="val7"/>
          <table:table-cell office:value-type="string">
            <text:p>1008</text:p>
          </table:table-cell>
          <table:table-cell office:value-type="string">
            <text:p>1890</text:p>
          </table:table-cell>
          <table:table-cell office:value-type="string">
            <text:p>15cm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5</text:p>
          </table:table-cell>
          <table:table-cell office:value-type="string">
            <text:p>Slogan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0</text:p>
          </table:table-cell>
          <table:table-cell office:value-type="string">
            <text:p>Figurativ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1</text:p>
          </table:table-cell>
          <table:table-cell office:value-type="string">
            <text:p>Figurine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2</text:p>
          </table:table-cell>
          <table:table-cell office:value-type="string">
            <text:p>Fine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3</text:p>
          </table:table-cell>
          <table:table-cell office:value-type="string">
            <text:p>Flat Knit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4</text:p>
          </table:table-cell>
          <table:table-cell office:value-type="string">
            <text:p>Flat Rib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5</text:p>
          </table:table-cell>
          <table:table-cell office:value-type="string">
            <text:p>Flor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6</text:p>
          </table:table-cell>
          <table:table-cell office:value-type="string">
            <text:p>Floral Ditsy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7</text:p>
          </table:table-cell>
          <table:table-cell office:value-type="string">
            <text:p>Flor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38</text:p>
          </table:table-cell>
          <table:table-cell office:value-type="string">
            <text:p>Floral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0</text:p>
          </table:table-cell>
          <table:table-cell office:value-type="string">
            <text:p>Folk Flor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1</text:p>
          </table:table-cell>
          <table:table-cell office:value-type="string">
            <text:p>Folkloric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2</text:p>
          </table:table-cell>
          <table:table-cell office:value-type="string">
            <text:p>Geometric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3</text:p>
          </table:table-cell>
          <table:table-cell office:value-type="string">
            <text:p>Geometric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4</text:p>
          </table:table-cell>
          <table:table-cell office:value-type="string">
            <text:p>Gingham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5</text:p>
          </table:table-cell>
          <table:table-cell office:value-type="string">
            <text:p>Graffiti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6</text:p>
          </table:table-cell>
          <table:table-cell office:value-type="string">
            <text:p>Gridlock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7</text:p>
          </table:table-cell>
          <table:table-cell office:value-type="string">
            <text:p>Hear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8</text:p>
          </table:table-cell>
          <table:table-cell office:value-type="string">
            <text:p>Heart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49</text:p>
          </table:table-cell>
          <table:table-cell office:value-type="string">
            <text:p>Heraldic Sublima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0</text:p>
          </table:table-cell>
          <table:table-cell office:value-type="string">
            <text:p>Herringbon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1</text:p>
          </table:table-cell>
          <table:table-cell office:value-type="string">
            <text:p>Hounds Tooth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2</text:p>
          </table:table-cell>
          <table:table-cell office:value-type="string">
            <text:p>Houndstooth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3</text:p>
          </table:table-cell>
          <table:table-cell office:value-type="string">
            <text:p>Icon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4</text:p>
          </table:table-cell>
          <table:table-cell office:value-type="string">
            <text:p>Insect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5</text:p>
          </table:table-cell>
          <table:table-cell office:value-type="string">
            <text:p>Jacquard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6</text:p>
          </table:table-cell>
          <table:table-cell office:value-type="string">
            <text:p>Jaquar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7</text:p>
          </table:table-cell>
          <table:table-cell office:value-type="string">
            <text:p>Lac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8</text:p>
          </table:table-cell>
          <table:table-cell office:value-type="string">
            <text:p>Laid on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59</text:p>
          </table:table-cell>
          <table:table-cell office:value-type="string">
            <text:p>Landsca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0</text:p>
          </table:table-cell>
          <table:table-cell office:value-type="string">
            <text:p>Landscape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1</text:p>
          </table:table-cell>
          <table:table-cell office:value-type="string">
            <text:p>Landscape Sublima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2</text:p>
          </table:table-cell>
          <table:table-cell office:value-type="string">
            <text:p>Logo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3</text:p>
          </table:table-cell>
          <table:table-cell office:value-type="string">
            <text:p>Madras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4</text:p>
          </table:table-cell>
          <table:table-cell office:value-type="string">
            <text:p>Marbl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5</text:p>
          </table:table-cell>
          <table:table-cell office:value-type="string">
            <text:p>Marl Yarn Knitwea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6</text:p>
          </table:table-cell>
          <table:table-cell office:value-type="string">
            <text:p>Marl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7</text:p>
          </table:table-cell>
          <table:table-cell office:value-type="string">
            <text:p>Melang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8</text:p>
          </table:table-cell>
          <table:table-cell office:value-type="string">
            <text:p>Mini check 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69</text:p>
          </table:table-cell>
          <table:table-cell office:value-type="string">
            <text:p>Missoni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0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1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2</text:p>
          </table:table-cell>
          <table:table-cell office:value-type="string">
            <text:p>Not Applicabl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3</text:p>
          </table:table-cell>
          <table:table-cell office:value-type="string">
            <text:p>Novelt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4</text:p>
          </table:table-cell>
          <table:table-cell office:value-type="string">
            <text:p>Novelty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5</text:p>
          </table:table-cell>
          <table:table-cell office:value-type="string">
            <text:p>Numbers Appliqu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6</text:p>
          </table:table-cell>
          <table:table-cell office:value-type="string">
            <text:p>Ombr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7</text:p>
          </table:table-cell>
          <table:table-cell office:value-type="string">
            <text:p>One Colour Prin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8</text:p>
          </table:table-cell>
          <table:table-cell office:value-type="string">
            <text:p>Orienta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79</text:p>
          </table:table-cell>
          <table:table-cell office:value-type="string">
            <text:p>Oriental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0</text:p>
          </table:table-cell>
          <table:table-cell office:value-type="string">
            <text:p>Paint Spatter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1</text:p>
          </table:table-cell>
          <table:table-cell office:value-type="string">
            <text:p>Paintsplatter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2</text:p>
          </table:table-cell>
          <table:table-cell office:value-type="string">
            <text:p>Paisle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3</text:p>
          </table:table-cell>
          <table:table-cell office:value-type="string">
            <text:p>Paisley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4</text:p>
          </table:table-cell>
          <table:table-cell office:value-type="string">
            <text:p>Patchwor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5</text:p>
          </table:table-cell>
          <table:table-cell office:value-type="string">
            <text:p>Patchwork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6</text:p>
          </table:table-cell>
          <table:table-cell office:value-type="string">
            <text:p>Photographic Scree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7</text:p>
          </table:table-cell>
          <table:table-cell office:value-type="string">
            <text:p>Photographic Sublima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8</text:p>
          </table:table-cell>
          <table:table-cell office:value-type="string">
            <text:p>Pin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89</text:p>
          </table:table-cell>
          <table:table-cell office:value-type="string">
            <text:p>Piping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0</text:p>
          </table:table-cell>
          <table:table-cell office:value-type="string">
            <text:p>Placement prin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1</text:p>
          </table:table-cell>
          <table:table-cell office:value-type="string">
            <text:p>Plai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2</text:p>
          </table:table-cell>
          <table:table-cell office:value-type="string">
            <text:p>Plaid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3</text:p>
          </table:table-cell>
          <table:table-cell office:value-type="string">
            <text:p>Plain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4</text:p>
          </table:table-cell>
          <table:table-cell office:value-type="string">
            <text:p>Printed check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5</text:p>
          </table:table-cell>
          <table:table-cell office:value-type="string">
            <text:p>Printed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6</text:p>
          </table:table-cell>
          <table:table-cell office:value-type="string">
            <text:p>Quilted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7</text:p>
          </table:table-cell>
          <table:table-cell office:value-type="string">
            <text:p>Retro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8</text:p>
          </table:table-cell>
          <table:table-cell office:value-type="string">
            <text:p>Retro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599</text:p>
          </table:table-cell>
          <table:table-cell office:value-type="string">
            <text:p>Rugby Stripe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0</text:p>
          </table:table-cell>
          <table:table-cell office:value-type="string">
            <text:p>Scarf Rotary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1</text:p>
          </table:table-cell>
          <table:table-cell office:value-type="string">
            <text:p>Script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2</text:p>
          </table:table-cell>
          <table:table-cell office:value-type="string">
            <text:p>Scroll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3</text:p>
          </table:table-cell>
          <table:table-cell office:value-type="string">
            <text:p>Skins</text:p>
          </table:table-cell>
        </table:table-row>
        <table:table-row table:style-name="ro1">
          <table:table-cell table:content-validation-name="val7"/>
          <table:table-cell office:value-type="string">
            <text:p>1130</text:p>
          </table:table-cell>
          <table:table-cell office:value-type="string">
            <text:p>2604</text:p>
          </table:table-cell>
          <table:table-cell office:value-type="string">
            <text:p>Slogan Applique</text:p>
          </table:table-cell>
        </table:table-row>
        <table:table-row table:style-name="ro1" table:number-rows-repeated="7138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1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9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M27S</meta:editing-duration>
    <meta:editing-cycles>3</meta:editing-cycles>
    <meta:initial-creator>user user</meta:initial-creator>
    <dc:date>2014-08-13T11:42:20.83</dc:date>
    <dc:creator>pankaj bisen</dc:creator>
    <meta:document-statistic meta:table-count="5" meta:cell-count="8776" meta:object-count="0"/>
  </office:meta>
</office:document-meta>
</file>